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4319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6.2217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903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ccluded_RTK_Sakib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UTM Easting</text:p>
          </table:table-cell>
          <table:table-cell office:value-type="string" calcext:value-type="string">
            <text:p>UTM Northing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HDOP</text:p>
          </table:table-cell>
          <table:table-cell office:value-type="string" calcext:value-type="string">
            <text:p>GNGGA Read</text:p>
          </table:table-cell>
          <table:table-cell office:value-type="string" calcext:value-type="string">
            <text:p>Fix Quality</text:p>
          </table:table-cell>
          <table:table-cell office:value-type="string" calcext:value-type="string">
            <text:p>Current Time</text:p>
          </table:table-cell>
        </table:table-row>
        <table:table-row table:style-name="ro2">
          <table:table-cell office:value-type="float" office:value="1707594880.61514" calcext:value-type="float">
            <text:p>1707594880.61514</text:p>
          </table:table-cell>
          <table:table-cell office:value-type="float" office:value="42.3372509233333" calcext:value-type="float">
            <text:p>42.3372509233333</text:p>
          </table:table-cell>
          <table:table-cell office:value-type="float" office:value="-71.08684884" calcext:value-type="float">
            <text:p>-71.08684884</text:p>
          </table:table-cell>
          <table:table-cell office:value-type="float" office:value="0" calcext:value-type="float">
            <text:p>0</text:p>
          </table:table-cell>
          <table:table-cell office:value-type="float" office:value="328084.124831698" calcext:value-type="float">
            <text:p>328084.124831698</text:p>
          </table:table-cell>
          <table:table-cell office:value-type="float" office:value="4689330.97205947" calcext:value-type="float">
            <text:p>4689330.972059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$GNGGA,172708.00,4220.2350554,N,07105.2109304,W,5,06,8.6,15.246,M,-28.727,M,1.0,0061*5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28" calcext:value-type="float">
            <text:p>1707604028</text:p>
          </table:table-cell>
        </table:table-row>
        <table:table-row table:style-name="ro2">
          <table:table-cell office:value-type="float" office:value="1707594881.62369" calcext:value-type="float">
            <text:p>1707594881.62369</text:p>
          </table:table-cell>
          <table:table-cell office:value-type="float" office:value="42.3372487533333" calcext:value-type="float">
            <text:p>42.3372487533333</text:p>
          </table:table-cell>
          <table:table-cell office:value-type="float" office:value="-71.0868491066667" calcext:value-type="float">
            <text:p>-71.0868491066667</text:p>
          </table:table-cell>
          <table:table-cell office:value-type="float" office:value="0" calcext:value-type="float">
            <text:p>0</text:p>
          </table:table-cell>
          <table:table-cell office:value-type="float" office:value="328084.096949136" calcext:value-type="float">
            <text:p>328084.096949136</text:p>
          </table:table-cell>
          <table:table-cell office:value-type="float" office:value="4689330.73163668" calcext:value-type="float">
            <text:p>4689330.731636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$GNGGA,172709.00,4220.2349252,N,07105.2109464,W,5,07,8.6,14.941,M,-28.727,M,2.0,0061*52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29" calcext:value-type="float">
            <text:p>1707604029</text:p>
          </table:table-cell>
        </table:table-row>
        <table:table-row table:style-name="ro2">
          <table:table-cell office:value-type="float" office:value="1707594882.63217" calcext:value-type="float">
            <text:p>1707594882.63217</text:p>
          </table:table-cell>
          <table:table-cell office:value-type="float" office:value="42.3372472583333" calcext:value-type="float">
            <text:p>42.3372472583333</text:p>
          </table:table-cell>
          <table:table-cell office:value-type="float" office:value="-71.0868493216667" calcext:value-type="float">
            <text:p>-71.0868493216667</text:p>
          </table:table-cell>
          <table:table-cell office:value-type="float" office:value="0" calcext:value-type="float">
            <text:p>0</text:p>
          </table:table-cell>
          <table:table-cell office:value-type="float" office:value="328084.075162529" calcext:value-type="float">
            <text:p>328084.075162529</text:p>
          </table:table-cell>
          <table:table-cell office:value-type="float" office:value="4689330.56606303" calcext:value-type="float">
            <text:p>4689330.566063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$GNGGA,172710.00,4220.2348355,N,07105.2109593,W,5,07,8.6,14.846,M,-28.727,M,1.0,0061*5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30" calcext:value-type="float">
            <text:p>1707604030</text:p>
          </table:table-cell>
        </table:table-row>
        <table:table-row table:style-name="ro2">
          <table:table-cell office:value-type="float" office:value="1707594883.64219" calcext:value-type="float">
            <text:p>1707594883.64219</text:p>
          </table:table-cell>
          <table:table-cell office:value-type="float" office:value="45.6705793833333" calcext:value-type="float">
            <text:p>45.6705793833333</text:p>
          </table:table-cell>
          <table:table-cell office:value-type="float" office:value="-71.0868489066667" calcext:value-type="float">
            <text:p>-71.0868489066667</text:p>
          </table:table-cell>
          <table:table-cell office:value-type="float" office:value="0" calcext:value-type="float">
            <text:p>0</text:p>
          </table:table-cell>
          <table:table-cell office:value-type="float" office:value="337455.000564499" calcext:value-type="float">
            <text:p>337455.000564499</text:p>
          </table:table-cell>
          <table:table-cell office:value-type="float" office:value="5059565.61531109" calcext:value-type="float">
            <text:p>5059565.615311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$GNGGA,172711.00,4220.2347630,N,07105.2109344,W,5,07,8.6,14.550,M,-28.727,M,1.0,0061*5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31" calcext:value-type="float">
            <text:p>1707604031</text:p>
          </table:table-cell>
        </table:table-row>
        <table:table-row table:style-name="ro2">
          <table:table-cell office:value-type="float" office:value="1707594884.64975" calcext:value-type="float">
            <text:p>1707594884.64975</text:p>
          </table:table-cell>
          <table:table-cell office:value-type="float" office:value="42.3372451233333" calcext:value-type="float">
            <text:p>42.3372451233333</text:p>
          </table:table-cell>
          <table:table-cell office:value-type="float" office:value="-71.086848645" calcext:value-type="float">
            <text:p>-71.086848645</text:p>
          </table:table-cell>
          <table:table-cell office:value-type="float" office:value="0" calcext:value-type="float">
            <text:p>0</text:p>
          </table:table-cell>
          <table:table-cell office:value-type="float" office:value="328084.125090967" calcext:value-type="float">
            <text:p>328084.125090967</text:p>
          </table:table-cell>
          <table:table-cell office:value-type="float" office:value="4689330.3276195" calcext:value-type="float">
            <text:p>4689330.32761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$GNGGA,172712.00,4220.2347074,N,07105.2109187,W,5,06,8.6,14.267,M,-28.727,M,2.0,0061*56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32" calcext:value-type="float">
            <text:p>1707604032</text:p>
          </table:table-cell>
        </table:table-row>
        <table:table-row table:style-name="ro2">
          <table:table-cell office:value-type="float" office:value="1707594885.65726" calcext:value-type="float">
            <text:p>1707594885.65726</text:p>
          </table:table-cell>
          <table:table-cell office:value-type="float" office:value="42.3372444233333" calcext:value-type="float">
            <text:p>42.3372444233333</text:p>
          </table:table-cell>
          <table:table-cell office:value-type="float" office:value="-71.08684918" calcext:value-type="float">
            <text:p>-71.08684918</text:p>
          </table:table-cell>
          <table:table-cell office:value-type="float" office:value="0" calcext:value-type="float">
            <text:p>0</text:p>
          </table:table-cell>
          <table:table-cell office:value-type="float" office:value="328084.079107921" calcext:value-type="float">
            <text:p>328084.079107921</text:p>
          </table:table-cell>
          <table:table-cell office:value-type="float" office:value="4689330.25097151" calcext:value-type="float">
            <text:p>4689330.250971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$GNGGA,172713.00,4220.2346654,N,07105.2109508,W,5,07,8.6,14.038,M,-28.727,M,1.0,0061*5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33" calcext:value-type="float">
            <text:p>1707604033</text:p>
          </table:table-cell>
        </table:table-row>
        <table:table-row table:style-name="ro2">
          <table:table-cell office:value-type="float" office:value="1707594886.66588" calcext:value-type="float">
            <text:p>1707594886.66588</text:p>
          </table:table-cell>
          <table:table-cell office:value-type="float" office:value="42.3372436433333" calcext:value-type="float">
            <text:p>42.3372436433333</text:p>
          </table:table-cell>
          <table:table-cell office:value-type="float" office:value="-71.0868496116667" calcext:value-type="float">
            <text:p>-71.0868496116667</text:p>
          </table:table-cell>
          <table:table-cell office:value-type="float" office:value="0" calcext:value-type="float">
            <text:p>0</text:p>
          </table:table-cell>
          <table:table-cell office:value-type="float" office:value="328084.041419887" calcext:value-type="float">
            <text:p>328084.041419887</text:p>
          </table:table-cell>
          <table:table-cell office:value-type="float" office:value="4689330.1652312" calcext:value-type="float">
            <text:p>4689330.16523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$GNGGA,172714.00,4220.2346186,N,07105.2109767,W,5,07,8.6,13.757,M,-28.727,M,2.0,0061*55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34" calcext:value-type="float">
            <text:p>1707604034</text:p>
          </table:table-cell>
        </table:table-row>
        <table:table-row table:style-name="ro2">
          <table:table-cell office:value-type="float" office:value="1707594887.6746" calcext:value-type="float">
            <text:p>1707594887.6746</text:p>
          </table:table-cell>
          <table:table-cell office:value-type="float" office:value="42.33724278" calcext:value-type="float">
            <text:p>42.33724278</text:p>
          </table:table-cell>
          <table:table-cell office:value-type="float" office:value="-71.0868504216667" calcext:value-type="float">
            <text:p>-71.0868504216667</text:p>
          </table:table-cell>
          <table:table-cell office:value-type="float" office:value="0" calcext:value-type="float">
            <text:p>0</text:p>
          </table:table-cell>
          <table:table-cell office:value-type="float" office:value="328083.972336122" calcext:value-type="float">
            <text:p>328083.972336122</text:p>
          </table:table-cell>
          <table:table-cell office:value-type="float" office:value="4689330.07100229" calcext:value-type="float">
            <text:p>4689330.071002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$GNGGA,172715.00,4220.2345668,N,07105.2110253,W,5,08,8.6,13.373,M,-28.727,M,1.0,0061*5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35" calcext:value-type="float">
            <text:p>1707604035</text:p>
          </table:table-cell>
        </table:table-row>
        <table:table-row table:style-name="ro2">
          <table:table-cell office:value-type="float" office:value="1707594888.67837" calcext:value-type="float">
            <text:p>1707594888.67837</text:p>
          </table:table-cell>
          <table:table-cell office:value-type="float" office:value="42.3372420033333" calcext:value-type="float">
            <text:p>42.3372420033333</text:p>
          </table:table-cell>
          <table:table-cell office:value-type="float" office:value="-71.0868511816667" calcext:value-type="float">
            <text:p>-71.0868511816667</text:p>
          </table:table-cell>
          <table:table-cell office:value-type="float" office:value="0" calcext:value-type="float">
            <text:p>0</text:p>
          </table:table-cell>
          <table:table-cell office:value-type="float" office:value="328083.907607735" calcext:value-type="float">
            <text:p>328083.907607735</text:p>
          </table:table-cell>
          <table:table-cell office:value-type="float" office:value="4689329.98629595" calcext:value-type="float">
            <text:p>4689329.986295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$GNGGA,172716.00,4220.2345202,N,07105.2110709,W,5,08,8.6,13.020,M,-28.727,M,1.0,0061*5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36" calcext:value-type="float">
            <text:p>1707604036</text:p>
          </table:table-cell>
        </table:table-row>
        <table:table-row table:style-name="ro2">
          <table:table-cell office:value-type="float" office:value="1707594889.68678" calcext:value-type="float">
            <text:p>1707594889.68678</text:p>
          </table:table-cell>
          <table:table-cell office:value-type="float" office:value="42.3372414233333" calcext:value-type="float">
            <text:p>42.3372414233333</text:p>
          </table:table-cell>
          <table:table-cell office:value-type="float" office:value="-71.08685201" calcext:value-type="float">
            <text:p>-71.08685201</text:p>
          </table:table-cell>
          <table:table-cell office:value-type="float" office:value="0" calcext:value-type="float">
            <text:p>0</text:p>
          </table:table-cell>
          <table:table-cell office:value-type="float" office:value="328083.837785708" calcext:value-type="float">
            <text:p>328083.837785708</text:p>
          </table:table-cell>
          <table:table-cell office:value-type="float" office:value="4689329.9235661" calcext:value-type="float">
            <text:p>4689329.92356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$GNGGA,172717.00,4220.2344854,N,07105.2111206,W,1,06,1.2,12.624,M,-28.727,M,2.0,*52</text:p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707604037" calcext:value-type="float">
            <text:p>1707604037</text:p>
          </table:table-cell>
        </table:table-row>
        <table:table-row table:style-name="ro2">
          <table:table-cell office:value-type="float" office:value="1707594890.69591" calcext:value-type="float">
            <text:p>1707594890.69591</text:p>
          </table:table-cell>
          <table:table-cell office:value-type="float" office:value="42.3372408416667" calcext:value-type="float">
            <text:p>42.3372408416667</text:p>
          </table:table-cell>
          <table:table-cell office:value-type="float" office:value="-72.7535199333333" calcext:value-type="float">
            <text:p>-72.7535199333333</text:p>
          </table:table-cell>
          <table:table-cell office:value-type="float" office:value="0" calcext:value-type="float">
            <text:p>0</text:p>
          </table:table-cell>
          <table:table-cell office:value-type="float" office:value="685067.035860554" calcext:value-type="float">
            <text:p>685067.035860554</text:p>
          </table:table-cell>
          <table:table-cell office:value-type="float" office:value="4689664.95224383" calcext:value-type="float">
            <text:p>4689664.9522438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$GNGGA,172718.00,4220.2344505,N,07105.2111960,W,5,07,8.7,12.324,M,-28.727,M,1.0,0061*57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38" calcext:value-type="float">
            <text:p>1707604038</text:p>
          </table:table-cell>
        </table:table-row>
        <table:table-row table:style-name="ro2">
          <table:table-cell office:value-type="float" office:value="1707594891.70527" calcext:value-type="float">
            <text:p>1707594891.70527</text:p>
          </table:table-cell>
          <table:table-cell office:value-type="float" office:value="42.33724044" calcext:value-type="float">
            <text:p>42.33724044</text:p>
          </table:table-cell>
          <table:table-cell office:value-type="float" office:value="-71.0868548616667" calcext:value-type="float">
            <text:p>-71.0868548616667</text:p>
          </table:table-cell>
          <table:table-cell office:value-type="float" office:value="0" calcext:value-type="float">
            <text:p>0</text:p>
          </table:table-cell>
          <table:table-cell office:value-type="float" office:value="328083.600174134" calcext:value-type="float">
            <text:p>328083.600174134</text:p>
          </table:table-cell>
          <table:table-cell office:value-type="float" office:value="4689329.82013996" calcext:value-type="float">
            <text:p>4689329.820139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$GNGGA,172719.00,4220.2344264,N,07105.2112917,W,5,07,8.7,12.042,M,-28.727,M,2.0,0061*55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39" calcext:value-type="float">
            <text:p>1707604039</text:p>
          </table:table-cell>
        </table:table-row>
        <table:table-row table:style-name="ro2">
          <table:table-cell office:value-type="float" office:value="1707594892.71392" calcext:value-type="float">
            <text:p>1707594892.71392</text:p>
          </table:table-cell>
          <table:table-cell office:value-type="float" office:value="42.3372403983333" calcext:value-type="float">
            <text:p>42.3372403983333</text:p>
          </table:table-cell>
          <table:table-cell office:value-type="float" office:value="-71.0868568433333" calcext:value-type="float">
            <text:p>-71.0868568433333</text:p>
          </table:table-cell>
          <table:table-cell office:value-type="float" office:value="0" calcext:value-type="float">
            <text:p>0</text:p>
          </table:table-cell>
          <table:table-cell office:value-type="float" office:value="328083.436802837" calcext:value-type="float">
            <text:p>328083.436802837</text:p>
          </table:table-cell>
          <table:table-cell office:value-type="float" office:value="4689329.81951973" calcext:value-type="float">
            <text:p>4689329.819519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$GNGGA,172720.00,4220.2344239,N,07105.2114106,W,5,07,8.7,11.795,M,-28.727,M,1.0,0061*5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40" calcext:value-type="float">
            <text:p>1707604040</text:p>
          </table:table-cell>
        </table:table-row>
        <table:table-row table:style-name="ro2">
          <table:table-cell office:value-type="float" office:value="1707594893.72246" calcext:value-type="float">
            <text:p>1707594893.72246</text:p>
          </table:table-cell>
          <table:table-cell office:value-type="float" office:value="42.3372402683333" calcext:value-type="float">
            <text:p>42.3372402683333</text:p>
          </table:table-cell>
          <table:table-cell office:value-type="float" office:value="-71.08685862" calcext:value-type="float">
            <text:p>-71.08685862</text:p>
          </table:table-cell>
          <table:table-cell office:value-type="float" office:value="0" calcext:value-type="float">
            <text:p>0</text:p>
          </table:table-cell>
          <table:table-cell office:value-type="float" office:value="328083.290079556" calcext:value-type="float">
            <text:p>328083.290079556</text:p>
          </table:table-cell>
          <table:table-cell office:value-type="float" office:value="4689329.80867631" calcext:value-type="float">
            <text:p>4689329.808676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$GNGGA,172721.00,4220.2344161,N,07105.2115172,W,1,06,1.2,11.428,M,-28.727,M,1.0,*52</text:p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707604041" calcext:value-type="float">
            <text:p>1707604041</text:p>
          </table:table-cell>
        </table:table-row>
        <table:table-row table:style-name="ro2">
          <table:table-cell office:value-type="float" office:value="1707594894.73177" calcext:value-type="float">
            <text:p>1707594894.73177</text:p>
          </table:table-cell>
          <table:table-cell office:value-type="float" office:value="42.3372399783333" calcext:value-type="float">
            <text:p>42.3372399783333</text:p>
          </table:table-cell>
          <table:table-cell office:value-type="float" office:value="-71.08686081" calcext:value-type="float">
            <text:p>-71.08686081</text:p>
          </table:table-cell>
          <table:table-cell office:value-type="float" office:value="0" calcext:value-type="float">
            <text:p>0</text:p>
          </table:table-cell>
          <table:table-cell office:value-type="float" office:value="328083.108868172" calcext:value-type="float">
            <text:p>328083.108868172</text:p>
          </table:table-cell>
          <table:table-cell office:value-type="float" office:value="4689329.78090178" calcext:value-type="float">
            <text:p>4689329.780901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722.00,4220.2343987,N,07105.2116486,W,5,08,1.3,11.102,M,-28.727,M,2.0,0061*5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42" calcext:value-type="float">
            <text:p>1707604042</text:p>
          </table:table-cell>
        </table:table-row>
        <table:table-row table:style-name="ro2">
          <table:table-cell office:value-type="float" office:value="1707594895.74176" calcext:value-type="float">
            <text:p>1707594895.74176</text:p>
          </table:table-cell>
          <table:table-cell office:value-type="float" office:value="45.6705698833333" calcext:value-type="float">
            <text:p>45.6705698833333</text:p>
          </table:table-cell>
          <table:table-cell office:value-type="float" office:value="-71.0868577233333" calcext:value-type="float">
            <text:p>-71.0868577233333</text:p>
          </table:table-cell>
          <table:table-cell office:value-type="float" office:value="0" calcext:value-type="float">
            <text:p>0</text:p>
          </table:table-cell>
          <table:table-cell office:value-type="float" office:value="337454.286328732" calcext:value-type="float">
            <text:p>337454.286328732</text:p>
          </table:table-cell>
          <table:table-cell office:value-type="float" office:value="5059564.5777726" calcext:value-type="float">
            <text:p>5059564.57777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723.00,4220.2341930,N,07105.2114634,W,5,08,1.3,10.987,M,-28.727,M,1.0,0061*5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43" calcext:value-type="float">
            <text:p>1707604043</text:p>
          </table:table-cell>
        </table:table-row>
        <table:table-row table:style-name="ro2">
          <table:table-cell office:value-type="float" office:value="1707594896.75139" calcext:value-type="float">
            <text:p>1707594896.75139</text:p>
          </table:table-cell>
          <table:table-cell office:value-type="float" office:value="42.3372339883333" calcext:value-type="float">
            <text:p>42.3372339883333</text:p>
          </table:table-cell>
          <table:table-cell office:value-type="float" office:value="-71.0868553933333" calcext:value-type="float">
            <text:p>-71.0868553933333</text:p>
          </table:table-cell>
          <table:table-cell office:value-type="float" office:value="0" calcext:value-type="float">
            <text:p>0</text:p>
          </table:table-cell>
          <table:table-cell office:value-type="float" office:value="328083.53879174" calcext:value-type="float">
            <text:p>328083.53879174</text:p>
          </table:table-cell>
          <table:table-cell office:value-type="float" office:value="4689329.10480655" calcext:value-type="float">
            <text:p>4689329.104806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$GNGGA,172724.00,4220.2340393,N,07105.2113236,W,1,06,1.9,10.859,M,-28.727,M,2.0,*5A</text:p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707604044" calcext:value-type="float">
            <text:p>1707604044</text:p>
          </table:table-cell>
        </table:table-row>
        <table:table-row table:style-name="ro2">
          <table:table-cell office:value-type="float" office:value="1707594897.7588" calcext:value-type="float">
            <text:p>1707594897.7588</text:p>
          </table:table-cell>
          <table:table-cell office:value-type="float" office:value="42.3372315116667" calcext:value-type="float">
            <text:p>42.3372315116667</text:p>
          </table:table-cell>
          <table:table-cell office:value-type="float" office:value="-71.086853385" calcext:value-type="float">
            <text:p>-71.086853385</text:p>
          </table:table-cell>
          <table:table-cell office:value-type="float" office:value="0" calcext:value-type="float">
            <text:p>0</text:p>
          </table:table-cell>
          <table:table-cell office:value-type="float" office:value="328083.697497221" calcext:value-type="float">
            <text:p>328083.697497221</text:p>
          </table:table-cell>
          <table:table-cell office:value-type="float" office:value="4689328.82573117" calcext:value-type="float">
            <text:p>4689328.825731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$GNGGA,172725.00,4220.2338907,N,07105.2112031,W,1,06,1.9,10.656,M,-28.727,M,1.0,*55</text:p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707604045" calcext:value-type="float">
            <text:p>1707604045</text:p>
          </table:table-cell>
        </table:table-row>
        <table:table-row table:style-name="ro2">
          <table:table-cell office:value-type="float" office:value="1707594898.76685" calcext:value-type="float">
            <text:p>1707594898.76685</text:p>
          </table:table-cell>
          <table:table-cell office:value-type="float" office:value="42.3372293033333" calcext:value-type="float">
            <text:p>42.3372293033333</text:p>
          </table:table-cell>
          <table:table-cell office:value-type="float" office:value="-71.086852195" calcext:value-type="float">
            <text:p>-71.086852195</text:p>
          </table:table-cell>
          <table:table-cell office:value-type="float" office:value="0" calcext:value-type="float">
            <text:p>0</text:p>
          </table:table-cell>
          <table:table-cell office:value-type="float" office:value="328083.789516317" calcext:value-type="float">
            <text:p>328083.789516317</text:p>
          </table:table-cell>
          <table:table-cell office:value-type="float" office:value="4689328.57810667" calcext:value-type="float">
            <text:p>4689328.578106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726.00,4220.2337582,N,07105.2111317,W,5,07,1.5,10.458,M,-28.727,M,1.0,0061*5E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46" calcext:value-type="float">
            <text:p>1707604046</text:p>
          </table:table-cell>
        </table:table-row>
        <table:table-row table:style-name="ro2">
          <table:table-cell office:value-type="float" office:value="1707594899.77539" calcext:value-type="float">
            <text:p>1707594899.77539</text:p>
          </table:table-cell>
          <table:table-cell office:value-type="float" office:value="42.3372273483333" calcext:value-type="float">
            <text:p>42.3372273483333</text:p>
          </table:table-cell>
          <table:table-cell office:value-type="float" office:value="-71.08685168" calcext:value-type="float">
            <text:p>-71.08685168</text:p>
          </table:table-cell>
          <table:table-cell office:value-type="float" office:value="0" calcext:value-type="float">
            <text:p>0</text:p>
          </table:table-cell>
          <table:table-cell office:value-type="float" office:value="328083.826616526" calcext:value-type="float">
            <text:p>328083.826616526</text:p>
          </table:table-cell>
          <table:table-cell office:value-type="float" office:value="4689328.35997762" calcext:value-type="float">
            <text:p>4689328.359977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727.00,4220.2336409,N,07105.2111008,W,5,07,1.5,10.265,M,-28.727,M,2.0,0061*5A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47" calcext:value-type="float">
            <text:p>1707604047</text:p>
          </table:table-cell>
        </table:table-row>
        <table:table-row table:style-name="ro2">
          <table:table-cell office:value-type="float" office:value="1707594900.78118" calcext:value-type="float">
            <text:p>1707594900.78118</text:p>
          </table:table-cell>
          <table:table-cell office:value-type="float" office:value="42.33722573" calcext:value-type="float">
            <text:p>42.33722573</text:p>
          </table:table-cell>
          <table:table-cell office:value-type="float" office:value="-71.08685063" calcext:value-type="float">
            <text:p>-71.08685063</text:p>
          </table:table-cell>
          <table:table-cell office:value-type="float" office:value="0" calcext:value-type="float">
            <text:p>0</text:p>
          </table:table-cell>
          <table:table-cell office:value-type="float" office:value="328083.908709676" calcext:value-type="float">
            <text:p>328083.908709676</text:p>
          </table:table-cell>
          <table:table-cell office:value-type="float" office:value="4689328.17815116" calcext:value-type="float">
            <text:p>4689328.178151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$GNGGA,172728.00,4220.2335438,N,07105.2110378,W,1,06,1.9,10.098,M,-28.727,M,1.0,*5C</text:p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707604048" calcext:value-type="float">
            <text:p>1707604048</text:p>
          </table:table-cell>
        </table:table-row>
        <table:table-row table:style-name="ro2">
          <table:table-cell office:value-type="float" office:value="1707594901.79027" calcext:value-type="float">
            <text:p>1707594901.79027</text:p>
          </table:table-cell>
          <table:table-cell office:value-type="float" office:value="42.33722413" calcext:value-type="float">
            <text:p>42.33722413</text:p>
          </table:table-cell>
          <table:table-cell office:value-type="float" office:value="-71.086849515" calcext:value-type="float">
            <text:p>-71.086849515</text:p>
          </table:table-cell>
          <table:table-cell office:value-type="float" office:value="0" calcext:value-type="float">
            <text:p>0</text:p>
          </table:table-cell>
          <table:table-cell office:value-type="float" office:value="328083.996207757" calcext:value-type="float">
            <text:p>328083.996207757</text:p>
          </table:table-cell>
          <table:table-cell office:value-type="float" office:value="4689327.99822907" calcext:value-type="float">
            <text:p>4689327.998229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$GNGGA,172729.00,4220.2334478,N,07105.2109709,W,1,06,1.9,9.958,M,-28.727,M,2.0,*6C</text:p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707604049" calcext:value-type="float">
            <text:p>1707604049</text:p>
          </table:table-cell>
        </table:table-row>
        <table:table-row table:style-name="ro2">
          <table:table-cell office:value-type="float" office:value="1707594902.79867" calcext:value-type="float">
            <text:p>1707594902.79867</text:p>
          </table:table-cell>
          <table:table-cell office:value-type="float" office:value="42.337222295" calcext:value-type="float">
            <text:p>42.337222295</text:p>
          </table:table-cell>
          <table:table-cell office:value-type="float" office:value="-71.0868483066667" calcext:value-type="float">
            <text:p>-71.0868483066667</text:p>
          </table:table-cell>
          <table:table-cell office:value-type="float" office:value="0" calcext:value-type="float">
            <text:p>0</text:p>
          </table:table-cell>
          <table:table-cell office:value-type="float" office:value="328084.090754623" calcext:value-type="float">
            <text:p>328084.090754623</text:p>
          </table:table-cell>
          <table:table-cell office:value-type="float" office:value="4689327.79202332" calcext:value-type="float">
            <text:p>4689327.792023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730.00,4220.2333377,N,07105.2108984,W,1,07,1.3,9.751,M,-28.727,M,1.0,*6E</text:p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707604050" calcext:value-type="float">
            <text:p>1707604050</text:p>
          </table:table-cell>
        </table:table-row>
        <table:table-row table:style-name="ro2">
          <table:table-cell office:value-type="float" office:value="1707594903.80716" calcext:value-type="float">
            <text:p>1707594903.80716</text:p>
          </table:table-cell>
          <table:table-cell office:value-type="float" office:value="45.6705541833333" calcext:value-type="float">
            <text:p>45.6705541833333</text:p>
          </table:table-cell>
          <table:table-cell office:value-type="float" office:value="-71.0868473233333" calcext:value-type="float">
            <text:p>-71.0868473233333</text:p>
          </table:table-cell>
          <table:table-cell office:value-type="float" office:value="0" calcext:value-type="float">
            <text:p>0</text:p>
          </table:table-cell>
          <table:table-cell office:value-type="float" office:value="337455.050913429" calcext:value-type="float">
            <text:p>337455.050913429</text:p>
          </table:table-cell>
          <table:table-cell office:value-type="float" office:value="5059562.81240696" calcext:value-type="float">
            <text:p>5059562.812406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731.00,4220.2332510,N,07105.2108394,W,1,07,1.3,9.636,M,-28.727,M,1.0,*62</text:p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707604051" calcext:value-type="float">
            <text:p>1707604051</text:p>
          </table:table-cell>
        </table:table-row>
        <table:table-row table:style-name="ro2">
          <table:table-cell office:value-type="float" office:value="1707594904.81512" calcext:value-type="float">
            <text:p>1707594904.81512</text:p>
          </table:table-cell>
          <table:table-cell office:value-type="float" office:value="42.3372194966667" calcext:value-type="float">
            <text:p>42.3372194966667</text:p>
          </table:table-cell>
          <table:table-cell office:value-type="float" office:value="-71.0868463583333" calcext:value-type="float">
            <text:p>-71.0868463583333</text:p>
          </table:table-cell>
          <table:table-cell office:value-type="float" office:value="0" calcext:value-type="float">
            <text:p>0</text:p>
          </table:table-cell>
          <table:table-cell office:value-type="float" office:value="328084.24364054" calcext:value-type="float">
            <text:p>328084.24364054</text:p>
          </table:table-cell>
          <table:table-cell office:value-type="float" office:value="4689327.47735064" calcext:value-type="float">
            <text:p>4689327.477350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732.00,4220.2331698,N,07105.2107815,W,1,07,1.3,9.548,M,-28.727,M,2.0,*65</text:p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707604052" calcext:value-type="float">
            <text:p>1707604052</text:p>
          </table:table-cell>
        </table:table-row>
        <table:table-row table:style-name="ro2">
          <table:table-cell office:value-type="float" office:value="1707594905.82308" calcext:value-type="float">
            <text:p>1707594905.82308</text:p>
          </table:table-cell>
          <table:table-cell office:value-type="float" office:value="42.3372182433333" calcext:value-type="float">
            <text:p>42.3372182433333</text:p>
          </table:table-cell>
          <table:table-cell office:value-type="float" office:value="-71.086845525" calcext:value-type="float">
            <text:p>-71.086845525</text:p>
          </table:table-cell>
          <table:table-cell office:value-type="float" office:value="0" calcext:value-type="float">
            <text:p>0</text:p>
          </table:table-cell>
          <table:table-cell office:value-type="float" office:value="328084.308878486" calcext:value-type="float">
            <text:p>328084.308878486</text:p>
          </table:table-cell>
          <table:table-cell office:value-type="float" office:value="4689327.33649271" calcext:value-type="float">
            <text:p>4689327.336492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733.00,4220.2330946,N,07105.2107315,W,1,07,1.3,9.436,M,-28.727,M,1.0,*69</text:p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707604053" calcext:value-type="float">
            <text:p>1707604053</text:p>
          </table:table-cell>
        </table:table-row>
        <table:table-row table:style-name="ro2">
          <table:table-cell office:value-type="float" office:value="1707594906.83155" calcext:value-type="float">
            <text:p>1707594906.83155</text:p>
          </table:table-cell>
          <table:table-cell office:value-type="float" office:value="42.337217235" calcext:value-type="float">
            <text:p>42.337217235</text:p>
          </table:table-cell>
          <table:table-cell office:value-type="float" office:value="-71.0868452816667" calcext:value-type="float">
            <text:p>-71.0868452816667</text:p>
          </table:table-cell>
          <table:table-cell office:value-type="float" office:value="0" calcext:value-type="float">
            <text:p>0</text:p>
          </table:table-cell>
          <table:table-cell office:value-type="float" office:value="328084.326177473" calcext:value-type="float">
            <text:p>328084.326177473</text:p>
          </table:table-cell>
          <table:table-cell office:value-type="float" office:value="4689327.22403302" calcext:value-type="float">
            <text:p>4689327.224033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734.00,4220.2330341,N,07105.2107169,W,5,08,1.5,9.382,M,-28.727,M,2.0,0061*6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54" calcext:value-type="float">
            <text:p>1707604054</text:p>
          </table:table-cell>
        </table:table-row>
        <table:table-row table:style-name="ro2">
          <table:table-cell office:value-type="float" office:value="1707594907.8403" calcext:value-type="float">
            <text:p>1707594907.8403</text:p>
          </table:table-cell>
          <table:table-cell office:value-type="float" office:value="42.337216335" calcext:value-type="float">
            <text:p>42.337216335</text:p>
          </table:table-cell>
          <table:table-cell office:value-type="float" office:value="-71.0868447133333" calcext:value-type="float">
            <text:p>-71.0868447133333</text:p>
          </table:table-cell>
          <table:table-cell office:value-type="float" office:value="0" calcext:value-type="float">
            <text:p>0</text:p>
          </table:table-cell>
          <table:table-cell office:value-type="float" office:value="328084.370546508" calcext:value-type="float">
            <text:p>328084.370546508</text:p>
          </table:table-cell>
          <table:table-cell office:value-type="float" office:value="4689327.12294584" calcext:value-type="float">
            <text:p>4689327.122945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$GNGGA,172735.00,4220.2329801,N,07105.2106828,W,1,07,1.2,9.310,M,-28.727,M,1.0,*63</text:p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707604055" calcext:value-type="float">
            <text:p>1707604055</text:p>
          </table:table-cell>
        </table:table-row>
        <table:table-row table:style-name="ro2">
          <table:table-cell office:value-type="float" office:value="1707594908.84891" calcext:value-type="float">
            <text:p>1707594908.84891</text:p>
          </table:table-cell>
          <table:table-cell office:value-type="float" office:value="42.337215555" calcext:value-type="float">
            <text:p>42.337215555</text:p>
          </table:table-cell>
          <table:table-cell office:value-type="float" office:value="-72.7535107333333" calcext:value-type="float">
            <text:p>-72.7535107333333</text:p>
          </table:table-cell>
          <table:table-cell office:value-type="float" office:value="0" calcext:value-type="float">
            <text:p>0</text:p>
          </table:table-cell>
          <table:table-cell office:value-type="float" office:value="685067.867987675" calcext:value-type="float">
            <text:p>685067.867987675</text:p>
          </table:table-cell>
          <table:table-cell office:value-type="float" office:value="4689662.16434973" calcext:value-type="float">
            <text:p>4689662.164349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$GNGGA,172736.00,4220.2329333,N,07105.2106440,W,1,07,1.2,9.315,M,-28.727,M,1.0,*6D</text:p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707604056" calcext:value-type="float">
            <text:p>1707604056</text:p>
          </table:table-cell>
        </table:table-row>
        <table:table-row table:style-name="ro2">
          <table:table-cell office:value-type="float" office:value="1707594909.85744" calcext:value-type="float">
            <text:p>1707594909.85744</text:p>
          </table:table-cell>
          <table:table-cell office:value-type="float" office:value="42.3372149616667" calcext:value-type="float">
            <text:p>42.3372149616667</text:p>
          </table:table-cell>
          <table:table-cell office:value-type="float" office:value="-71.0868435566667" calcext:value-type="float">
            <text:p>-71.0868435566667</text:p>
          </table:table-cell>
          <table:table-cell office:value-type="float" office:value="0" calcext:value-type="float">
            <text:p>0</text:p>
          </table:table-cell>
          <table:table-cell office:value-type="float" office:value="328084.462094974" calcext:value-type="float">
            <text:p>328084.462094974</text:p>
          </table:table-cell>
          <table:table-cell office:value-type="float" office:value="4689326.96810911" calcext:value-type="float">
            <text:p>4689326.968109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$GNGGA,172737.00,4220.2328977,N,07105.2106134,W,1,07,1.2,9.330,M,-28.727,M,2.0,*65</text:p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707604057" calcext:value-type="float">
            <text:p>1707604057</text:p>
          </table:table-cell>
        </table:table-row>
        <table:table-row table:style-name="ro2">
          <table:table-cell office:value-type="float" office:value="1707594910.86588" calcext:value-type="float">
            <text:p>1707594910.86588</text:p>
          </table:table-cell>
          <table:table-cell office:value-type="float" office:value="42.3372151416667" calcext:value-type="float">
            <text:p>42.3372151416667</text:p>
          </table:table-cell>
          <table:table-cell office:value-type="float" office:value="-71.0868443983333" calcext:value-type="float">
            <text:p>-71.0868443983333</text:p>
          </table:table-cell>
          <table:table-cell office:value-type="float" office:value="0" calcext:value-type="float">
            <text:p>0</text:p>
          </table:table-cell>
          <table:table-cell office:value-type="float" office:value="328084.393245545" calcext:value-type="float">
            <text:p>328084.393245545</text:p>
          </table:table-cell>
          <table:table-cell office:value-type="float" office:value="4689326.98979842" calcext:value-type="float">
            <text:p>4689326.989798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GNGGA,172738.00,4220.2329085,N,07105.2106639,W,5,08,2.4,9.260,M,-28.727,M,1.0,0061*6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58" calcext:value-type="float">
            <text:p>1707604058</text:p>
          </table:table-cell>
        </table:table-row>
        <table:table-row table:style-name="ro2">
          <table:table-cell office:value-type="float" office:value="1707594911.8744" calcext:value-type="float">
            <text:p>1707594911.8744</text:p>
          </table:table-cell>
          <table:table-cell office:value-type="float" office:value="42.337216165" calcext:value-type="float">
            <text:p>42.337216165</text:p>
          </table:table-cell>
          <table:table-cell office:value-type="float" office:value="-71.0868477466667" calcext:value-type="float">
            <text:p>-71.0868477466667</text:p>
          </table:table-cell>
          <table:table-cell office:value-type="float" office:value="0" calcext:value-type="float">
            <text:p>0</text:p>
          </table:table-cell>
          <table:table-cell office:value-type="float" office:value="328084.120184824" calcext:value-type="float">
            <text:p>328084.120184824</text:p>
          </table:table-cell>
          <table:table-cell office:value-type="float" office:value="4689327.11020142" calcext:value-type="float">
            <text:p>4689327.110201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739.00,4220.2329699,N,07105.2108648,W,5,09,1.3,9.138,M,-28.727,M,2.0,0061*6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59" calcext:value-type="float">
            <text:p>1707604059</text:p>
          </table:table-cell>
        </table:table-row>
        <table:table-row table:style-name="ro2">
          <table:table-cell office:value-type="float" office:value="1707594912.88837" calcext:value-type="float">
            <text:p>1707594912.88837</text:p>
          </table:table-cell>
          <table:table-cell office:value-type="float" office:value="42.3372167133333" calcext:value-type="float">
            <text:p>42.3372167133333</text:p>
          </table:table-cell>
          <table:table-cell office:value-type="float" office:value="-71.0868502766667" calcext:value-type="float">
            <text:p>-71.0868502766667</text:p>
          </table:table-cell>
          <table:table-cell office:value-type="float" office:value="0" calcext:value-type="float">
            <text:p>0</text:p>
          </table:table-cell>
          <table:table-cell office:value-type="float" office:value="328083.913247334" calcext:value-type="float">
            <text:p>328083.913247334</text:p>
          </table:table-cell>
          <table:table-cell office:value-type="float" office:value="4689327.1762048" calcext:value-type="float">
            <text:p>4689327.17620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740.00,4220.2330028,N,07105.2110166,W,5,09,1.3,9.000,M,-28.727,M,1.0,0061*6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60" calcext:value-type="float">
            <text:p>1707604060</text:p>
          </table:table-cell>
        </table:table-row>
        <table:table-row table:style-name="ro2">
          <table:table-cell office:value-type="float" office:value="1707594913.89491" calcext:value-type="float">
            <text:p>1707594913.89491</text:p>
          </table:table-cell>
          <table:table-cell office:value-type="float" office:value="42.3372167216667" calcext:value-type="float">
            <text:p>42.3372167216667</text:p>
          </table:table-cell>
          <table:table-cell office:value-type="float" office:value="-71.0868508566667" calcext:value-type="float">
            <text:p>-71.0868508566667</text:p>
          </table:table-cell>
          <table:table-cell office:value-type="float" office:value="0" calcext:value-type="float">
            <text:p>0</text:p>
          </table:table-cell>
          <table:table-cell office:value-type="float" office:value="328083.865487269" calcext:value-type="float">
            <text:p>328083.865487269</text:p>
          </table:table-cell>
          <table:table-cell office:value-type="float" office:value="4689327.1783028" calcext:value-type="float">
            <text:p>4689327.17830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GNGGA,172741.00,4220.2330033,N,07105.2110514,W,5,08,2.4,8.908,M,-28.727,M,1.0,0061*6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61" calcext:value-type="float">
            <text:p>1707604061</text:p>
          </table:table-cell>
        </table:table-row>
        <table:table-row table:style-name="ro2">
          <table:table-cell office:value-type="float" office:value="1707594914.90435" calcext:value-type="float">
            <text:p>1707594914.90435</text:p>
          </table:table-cell>
          <table:table-cell office:value-type="float" office:value="45.6705504" calcext:value-type="float">
            <text:p>45.6705504</text:p>
          </table:table-cell>
          <table:table-cell office:value-type="float" office:value="-71.0868531066667" calcext:value-type="float">
            <text:p>-71.0868531066667</text:p>
          </table:table-cell>
          <table:table-cell office:value-type="float" office:value="0" calcext:value-type="float">
            <text:p>0</text:p>
          </table:table-cell>
          <table:table-cell office:value-type="float" office:value="337454.589496809" calcext:value-type="float">
            <text:p>337454.589496809</text:p>
          </table:table-cell>
          <table:table-cell office:value-type="float" office:value="5059562.4038248" calcext:value-type="float">
            <text:p>5059562.40382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742.00,4220.2330240,N,07105.2111864,W,5,10,1.1,8.804,M,-28.727,M,2.0,0061*6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62" calcext:value-type="float">
            <text:p>1707604062</text:p>
          </table:table-cell>
        </table:table-row>
        <table:table-row table:style-name="ro2">
          <table:table-cell office:value-type="float" office:value="1707594915.9142" calcext:value-type="float">
            <text:p>1707594915.9142</text:p>
          </table:table-cell>
          <table:table-cell office:value-type="float" office:value="42.337217235" calcext:value-type="float">
            <text:p>42.337217235</text:p>
          </table:table-cell>
          <table:table-cell office:value-type="float" office:value="-72.7535216166667" calcext:value-type="float">
            <text:p>-72.7535216166667</text:p>
          </table:table-cell>
          <table:table-cell office:value-type="float" office:value="0" calcext:value-type="float">
            <text:p>0</text:p>
          </table:table-cell>
          <table:table-cell office:value-type="float" office:value="685066.966436448" calcext:value-type="float">
            <text:p>685066.966436448</text:p>
          </table:table-cell>
          <table:table-cell office:value-type="float" office:value="4689662.32721373" calcext:value-type="float">
            <text:p>4689662.327213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743.00,4220.2330341,N,07105.2112970,W,5,10,1.1,8.716,M,-28.727,M,1.0,0061*6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63" calcext:value-type="float">
            <text:p>1707604063</text:p>
          </table:table-cell>
        </table:table-row>
        <table:table-row table:style-name="ro2">
          <table:table-cell office:value-type="float" office:value="1707594916.92397" calcext:value-type="float">
            <text:p>1707594916.92397</text:p>
          </table:table-cell>
          <table:table-cell office:value-type="float" office:value="42.3372169883333" calcext:value-type="float">
            <text:p>42.3372169883333</text:p>
          </table:table-cell>
          <table:table-cell office:value-type="float" office:value="-71.0868549533333" calcext:value-type="float">
            <text:p>-71.0868549533333</text:p>
          </table:table-cell>
          <table:table-cell office:value-type="float" office:value="0" calcext:value-type="float">
            <text:p>0</text:p>
          </table:table-cell>
          <table:table-cell office:value-type="float" office:value="328083.528713797" calcext:value-type="float">
            <text:p>328083.528713797</text:p>
          </table:table-cell>
          <table:table-cell office:value-type="float" office:value="4689327.21619675" calcext:value-type="float">
            <text:p>4689327.216196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GNGGA,172744.00,4220.2330193,N,07105.2112972,W,5,08,2.4,8.684,M,-28.727,M,2.0,0061*67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64" calcext:value-type="float">
            <text:p>1707604064</text:p>
          </table:table-cell>
        </table:table-row>
        <table:table-row table:style-name="ro2">
          <table:table-cell office:value-type="float" office:value="1707594917.93338" calcext:value-type="float">
            <text:p>1707594917.93338</text:p>
          </table:table-cell>
          <table:table-cell office:value-type="float" office:value="42.33721676" calcext:value-type="float">
            <text:p>42.33721676</text:p>
          </table:table-cell>
          <table:table-cell office:value-type="float" office:value="-71.0868550133333" calcext:value-type="float">
            <text:p>-71.0868550133333</text:p>
          </table:table-cell>
          <table:table-cell office:value-type="float" office:value="0" calcext:value-type="float">
            <text:p>0</text:p>
          </table:table-cell>
          <table:table-cell office:value-type="float" office:value="328083.52314852" calcext:value-type="float">
            <text:p>328083.52314852</text:p>
          </table:table-cell>
          <table:table-cell office:value-type="float" office:value="4689327.19096338" calcext:value-type="float">
            <text:p>4689327.190963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GNGGA,172745.00,4220.2330056,N,07105.2113008,W,5,08,2.4,8.643,M,-28.727,M,1.0,0061*6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65" calcext:value-type="float">
            <text:p>1707604065</text:p>
          </table:table-cell>
        </table:table-row>
        <table:table-row table:style-name="ro2">
          <table:table-cell office:value-type="float" office:value="1707594918.94285" calcext:value-type="float">
            <text:p>1707594918.94285</text:p>
          </table:table-cell>
          <table:table-cell office:value-type="float" office:value="42.3372165683333" calcext:value-type="float">
            <text:p>42.3372165683333</text:p>
          </table:table-cell>
          <table:table-cell office:value-type="float" office:value="-71.086855295" calcext:value-type="float">
            <text:p>-71.086855295</text:p>
          </table:table-cell>
          <table:table-cell office:value-type="float" office:value="0" calcext:value-type="float">
            <text:p>0</text:p>
          </table:table-cell>
          <table:table-cell office:value-type="float" office:value="328083.499421351" calcext:value-type="float">
            <text:p>328083.499421351</text:p>
          </table:table-cell>
          <table:table-cell office:value-type="float" office:value="4689327.17024974" calcext:value-type="float">
            <text:p>4689327.170249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746.00,4220.2329941,N,07105.2113177,W,5,09,1.3,8.573,M,-28.727,M,1.0,0061*6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66" calcext:value-type="float">
            <text:p>1707604066</text:p>
          </table:table-cell>
        </table:table-row>
        <table:table-row table:style-name="ro2">
          <table:table-cell office:value-type="float" office:value="1707594919.95159" calcext:value-type="float">
            <text:p>1707594919.95159</text:p>
          </table:table-cell>
          <table:table-cell office:value-type="float" office:value="42.337216715" calcext:value-type="float">
            <text:p>42.337216715</text:p>
          </table:table-cell>
          <table:table-cell office:value-type="float" office:value="-71.0868568033333" calcext:value-type="float">
            <text:p>-71.0868568033333</text:p>
          </table:table-cell>
          <table:table-cell office:value-type="float" office:value="0" calcext:value-type="float">
            <text:p>0</text:p>
          </table:table-cell>
          <table:table-cell office:value-type="float" office:value="328083.375558362" calcext:value-type="float">
            <text:p>328083.375558362</text:p>
          </table:table-cell>
          <table:table-cell office:value-type="float" office:value="4689327.18958551" calcext:value-type="float">
            <text:p>4689327.189585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747.00,4220.2330029,N,07105.2114082,W,5,09,1.3,8.464,M,-28.727,M,2.0,0061*6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67" calcext:value-type="float">
            <text:p>1707604067</text:p>
          </table:table-cell>
        </table:table-row>
        <table:table-row table:style-name="ro2">
          <table:table-cell office:value-type="float" office:value="1707594920.96021" calcext:value-type="float">
            <text:p>1707594920.96021</text:p>
          </table:table-cell>
          <table:table-cell office:value-type="float" office:value="42.3372169266667" calcext:value-type="float">
            <text:p>42.3372169266667</text:p>
          </table:table-cell>
          <table:table-cell office:value-type="float" office:value="-71.0868585483333" calcext:value-type="float">
            <text:p>-71.0868585483333</text:p>
          </table:table-cell>
          <table:table-cell office:value-type="float" office:value="0" calcext:value-type="float">
            <text:p>0</text:p>
          </table:table-cell>
          <table:table-cell office:value-type="float" office:value="328083.232374936" calcext:value-type="float">
            <text:p>328083.232374936</text:p>
          </table:table-cell>
          <table:table-cell office:value-type="float" office:value="4689327.21661753" calcext:value-type="float">
            <text:p>4689327.216617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748.00,4220.2330156,N,07105.2115129,W,5,10,1.1,8.376,M,-28.727,M,1.0,0061*67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68" calcext:value-type="float">
            <text:p>1707604068</text:p>
          </table:table-cell>
        </table:table-row>
        <table:table-row table:style-name="ro2">
          <table:table-cell office:value-type="float" office:value="1707594921.96707" calcext:value-type="float">
            <text:p>1707594921.96707</text:p>
          </table:table-cell>
          <table:table-cell office:value-type="float" office:value="42.33721677" calcext:value-type="float">
            <text:p>42.33721677</text:p>
          </table:table-cell>
          <table:table-cell office:value-type="float" office:value="-71.0868587266667" calcext:value-type="float">
            <text:p>-71.0868587266667</text:p>
          </table:table-cell>
          <table:table-cell office:value-type="float" office:value="0" calcext:value-type="float">
            <text:p>0</text:p>
          </table:table-cell>
          <table:table-cell office:value-type="float" office:value="328083.217256172" calcext:value-type="float">
            <text:p>328083.217256172</text:p>
          </table:table-cell>
          <table:table-cell office:value-type="float" office:value="4689327.19958145" calcext:value-type="float">
            <text:p>4689327.199581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749.00,4220.2330062,N,07105.2115236,W,5,09,1.3,8.312,M,-28.727,M,2.0,0061*66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69" calcext:value-type="float">
            <text:p>1707604069</text:p>
          </table:table-cell>
        </table:table-row>
        <table:table-row table:style-name="ro2">
          <table:table-cell office:value-type="float" office:value="1707594922.97523" calcext:value-type="float">
            <text:p>1707594922.97523</text:p>
          </table:table-cell>
          <table:table-cell office:value-type="float" office:value="42.337216735" calcext:value-type="float">
            <text:p>42.337216735</text:p>
          </table:table-cell>
          <table:table-cell office:value-type="float" office:value="-71.08685897" calcext:value-type="float">
            <text:p>-71.08685897</text:p>
          </table:table-cell>
          <table:table-cell office:value-type="float" office:value="0" calcext:value-type="float">
            <text:p>0</text:p>
          </table:table-cell>
          <table:table-cell office:value-type="float" office:value="328083.197113998" calcext:value-type="float">
            <text:p>328083.197113998</text:p>
          </table:table-cell>
          <table:table-cell office:value-type="float" office:value="4689327.19618694" calcext:value-type="float">
            <text:p>4689327.196186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750.00,4220.2330041,N,07105.2115382,W,5,09,1.3,8.248,M,-28.727,M,1.0,0061*6C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70" calcext:value-type="float">
            <text:p>1707604070</text:p>
          </table:table-cell>
        </table:table-row>
        <table:table-row table:style-name="ro2">
          <table:table-cell office:value-type="float" office:value="1707594923.98397" calcext:value-type="float">
            <text:p>1707594923.98397</text:p>
          </table:table-cell>
          <table:table-cell office:value-type="float" office:value="42.3372168433333" calcext:value-type="float">
            <text:p>42.3372168433333</text:p>
          </table:table-cell>
          <table:table-cell office:value-type="float" office:value="-71.0868593483333" calcext:value-type="float">
            <text:p>-71.0868593483333</text:p>
          </table:table-cell>
          <table:table-cell office:value-type="float" office:value="0" calcext:value-type="float">
            <text:p>0</text:p>
          </table:table-cell>
          <table:table-cell office:value-type="float" office:value="328083.16624057" calcext:value-type="float">
            <text:p>328083.16624057</text:p>
          </table:table-cell>
          <table:table-cell office:value-type="float" office:value="4689327.20898145" calcext:value-type="float">
            <text:p>4689327.208981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751.00,4220.2330106,N,07105.2115609,W,5,09,1.3,8.178,M,-28.727,M,1.0,0061*6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71" calcext:value-type="float">
            <text:p>1707604071</text:p>
          </table:table-cell>
        </table:table-row>
        <table:table-row table:style-name="ro2">
          <table:table-cell office:value-type="float" office:value="1707594924.99262" calcext:value-type="float">
            <text:p>1707594924.99262</text:p>
          </table:table-cell>
          <table:table-cell office:value-type="float" office:value="42.3372170683333" calcext:value-type="float">
            <text:p>42.3372170683333</text:p>
          </table:table-cell>
          <table:table-cell office:value-type="float" office:value="-71.086859845" calcext:value-type="float">
            <text:p>-71.086859845</text:p>
          </table:table-cell>
          <table:table-cell office:value-type="float" office:value="0" calcext:value-type="float">
            <text:p>0</text:p>
          </table:table-cell>
          <table:table-cell office:value-type="float" office:value="328083.125936287" calcext:value-type="float">
            <text:p>328083.125936287</text:p>
          </table:table-cell>
          <table:table-cell office:value-type="float" office:value="4689327.23497014" calcext:value-type="float">
            <text:p>4689327.23497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752.00,4220.2330241,N,07105.2115907,W,5,09,1.3,8.106,M,-28.727,M,2.0,0061*6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72" calcext:value-type="float">
            <text:p>1707604072</text:p>
          </table:table-cell>
        </table:table-row>
        <table:table-row table:style-name="ro2">
          <table:table-cell office:value-type="float" office:value="1707594926.00223" calcext:value-type="float">
            <text:p>1707594926.00223</text:p>
          </table:table-cell>
          <table:table-cell office:value-type="float" office:value="42.3372174466667" calcext:value-type="float">
            <text:p>42.3372174466667</text:p>
          </table:table-cell>
          <table:table-cell office:value-type="float" office:value="-71.0868604483333" calcext:value-type="float">
            <text:p>-71.0868604483333</text:p>
          </table:table-cell>
          <table:table-cell office:value-type="float" office:value="0" calcext:value-type="float">
            <text:p>0</text:p>
          </table:table-cell>
          <table:table-cell office:value-type="float" office:value="328083.077262221" calcext:value-type="float">
            <text:p>328083.077262221</text:p>
          </table:table-cell>
          <table:table-cell office:value-type="float" office:value="4689327.278201" calcext:value-type="float">
            <text:p>4689327.2782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753.00,4220.2330468,N,07105.2116269,W,5,07,1.5,8.047,M,-28.727,M,1.0,0061*62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73" calcext:value-type="float">
            <text:p>1707604073</text:p>
          </table:table-cell>
        </table:table-row>
        <table:table-row table:style-name="ro2">
          <table:table-cell office:value-type="float" office:value="1707594927.0107" calcext:value-type="float">
            <text:p>1707594927.0107</text:p>
          </table:table-cell>
          <table:table-cell office:value-type="float" office:value="42.3372180216667" calcext:value-type="float">
            <text:p>42.3372180216667</text:p>
          </table:table-cell>
          <table:table-cell office:value-type="float" office:value="-71.0868612216667" calcext:value-type="float">
            <text:p>-71.0868612216667</text:p>
          </table:table-cell>
          <table:table-cell office:value-type="float" office:value="0" calcext:value-type="float">
            <text:p>0</text:p>
          </table:table-cell>
          <table:table-cell office:value-type="float" office:value="328083.015118803" calcext:value-type="float">
            <text:p>328083.015118803</text:p>
          </table:table-cell>
          <table:table-cell office:value-type="float" office:value="4689327.34361389" calcext:value-type="float">
            <text:p>4689327.343613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754.00,4220.2330813,N,07105.2116733,W,5,08,1.5,7.995,M,-28.727,M,2.0,0061*6A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74" calcext:value-type="float">
            <text:p>1707604074</text:p>
          </table:table-cell>
        </table:table-row>
        <table:table-row table:style-name="ro2">
          <table:table-cell office:value-type="float" office:value="1707594928.02025" calcext:value-type="float">
            <text:p>1707594928.02025</text:p>
          </table:table-cell>
          <table:table-cell office:value-type="float" office:value="42.33721828" calcext:value-type="float">
            <text:p>42.33721828</text:p>
          </table:table-cell>
          <table:table-cell office:value-type="float" office:value="-71.086861965" calcext:value-type="float">
            <text:p>-71.086861965</text:p>
          </table:table-cell>
          <table:table-cell office:value-type="float" office:value="0" calcext:value-type="float">
            <text:p>0</text:p>
          </table:table-cell>
          <table:table-cell office:value-type="float" office:value="328082.954583953" calcext:value-type="float">
            <text:p>328082.954583953</text:p>
          </table:table-cell>
          <table:table-cell office:value-type="float" office:value="4689327.37380271" calcext:value-type="float">
            <text:p>4689327.373802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755.00,4220.2330968,N,07105.2117179,W,5,08,1.5,7.864,M,-28.727,M,1.0,0061*6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75" calcext:value-type="float">
            <text:p>1707604075</text:p>
          </table:table-cell>
        </table:table-row>
        <table:table-row table:style-name="ro2">
          <table:table-cell office:value-type="float" office:value="1707594929.02801" calcext:value-type="float">
            <text:p>1707594929.02801</text:p>
          </table:table-cell>
          <table:table-cell office:value-type="float" office:value="45.6705521833333" calcext:value-type="float">
            <text:p>45.6705521833333</text:p>
          </table:table-cell>
          <table:table-cell office:value-type="float" office:value="-71.0868629533333" calcext:value-type="float">
            <text:p>-71.0868629533333</text:p>
          </table:table-cell>
          <table:table-cell office:value-type="float" office:value="0" calcext:value-type="float">
            <text:p>0</text:p>
          </table:table-cell>
          <table:table-cell office:value-type="float" office:value="337453.827709822" calcext:value-type="float">
            <text:p>337453.827709822</text:p>
          </table:table-cell>
          <table:table-cell office:value-type="float" office:value="5059562.62194222" calcext:value-type="float">
            <text:p>5059562.621942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756.00,4220.2331310,N,07105.2117772,W,5,08,1.5,7.709,M,-28.727,M,1.0,0061*6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76" calcext:value-type="float">
            <text:p>1707604076</text:p>
          </table:table-cell>
        </table:table-row>
        <table:table-row table:style-name="ro2">
          <table:table-cell office:value-type="float" office:value="1707594930.0375" calcext:value-type="float">
            <text:p>1707594930.0375</text:p>
          </table:table-cell>
          <table:table-cell office:value-type="float" office:value="45.6705525666667" calcext:value-type="float">
            <text:p>45.6705525666667</text:p>
          </table:table-cell>
          <table:table-cell office:value-type="float" office:value="-71.0868645116667" calcext:value-type="float">
            <text:p>-71.0868645116667</text:p>
          </table:table-cell>
          <table:table-cell office:value-type="float" office:value="0" calcext:value-type="float">
            <text:p>0</text:p>
          </table:table-cell>
          <table:table-cell office:value-type="float" office:value="337453.707442213" calcext:value-type="float">
            <text:p>337453.707442213</text:p>
          </table:table-cell>
          <table:table-cell office:value-type="float" office:value="5059562.66769391" calcext:value-type="float">
            <text:p>5059562.667693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757.00,4220.2331540,N,07105.2118707,W,5,09,1.3,7.531,M,-28.727,M,2.0,0061*6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77" calcext:value-type="float">
            <text:p>1707604077</text:p>
          </table:table-cell>
        </table:table-row>
        <table:table-row table:style-name="ro2">
          <table:table-cell office:value-type="float" office:value="1707594931.04759" calcext:value-type="float">
            <text:p>1707594931.04759</text:p>
          </table:table-cell>
          <table:table-cell office:value-type="float" office:value="42.3372197916667" calcext:value-type="float">
            <text:p>42.3372197916667</text:p>
          </table:table-cell>
          <table:table-cell office:value-type="float" office:value="-72.75353235" calcext:value-type="float">
            <text:p>-72.75353235</text:p>
          </table:table-cell>
          <table:table-cell office:value-type="float" office:value="0" calcext:value-type="float">
            <text:p>0</text:p>
          </table:table-cell>
          <table:table-cell office:value-type="float" office:value="685066.074671055" calcext:value-type="float">
            <text:p>685066.074671055</text:p>
          </table:table-cell>
          <table:table-cell office:value-type="float" office:value="4689662.58775244" calcext:value-type="float">
            <text:p>4689662.587752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758.00,4220.2331875,N,07105.2119410,W,5,08,1.5,7.387,M,-28.727,M,1.0,0061*6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78" calcext:value-type="float">
            <text:p>1707604078</text:p>
          </table:table-cell>
        </table:table-row>
        <table:table-row table:style-name="ro2">
          <table:table-cell office:value-type="float" office:value="1707594932.05621" calcext:value-type="float">
            <text:p>1707594932.05621</text:p>
          </table:table-cell>
          <table:table-cell office:value-type="float" office:value="42.3372200283333" calcext:value-type="float">
            <text:p>42.3372200283333</text:p>
          </table:table-cell>
          <table:table-cell office:value-type="float" office:value="-71.0868674266667" calcext:value-type="float">
            <text:p>-71.0868674266667</text:p>
          </table:table-cell>
          <table:table-cell office:value-type="float" office:value="0" calcext:value-type="float">
            <text:p>0</text:p>
          </table:table-cell>
          <table:table-cell office:value-type="float" office:value="328082.509393943" calcext:value-type="float">
            <text:p>328082.509393943</text:p>
          </table:table-cell>
          <table:table-cell office:value-type="float" office:value="4689327.57898426" calcext:value-type="float">
            <text:p>4689327.578984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759.00,4220.2332017,N,07105.2120456,W,5,09,1.3,7.299,M,-28.727,M,2.0,0061*6C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79" calcext:value-type="float">
            <text:p>1707604079</text:p>
          </table:table-cell>
        </table:table-row>
        <table:table-row table:style-name="ro2">
          <table:table-cell office:value-type="float" office:value="1707594933.06627" calcext:value-type="float">
            <text:p>1707594933.06627</text:p>
          </table:table-cell>
          <table:table-cell office:value-type="float" office:value="42.3372203366667" calcext:value-type="float">
            <text:p>42.3372203366667</text:p>
          </table:table-cell>
          <table:table-cell office:value-type="float" office:value="-71.0868693033333" calcext:value-type="float">
            <text:p>-71.0868693033333</text:p>
          </table:table-cell>
          <table:table-cell office:value-type="float" office:value="0" calcext:value-type="float">
            <text:p>0</text:p>
          </table:table-cell>
          <table:table-cell office:value-type="float" office:value="328082.355626718" calcext:value-type="float">
            <text:p>328082.355626718</text:p>
          </table:table-cell>
          <table:table-cell office:value-type="float" office:value="4689327.6170166" calcext:value-type="float">
            <text:p>4689327.61701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800.00,4220.2332202,N,07105.2121582,W,5,09,1.3,7.184,M,-28.727,M,1.0,0061*6C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80" calcext:value-type="float">
            <text:p>1707604080</text:p>
          </table:table-cell>
        </table:table-row>
        <table:table-row table:style-name="ro2">
          <table:table-cell office:value-type="float" office:value="1707594934.07387" calcext:value-type="float">
            <text:p>1707594934.07387</text:p>
          </table:table-cell>
          <table:table-cell office:value-type="float" office:value="42.3372206933333" calcext:value-type="float">
            <text:p>42.3372206933333</text:p>
          </table:table-cell>
          <table:table-cell office:value-type="float" office:value="-71.0868710733333" calcext:value-type="float">
            <text:p>-71.0868710733333</text:p>
          </table:table-cell>
          <table:table-cell office:value-type="float" office:value="0" calcext:value-type="float">
            <text:p>0</text:p>
          </table:table-cell>
          <table:table-cell office:value-type="float" office:value="328082.210778848" calcext:value-type="float">
            <text:p>328082.210778848</text:p>
          </table:table-cell>
          <table:table-cell office:value-type="float" office:value="4689327.66020033" calcext:value-type="float">
            <text:p>4689327.660200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801.00,4220.2332416,N,07105.2122644,W,5,09,1.3,7.091,M,-28.727,M,1.0,0061*6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81" calcext:value-type="float">
            <text:p>1707604081</text:p>
          </table:table-cell>
        </table:table-row>
        <table:table-row table:style-name="ro2">
          <table:table-cell office:value-type="float" office:value="1707594935.08302" calcext:value-type="float">
            <text:p>1707594935.08302</text:p>
          </table:table-cell>
          <table:table-cell office:value-type="float" office:value="42.3372211116667" calcext:value-type="float">
            <text:p>42.3372211116667</text:p>
          </table:table-cell>
          <table:table-cell office:value-type="float" office:value="-71.0868728266667" calcext:value-type="float">
            <text:p>-71.0868728266667</text:p>
          </table:table-cell>
          <table:table-cell office:value-type="float" office:value="0" calcext:value-type="float">
            <text:p>0</text:p>
          </table:table-cell>
          <table:table-cell office:value-type="float" office:value="328082.067472096" calcext:value-type="float">
            <text:p>328082.067472096</text:p>
          </table:table-cell>
          <table:table-cell office:value-type="float" office:value="4689327.71019798" calcext:value-type="float">
            <text:p>4689327.710197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802.00,4220.2332667,N,07105.2123696,W,5,09,1.3,7.000,M,-28.727,M,2.0,0061*6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82" calcext:value-type="float">
            <text:p>1707604082</text:p>
          </table:table-cell>
        </table:table-row>
        <table:table-row table:style-name="ro2">
          <table:table-cell office:value-type="float" office:value="1707594936.11364" calcext:value-type="float">
            <text:p>1707594936.11364</text:p>
          </table:table-cell>
          <table:table-cell office:value-type="float" office:value="42.33722139" calcext:value-type="float">
            <text:p>42.33722139</text:p>
          </table:table-cell>
          <table:table-cell office:value-type="float" office:value="-71.0868742316667" calcext:value-type="float">
            <text:p>-71.0868742316667</text:p>
          </table:table-cell>
          <table:table-cell office:value-type="float" office:value="0" calcext:value-type="float">
            <text:p>0</text:p>
          </table:table-cell>
          <table:table-cell office:value-type="float" office:value="328081.95248095" calcext:value-type="float">
            <text:p>328081.95248095</text:p>
          </table:table-cell>
          <table:table-cell office:value-type="float" office:value="4689327.74394543" calcext:value-type="float">
            <text:p>4689327.743945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803.00,4220.2332834,N,07105.2124539,W,5,10,1.1,6.958,M,-28.727,M,1.0,0061*67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83" calcext:value-type="float">
            <text:p>1707604083</text:p>
          </table:table-cell>
        </table:table-row>
        <table:table-row table:style-name="ro2">
          <table:table-cell office:value-type="float" office:value="1707594937.20071" calcext:value-type="float">
            <text:p>1707594937.20071</text:p>
          </table:table-cell>
          <table:table-cell office:value-type="float" office:value="42.33722191" calcext:value-type="float">
            <text:p>42.33722191</text:p>
          </table:table-cell>
          <table:table-cell office:value-type="float" office:value="-71.086875555" calcext:value-type="float">
            <text:p>-71.086875555</text:p>
          </table:table-cell>
          <table:table-cell office:value-type="float" office:value="0" calcext:value-type="float">
            <text:p>0</text:p>
          </table:table-cell>
          <table:table-cell office:value-type="float" office:value="328081.844876412" calcext:value-type="float">
            <text:p>328081.844876412</text:p>
          </table:table-cell>
          <table:table-cell office:value-type="float" office:value="4689327.80436301" calcext:value-type="float">
            <text:p>4689327.804363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804.00,4220.2333146,N,07105.2125333,W,5,10,1.1,6.861,M,-28.727,M,2.0,0061*6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84" calcext:value-type="float">
            <text:p>1707604084</text:p>
          </table:table-cell>
        </table:table-row>
        <table:table-row table:style-name="ro2">
          <table:table-cell office:value-type="float" office:value="1707594938.28892" calcext:value-type="float">
            <text:p>1707594938.28892</text:p>
          </table:table-cell>
          <table:table-cell office:value-type="float" office:value="42.3372221966667" calcext:value-type="float">
            <text:p>42.3372221966667</text:p>
          </table:table-cell>
          <table:table-cell office:value-type="float" office:value="-71.0868767216667" calcext:value-type="float">
            <text:p>-71.0868767216667</text:p>
          </table:table-cell>
          <table:table-cell office:value-type="float" office:value="0" calcext:value-type="float">
            <text:p>0</text:p>
          </table:table-cell>
          <table:table-cell office:value-type="float" office:value="328081.749542854" calcext:value-type="float">
            <text:p>328081.749542854</text:p>
          </table:table-cell>
          <table:table-cell office:value-type="float" office:value="4689327.83855395" calcext:value-type="float">
            <text:p>4689327.838553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805.00,4220.2333318,N,07105.2126033,W,5,10,1.1,6.842,M,-28.727,M,1.0,0061*62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85" calcext:value-type="float">
            <text:p>1707604085</text:p>
          </table:table-cell>
        </table:table-row>
        <table:table-row table:style-name="ro2">
          <table:table-cell office:value-type="float" office:value="1707594939.37811" calcext:value-type="float">
            <text:p>1707594939.37811</text:p>
          </table:table-cell>
          <table:table-cell office:value-type="float" office:value="42.3372225433333" calcext:value-type="float">
            <text:p>42.3372225433333</text:p>
          </table:table-cell>
          <table:table-cell office:value-type="float" office:value="-71.0868781016667" calcext:value-type="float">
            <text:p>-71.0868781016667</text:p>
          </table:table-cell>
          <table:table-cell office:value-type="float" office:value="0" calcext:value-type="float">
            <text:p>0</text:p>
          </table:table-cell>
          <table:table-cell office:value-type="float" office:value="328081.636797532" calcext:value-type="float">
            <text:p>328081.636797532</text:p>
          </table:table-cell>
          <table:table-cell office:value-type="float" office:value="4689327.87983876" calcext:value-type="float">
            <text:p>4689327.879838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806.00,4220.2333526,N,07105.2126861,W,5,10,1.1,6.785,M,-28.727,M,1.0,0061*6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86" calcext:value-type="float">
            <text:p>1707604086</text:p>
          </table:table-cell>
        </table:table-row>
        <table:table-row table:style-name="ro2">
          <table:table-cell office:value-type="float" office:value="1707594940.46625" calcext:value-type="float">
            <text:p>1707594940.46625</text:p>
          </table:table-cell>
          <table:table-cell office:value-type="float" office:value="42.3372229516667" calcext:value-type="float">
            <text:p>42.3372229516667</text:p>
          </table:table-cell>
          <table:table-cell office:value-type="float" office:value="-71.08687923" calcext:value-type="float">
            <text:p>-71.08687923</text:p>
          </table:table-cell>
          <table:table-cell office:value-type="float" office:value="0" calcext:value-type="float">
            <text:p>0</text:p>
          </table:table-cell>
          <table:table-cell office:value-type="float" office:value="328081.544953591" calcext:value-type="float">
            <text:p>328081.544953591</text:p>
          </table:table-cell>
          <table:table-cell office:value-type="float" office:value="4689327.92746235" calcext:value-type="float">
            <text:p>4689327.927462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807.00,4220.2333771,N,07105.2127538,W,5,10,1.1,6.707,M,-28.727,M,2.0,0061*6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87" calcext:value-type="float">
            <text:p>1707604087</text:p>
          </table:table-cell>
        </table:table-row>
        <table:table-row table:style-name="ro2">
          <table:table-cell office:value-type="float" office:value="1707594941.55488" calcext:value-type="float">
            <text:p>1707594941.55488</text:p>
          </table:table-cell>
          <table:table-cell office:value-type="float" office:value="42.3372234433333" calcext:value-type="float">
            <text:p>42.3372234433333</text:p>
          </table:table-cell>
          <table:table-cell office:value-type="float" office:value="-71.086879985" calcext:value-type="float">
            <text:p>-71.086879985</text:p>
          </table:table-cell>
          <table:table-cell office:value-type="float" office:value="0" calcext:value-type="float">
            <text:p>0</text:p>
          </table:table-cell>
          <table:table-cell office:value-type="float" office:value="328081.484093471" calcext:value-type="float">
            <text:p>328081.484093471</text:p>
          </table:table-cell>
          <table:table-cell office:value-type="float" office:value="4689327.98358467" calcext:value-type="float">
            <text:p>4689327.983584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808.00,4220.2334066,N,07105.2127991,W,5,10,1.1,6.584,M,-28.727,M,1.0,0061*65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88" calcext:value-type="float">
            <text:p>1707604088</text:p>
          </table:table-cell>
        </table:table-row>
        <table:table-row table:style-name="ro2">
          <table:table-cell office:value-type="float" office:value="1707594942.64247" calcext:value-type="float">
            <text:p>1707594942.64247</text:p>
          </table:table-cell>
          <table:table-cell office:value-type="float" office:value="42.337223925" calcext:value-type="float">
            <text:p>42.337223925</text:p>
          </table:table-cell>
          <table:table-cell office:value-type="float" office:value="-72.75354755" calcext:value-type="float">
            <text:p>-72.75354755</text:p>
          </table:table-cell>
          <table:table-cell office:value-type="float" office:value="0" calcext:value-type="float">
            <text:p>0</text:p>
          </table:table-cell>
          <table:table-cell office:value-type="float" office:value="685064.810294277" calcext:value-type="float">
            <text:p>685064.810294277</text:p>
          </table:table-cell>
          <table:table-cell office:value-type="float" office:value="4689663.01364763" calcext:value-type="float">
            <text:p>4689663.013647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809.00,4220.2334355,N,07105.2128530,W,5,10,1.1,6.467,M,-28.727,M,2.0,0061*6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89" calcext:value-type="float">
            <text:p>1707604089</text:p>
          </table:table-cell>
        </table:table-row>
        <table:table-row table:style-name="ro2">
          <table:table-cell office:value-type="float" office:value="1707594943.73154" calcext:value-type="float">
            <text:p>1707594943.73154</text:p>
          </table:table-cell>
          <table:table-cell office:value-type="float" office:value="42.3372243783333" calcext:value-type="float">
            <text:p>42.3372243783333</text:p>
          </table:table-cell>
          <table:table-cell office:value-type="float" office:value="-71.0868819466667" calcext:value-type="float">
            <text:p>-71.0868819466667</text:p>
          </table:table-cell>
          <table:table-cell office:value-type="float" office:value="0" calcext:value-type="float">
            <text:p>0</text:p>
          </table:table-cell>
          <table:table-cell office:value-type="float" office:value="328081.325031371" calcext:value-type="float">
            <text:p>328081.325031371</text:p>
          </table:table-cell>
          <table:table-cell office:value-type="float" office:value="4689328.09137543" calcext:value-type="float">
            <text:p>4689328.091375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810.00,4220.2334627,N,07105.2129168,W,5,10,1.1,6.374,M,-28.727,M,1.0,0061*66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90" calcext:value-type="float">
            <text:p>1707604090</text:p>
          </table:table-cell>
        </table:table-row>
        <table:table-row table:style-name="ro2">
          <table:table-cell office:value-type="float" office:value="1707594944.82012" calcext:value-type="float">
            <text:p>1707594944.82012</text:p>
          </table:table-cell>
          <table:table-cell office:value-type="float" office:value="45.6705582333333" calcext:value-type="float">
            <text:p>45.6705582333333</text:p>
          </table:table-cell>
          <table:table-cell office:value-type="float" office:value="-71.08688303" calcext:value-type="float">
            <text:p>-71.08688303</text:p>
          </table:table-cell>
          <table:table-cell office:value-type="float" office:value="0" calcext:value-type="float">
            <text:p>0</text:p>
          </table:table-cell>
          <table:table-cell office:value-type="float" office:value="337452.281469917" calcext:value-type="float">
            <text:p>337452.281469917</text:p>
          </table:table-cell>
          <table:table-cell office:value-type="float" office:value="5059563.33485095" calcext:value-type="float">
            <text:p>5059563.334850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811.00,4220.2334940,N,07105.2129818,W,5,10,1.1,6.324,M,-28.727,M,1.0,0061*62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91" calcext:value-type="float">
            <text:p>1707604091</text:p>
          </table:table-cell>
        </table:table-row>
        <table:table-row table:style-name="ro2">
          <table:table-cell office:value-type="float" office:value="1707594945.90847" calcext:value-type="float">
            <text:p>1707594945.90847</text:p>
          </table:table-cell>
          <table:table-cell office:value-type="float" office:value="42.3372255683333" calcext:value-type="float">
            <text:p>42.3372255683333</text:p>
          </table:table-cell>
          <table:table-cell office:value-type="float" office:value="-71.0868842466667" calcext:value-type="float">
            <text:p>-71.0868842466667</text:p>
          </table:table-cell>
          <table:table-cell office:value-type="float" office:value="0" calcext:value-type="float">
            <text:p>0</text:p>
          </table:table-cell>
          <table:table-cell office:value-type="float" office:value="328081.13879091" calcext:value-type="float">
            <text:p>328081.13879091</text:p>
          </table:table-cell>
          <table:table-cell office:value-type="float" office:value="4689328.22816606" calcext:value-type="float">
            <text:p>4689328.228166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812.00,4220.2335341,N,07105.2130548,W,5,10,1.1,6.238,M,-28.727,M,2.0,0061*6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92" calcext:value-type="float">
            <text:p>1707604092</text:p>
          </table:table-cell>
        </table:table-row>
        <table:table-row table:style-name="ro2">
          <table:table-cell office:value-type="float" office:value="1707594946.9976" calcext:value-type="float">
            <text:p>1707594946.9976</text:p>
          </table:table-cell>
          <table:table-cell office:value-type="float" office:value="42.3372260133333" calcext:value-type="float">
            <text:p>42.3372260133333</text:p>
          </table:table-cell>
          <table:table-cell office:value-type="float" office:value="-71.0868851516667" calcext:value-type="float">
            <text:p>-71.0868851516667</text:p>
          </table:table-cell>
          <table:table-cell office:value-type="float" office:value="0" calcext:value-type="float">
            <text:p>0</text:p>
          </table:table-cell>
          <table:table-cell office:value-type="float" office:value="328081.065446013" calcext:value-type="float">
            <text:p>328081.065446013</text:p>
          </table:table-cell>
          <table:table-cell office:value-type="float" office:value="4689328.27940967" calcext:value-type="float">
            <text:p>4689328.279409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813.00,4220.2335608,N,07105.2131091,W,5,11,1.1,6.196,M,-28.727,M,1.0,0061*6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93" calcext:value-type="float">
            <text:p>1707604093</text:p>
          </table:table-cell>
        </table:table-row>
        <table:table-row table:style-name="ro2">
          <table:table-cell office:value-type="float" office:value="1707594948.08609" calcext:value-type="float">
            <text:p>1707594948.08609</text:p>
          </table:table-cell>
          <table:table-cell office:value-type="float" office:value="42.3372264533333" calcext:value-type="float">
            <text:p>42.3372264533333</text:p>
          </table:table-cell>
          <table:table-cell office:value-type="float" office:value="-71.0868860816667" calcext:value-type="float">
            <text:p>-71.0868860816667</text:p>
          </table:table-cell>
          <table:table-cell office:value-type="float" office:value="0" calcext:value-type="float">
            <text:p>0</text:p>
          </table:table-cell>
          <table:table-cell office:value-type="float" office:value="328080.990027884" calcext:value-type="float">
            <text:p>328080.990027884</text:p>
          </table:table-cell>
          <table:table-cell office:value-type="float" office:value="4689328.33014862" calcext:value-type="float">
            <text:p>4689328.330148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814.00,4220.2335872,N,07105.2131649,W,5,11,1.1,6.119,M,-28.727,M,2.0,0061*6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94" calcext:value-type="float">
            <text:p>1707604094</text:p>
          </table:table-cell>
        </table:table-row>
        <table:table-row table:style-name="ro2">
          <table:table-cell office:value-type="float" office:value="1707594949.17546" calcext:value-type="float">
            <text:p>1707594949.17546</text:p>
          </table:table-cell>
          <table:table-cell office:value-type="float" office:value="42.3372267233333" calcext:value-type="float">
            <text:p>42.3372267233333</text:p>
          </table:table-cell>
          <table:table-cell office:value-type="float" office:value="-71.0868869633333" calcext:value-type="float">
            <text:p>-71.0868869633333</text:p>
          </table:table-cell>
          <table:table-cell office:value-type="float" office:value="0" calcext:value-type="float">
            <text:p>0</text:p>
          </table:table-cell>
          <table:table-cell office:value-type="float" office:value="328080.918128378" calcext:value-type="float">
            <text:p>328080.918128378</text:p>
          </table:table-cell>
          <table:table-cell office:value-type="float" office:value="4689328.36191264" calcext:value-type="float">
            <text:p>4689328.361912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815.00,4220.2336034,N,07105.2132178,W,5,11,1.1,6.084,M,-28.727,M,1.0,0061*6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95" calcext:value-type="float">
            <text:p>1707604095</text:p>
          </table:table-cell>
        </table:table-row>
        <table:table-row table:style-name="ro2">
          <table:table-cell office:value-type="float" office:value="1707594950.26326" calcext:value-type="float">
            <text:p>1707594950.26326</text:p>
          </table:table-cell>
          <table:table-cell office:value-type="float" office:value="42.33722711" calcext:value-type="float">
            <text:p>42.33722711</text:p>
          </table:table-cell>
          <table:table-cell office:value-type="float" office:value="-71.0868879516667" calcext:value-type="float">
            <text:p>-71.0868879516667</text:p>
          </table:table-cell>
          <table:table-cell office:value-type="float" office:value="0" calcext:value-type="float">
            <text:p>0</text:p>
          </table:table-cell>
          <table:table-cell office:value-type="float" office:value="328080.837759173" calcext:value-type="float">
            <text:p>328080.837759173</text:p>
          </table:table-cell>
          <table:table-cell office:value-type="float" office:value="4689328.40684727" calcext:value-type="float">
            <text:p>4689328.406847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816.00,4220.2336266,N,07105.2132771,W,5,10,1.1,6.052,M,-28.727,M,1.0,0061*6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96" calcext:value-type="float">
            <text:p>1707604096</text:p>
          </table:table-cell>
        </table:table-row>
        <table:table-row table:style-name="ro2">
          <table:table-cell office:value-type="float" office:value="1707594951.35146" calcext:value-type="float">
            <text:p>1707594951.35146</text:p>
          </table:table-cell>
          <table:table-cell office:value-type="float" office:value="42.33722758" calcext:value-type="float">
            <text:p>42.33722758</text:p>
          </table:table-cell>
          <table:table-cell office:value-type="float" office:value="-71.0868889116667" calcext:value-type="float">
            <text:p>-71.0868889116667</text:p>
          </table:table-cell>
          <table:table-cell office:value-type="float" office:value="0" calcext:value-type="float">
            <text:p>0</text:p>
          </table:table-cell>
          <table:table-cell office:value-type="float" office:value="328080.759951281" calcext:value-type="float">
            <text:p>328080.759951281</text:p>
          </table:table-cell>
          <table:table-cell office:value-type="float" office:value="4689328.46097815" calcext:value-type="float">
            <text:p>4689328.460978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817.00,4220.2336548,N,07105.2133347,W,5,10,1.1,6.023,M,-28.727,M,2.0,0061*6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97" calcext:value-type="float">
            <text:p>1707604097</text:p>
          </table:table-cell>
        </table:table-row>
        <table:table-row table:style-name="ro2">
          <table:table-cell office:value-type="float" office:value="1707594952.43832" calcext:value-type="float">
            <text:p>1707594952.43832</text:p>
          </table:table-cell>
          <table:table-cell office:value-type="float" office:value="45.6705612666667" calcext:value-type="float">
            <text:p>45.6705612666667</text:p>
          </table:table-cell>
          <table:table-cell office:value-type="float" office:value="-71.0868896383333" calcext:value-type="float">
            <text:p>-71.0868896383333</text:p>
          </table:table-cell>
          <table:table-cell office:value-type="float" office:value="0" calcext:value-type="float">
            <text:p>0</text:p>
          </table:table-cell>
          <table:table-cell office:value-type="float" office:value="337451.775534942" calcext:value-type="float">
            <text:p>337451.775534942</text:p>
          </table:table-cell>
          <table:table-cell office:value-type="float" office:value="5059563.6852674" calcext:value-type="float">
            <text:p>5059563.68526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818.00,4220.2336760,N,07105.2133783,W,5,10,1.1,6.043,M,-28.727,M,1.0,0061*6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98" calcext:value-type="float">
            <text:p>1707604098</text:p>
          </table:table-cell>
        </table:table-row>
        <table:table-row table:style-name="ro2">
          <table:table-cell office:value-type="float" office:value="1707594953.52571" calcext:value-type="float">
            <text:p>1707594953.52571</text:p>
          </table:table-cell>
          <table:table-cell office:value-type="float" office:value="42.3372283783333" calcext:value-type="float">
            <text:p>42.3372283783333</text:p>
          </table:table-cell>
          <table:table-cell office:value-type="float" office:value="-71.0868903566667" calcext:value-type="float">
            <text:p>-71.0868903566667</text:p>
          </table:table-cell>
          <table:table-cell office:value-type="float" office:value="0" calcext:value-type="float">
            <text:p>0</text:p>
          </table:table-cell>
          <table:table-cell office:value-type="float" office:value="328080.643081873" calcext:value-type="float">
            <text:p>328080.643081873</text:p>
          </table:table-cell>
          <table:table-cell office:value-type="float" office:value="4689328.55254853" calcext:value-type="float">
            <text:p>4689328.552548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819.00,4220.2337027,N,07105.2134214,W,5,10,1.1,6.046,M,-28.727,M,2.0,0061*6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099" calcext:value-type="float">
            <text:p>1707604099</text:p>
          </table:table-cell>
        </table:table-row>
        <table:table-row table:style-name="ro2">
          <table:table-cell office:value-type="float" office:value="1707594954.61519" calcext:value-type="float">
            <text:p>1707594954.61519</text:p>
          </table:table-cell>
          <table:table-cell office:value-type="float" office:value="42.3372286766667" calcext:value-type="float">
            <text:p>42.3372286766667</text:p>
          </table:table-cell>
          <table:table-cell office:value-type="float" office:value="-72.7535577166667" calcext:value-type="float">
            <text:p>-72.7535577166667</text:p>
          </table:table-cell>
          <table:table-cell office:value-type="float" office:value="0" calcext:value-type="float">
            <text:p>0</text:p>
          </table:table-cell>
          <table:table-cell office:value-type="float" office:value="685063.958774266" calcext:value-type="float">
            <text:p>685063.958774266</text:p>
          </table:table-cell>
          <table:table-cell office:value-type="float" office:value="4689663.51916042" calcext:value-type="float">
            <text:p>4689663.519160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820.00,4220.2337206,N,07105.2134630,W,5,10,1.1,6.022,M,-28.727,M,1.0,0061*67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00" calcext:value-type="float">
            <text:p>1707604100</text:p>
          </table:table-cell>
        </table:table-row>
        <table:table-row table:style-name="ro2">
          <table:table-cell office:value-type="float" office:value="1707594955.70191" calcext:value-type="float">
            <text:p>1707594955.70191</text:p>
          </table:table-cell>
          <table:table-cell office:value-type="float" office:value="45.6705622" calcext:value-type="float">
            <text:p>45.6705622</text:p>
          </table:table-cell>
          <table:table-cell office:value-type="float" office:value="-71.0868912816667" calcext:value-type="float">
            <text:p>-71.0868912816667</text:p>
          </table:table-cell>
          <table:table-cell office:value-type="float" office:value="0" calcext:value-type="float">
            <text:p>0</text:p>
          </table:table-cell>
          <table:table-cell office:value-type="float" office:value="337451.650239527" calcext:value-type="float">
            <text:p>337451.650239527</text:p>
          </table:table-cell>
          <table:table-cell office:value-type="float" office:value="5059563.79229605" calcext:value-type="float">
            <text:p>5059563.792296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$GNGGA,172821.00,4220.2337320,N,07105.2134769,W,5,09,1.2,6.023,M,-28.727,M,1.0,0061*6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01" calcext:value-type="float">
            <text:p>1707604101</text:p>
          </table:table-cell>
        </table:table-row>
        <table:table-row table:style-name="ro2">
          <table:table-cell office:value-type="float" office:value="1707594956.71075" calcext:value-type="float">
            <text:p>1707594956.71075</text:p>
          </table:table-cell>
          <table:table-cell office:value-type="float" office:value="42.3372291033333" calcext:value-type="float">
            <text:p>42.3372291033333</text:p>
          </table:table-cell>
          <table:table-cell office:value-type="float" office:value="-71.0868915816667" calcext:value-type="float">
            <text:p>-71.0868915816667</text:p>
          </table:table-cell>
          <table:table-cell office:value-type="float" office:value="0" calcext:value-type="float">
            <text:p>0</text:p>
          </table:table-cell>
          <table:table-cell office:value-type="float" office:value="328080.54413712" calcext:value-type="float">
            <text:p>328080.54413712</text:p>
          </table:table-cell>
          <table:table-cell office:value-type="float" office:value="4689328.635531" calcext:value-type="float">
            <text:p>4689328.6355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GNGGA,172822.00,4220.2337462,N,07105.2134949,W,5,08,2.4,5.986,M,-28.727,M,2.0,0061*6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02" calcext:value-type="float">
            <text:p>1707604102</text:p>
          </table:table-cell>
        </table:table-row>
        <table:table-row table:style-name="ro2">
          <table:table-cell office:value-type="float" office:value="1707594957.71901" calcext:value-type="float">
            <text:p>1707594957.71901</text:p>
          </table:table-cell>
          <table:table-cell office:value-type="float" office:value="42.3372292316667" calcext:value-type="float">
            <text:p>42.3372292316667</text:p>
          </table:table-cell>
          <table:table-cell office:value-type="float" office:value="-71.0868918483333" calcext:value-type="float">
            <text:p>-71.0868918483333</text:p>
          </table:table-cell>
          <table:table-cell office:value-type="float" office:value="0" calcext:value-type="float">
            <text:p>0</text:p>
          </table:table-cell>
          <table:table-cell office:value-type="float" office:value="328080.522517762" calcext:value-type="float">
            <text:p>328080.522517762</text:p>
          </table:table-cell>
          <table:table-cell office:value-type="float" office:value="4689328.65032059" calcext:value-type="float">
            <text:p>4689328.650320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GNGGA,172823.00,4220.2337539,N,07105.2135109,W,5,07,2.4,5.971,M,-28.727,M,1.0,0061*6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03" calcext:value-type="float">
            <text:p>1707604103</text:p>
          </table:table-cell>
        </table:table-row>
        <table:table-row table:style-name="ro2">
          <table:table-cell office:value-type="float" office:value="1707594958.72704" calcext:value-type="float">
            <text:p>1707594958.72704</text:p>
          </table:table-cell>
          <table:table-cell office:value-type="float" office:value="42.3372294483333" calcext:value-type="float">
            <text:p>42.3372294483333</text:p>
          </table:table-cell>
          <table:table-cell office:value-type="float" office:value="-71.0868922233333" calcext:value-type="float">
            <text:p>-71.0868922233333</text:p>
          </table:table-cell>
          <table:table-cell office:value-type="float" office:value="0" calcext:value-type="float">
            <text:p>0</text:p>
          </table:table-cell>
          <table:table-cell office:value-type="float" office:value="328080.492214184" calcext:value-type="float">
            <text:p>328080.492214184</text:p>
          </table:table-cell>
          <table:table-cell office:value-type="float" office:value="4689328.67513796" calcext:value-type="float">
            <text:p>4689328.675137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GNGGA,172824.00,4220.2337669,N,07105.2135334,W,5,07,2.4,5.944,M,-28.727,M,2.0,0061*67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04" calcext:value-type="float">
            <text:p>1707604104</text:p>
          </table:table-cell>
        </table:table-row>
        <table:table-row table:style-name="ro2">
          <table:table-cell office:value-type="float" office:value="1707594959.73568" calcext:value-type="float">
            <text:p>1707594959.73568</text:p>
          </table:table-cell>
          <table:table-cell office:value-type="float" office:value="42.3372294516667" calcext:value-type="float">
            <text:p>42.3372294516667</text:p>
          </table:table-cell>
          <table:table-cell office:value-type="float" office:value="-71.0868922683333" calcext:value-type="float">
            <text:p>-71.0868922683333</text:p>
          </table:table-cell>
          <table:table-cell office:value-type="float" office:value="0" calcext:value-type="float">
            <text:p>0</text:p>
          </table:table-cell>
          <table:table-cell office:value-type="float" office:value="328080.488515987" calcext:value-type="float">
            <text:p>328080.488515987</text:p>
          </table:table-cell>
          <table:table-cell office:value-type="float" office:value="4689328.67559908" calcext:value-type="float">
            <text:p>4689328.675599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GNGGA,172825.00,4220.2337671,N,07105.2135361,W,5,07,2.4,5.936,M,-28.727,M,1.0,0061*6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05" calcext:value-type="float">
            <text:p>1707604105</text:p>
          </table:table-cell>
        </table:table-row>
        <table:table-row table:style-name="ro2">
          <table:table-cell office:value-type="float" office:value="1707594960.7452" calcext:value-type="float">
            <text:p>1707594960.7452</text:p>
          </table:table-cell>
          <table:table-cell office:value-type="float" office:value="42.3372295566667" calcext:value-type="float">
            <text:p>42.3372295566667</text:p>
          </table:table-cell>
          <table:table-cell office:value-type="float" office:value="-71.0868924316667" calcext:value-type="float">
            <text:p>-71.0868924316667</text:p>
          </table:table-cell>
          <table:table-cell office:value-type="float" office:value="0" calcext:value-type="float">
            <text:p>0</text:p>
          </table:table-cell>
          <table:table-cell office:value-type="float" office:value="328080.475346063" calcext:value-type="float">
            <text:p>328080.475346063</text:p>
          </table:table-cell>
          <table:table-cell office:value-type="float" office:value="4689328.68758877" calcext:value-type="float">
            <text:p>4689328.687588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GNGGA,172826.00,4220.2337734,N,07105.2135459,W,5,07,2.4,5.889,M,-28.727,M,1.0,0061*6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06" calcext:value-type="float">
            <text:p>1707604106</text:p>
          </table:table-cell>
        </table:table-row>
        <table:table-row table:style-name="ro2">
          <table:table-cell office:value-type="float" office:value="1707594961.75382" calcext:value-type="float">
            <text:p>1707594961.75382</text:p>
          </table:table-cell>
          <table:table-cell office:value-type="float" office:value="42.337229685" calcext:value-type="float">
            <text:p>42.337229685</text:p>
          </table:table-cell>
          <table:table-cell office:value-type="float" office:value="-71.0868925133333" calcext:value-type="float">
            <text:p>-71.0868925133333</text:p>
          </table:table-cell>
          <table:table-cell office:value-type="float" office:value="0" calcext:value-type="float">
            <text:p>0</text:p>
          </table:table-cell>
          <table:table-cell office:value-type="float" office:value="328080.468967759" calcext:value-type="float">
            <text:p>328080.468967759</text:p>
          </table:table-cell>
          <table:table-cell office:value-type="float" office:value="4689328.70200432" calcext:value-type="float">
            <text:p>4689328.702004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GNGGA,172827.00,4220.2337811,N,07105.2135508,W,5,07,2.4,5.836,M,-28.727,M,2.0,0061*6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07" calcext:value-type="float">
            <text:p>1707604107</text:p>
          </table:table-cell>
        </table:table-row>
        <table:table-row table:style-name="ro2">
          <table:table-cell office:value-type="float" office:value="1707594962.76248" calcext:value-type="float">
            <text:p>1707594962.76248</text:p>
          </table:table-cell>
          <table:table-cell office:value-type="float" office:value="42.3372295616667" calcext:value-type="float">
            <text:p>42.3372295616667</text:p>
          </table:table-cell>
          <table:table-cell office:value-type="float" office:value="-71.08689252" calcext:value-type="float">
            <text:p>-71.08689252</text:p>
          </table:table-cell>
          <table:table-cell office:value-type="float" office:value="0" calcext:value-type="float">
            <text:p>0</text:p>
          </table:table-cell>
          <table:table-cell office:value-type="float" office:value="328080.468082426" calcext:value-type="float">
            <text:p>328080.468082426</text:p>
          </table:table-cell>
          <table:table-cell office:value-type="float" office:value="4689328.68832257" calcext:value-type="float">
            <text:p>4689328.688322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GNGGA,172828.00,4220.2337737,N,07105.2135512,W,5,07,2.4,5.831,M,-28.727,M,1.0,0061*6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08" calcext:value-type="float">
            <text:p>1707604108</text:p>
          </table:table-cell>
        </table:table-row>
        <table:table-row table:style-name="ro2">
          <table:table-cell office:value-type="float" office:value="1707594963.77178" calcext:value-type="float">
            <text:p>1707594963.77178</text:p>
          </table:table-cell>
          <table:table-cell office:value-type="float" office:value="45.6705628166667" calcext:value-type="float">
            <text:p>45.6705628166667</text:p>
          </table:table-cell>
          <table:table-cell office:value-type="float" office:value="-71.086892595" calcext:value-type="float">
            <text:p>-71.086892595</text:p>
          </table:table-cell>
          <table:table-cell office:value-type="float" office:value="0" calcext:value-type="float">
            <text:p>0</text:p>
          </table:table-cell>
          <table:table-cell office:value-type="float" office:value="337451.549730581" calcext:value-type="float">
            <text:p>337451.549730581</text:p>
          </table:table-cell>
          <table:table-cell office:value-type="float" office:value="5059563.86347341" calcext:value-type="float">
            <text:p>5059563.863473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GNGGA,172829.00,4220.2337690,N,07105.2135557,W,5,07,2.4,5.801,M,-28.727,M,2.0,0061*6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09" calcext:value-type="float">
            <text:p>1707604109</text:p>
          </table:table-cell>
        </table:table-row>
        <table:table-row table:style-name="ro2">
          <table:table-cell office:value-type="float" office:value="1707594964.78034" calcext:value-type="float">
            <text:p>1707594964.78034</text:p>
          </table:table-cell>
          <table:table-cell office:value-type="float" office:value="42.3372292516667" calcext:value-type="float">
            <text:p>42.3372292516667</text:p>
          </table:table-cell>
          <table:table-cell office:value-type="float" office:value="-71.0868923616667" calcext:value-type="float">
            <text:p>-71.0868923616667</text:p>
          </table:table-cell>
          <table:table-cell office:value-type="float" office:value="0" calcext:value-type="float">
            <text:p>0</text:p>
          </table:table-cell>
          <table:table-cell office:value-type="float" office:value="328080.480281773" calcext:value-type="float">
            <text:p>328080.480281773</text:p>
          </table:table-cell>
          <table:table-cell office:value-type="float" office:value="4689328.65357932" calcext:value-type="float">
            <text:p>4689328.653579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GNGGA,172830.00,4220.2337551,N,07105.2135417,W,5,07,2.4,5.805,M,-28.727,M,1.0,0061*6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10" calcext:value-type="float">
            <text:p>1707604110</text:p>
          </table:table-cell>
        </table:table-row>
        <table:table-row table:style-name="ro2">
          <table:table-cell office:value-type="float" office:value="1707594965.78742" calcext:value-type="float">
            <text:p>1707594965.78742</text:p>
          </table:table-cell>
          <table:table-cell office:value-type="float" office:value="42.3372290466667" calcext:value-type="float">
            <text:p>42.3372290466667</text:p>
          </table:table-cell>
          <table:table-cell office:value-type="float" office:value="-71.0868912966667" calcext:value-type="float">
            <text:p>-71.0868912966667</text:p>
          </table:table-cell>
          <table:table-cell office:value-type="float" office:value="0" calcext:value-type="float">
            <text:p>0</text:p>
          </table:table-cell>
          <table:table-cell office:value-type="float" office:value="328080.567462157" calcext:value-type="float">
            <text:p>328080.567462157</text:p>
          </table:table-cell>
          <table:table-cell office:value-type="float" office:value="4689328.62866237" calcext:value-type="float">
            <text:p>4689328.628662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GNGGA,172831.00,4220.2337428,N,07105.2134778,W,4,07,2.4,5.755,M,-28.727,M,1.0,0061*65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4111" calcext:value-type="float">
            <text:p>1707604111</text:p>
          </table:table-cell>
        </table:table-row>
        <table:table-row table:style-name="ro2">
          <table:table-cell office:value-type="float" office:value="1707594966.79685" calcext:value-type="float">
            <text:p>1707594966.79685</text:p>
          </table:table-cell>
          <table:table-cell office:value-type="float" office:value="42.3372290433333" calcext:value-type="float">
            <text:p>42.3372290433333</text:p>
          </table:table-cell>
          <table:table-cell office:value-type="float" office:value="-71.0868913033333" calcext:value-type="float">
            <text:p>-71.0868913033333</text:p>
          </table:table-cell>
          <table:table-cell office:value-type="float" office:value="0" calcext:value-type="float">
            <text:p>0</text:p>
          </table:table-cell>
          <table:table-cell office:value-type="float" office:value="328080.566903845" calcext:value-type="float">
            <text:p>328080.566903845</text:p>
          </table:table-cell>
          <table:table-cell office:value-type="float" office:value="4689328.62830571" calcext:value-type="float">
            <text:p>4689328.628305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GNGGA,172832.00,4220.2337426,N,07105.2134782,W,4,07,2.4,5.755,M,-28.727,M,2.0,0061*6E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4112" calcext:value-type="float">
            <text:p>1707604112</text:p>
          </table:table-cell>
        </table:table-row>
        <table:table-row table:style-name="ro2">
          <table:table-cell office:value-type="float" office:value="1707594967.80554" calcext:value-type="float">
            <text:p>1707594967.80554</text:p>
          </table:table-cell>
          <table:table-cell office:value-type="float" office:value="42.3372290433333" calcext:value-type="float">
            <text:p>42.3372290433333</text:p>
          </table:table-cell>
          <table:table-cell office:value-type="float" office:value="-71.08689131" calcext:value-type="float">
            <text:p>-71.08689131</text:p>
          </table:table-cell>
          <table:table-cell office:value-type="float" office:value="0" calcext:value-type="float">
            <text:p>0</text:p>
          </table:table-cell>
          <table:table-cell office:value-type="float" office:value="328080.566354618" calcext:value-type="float">
            <text:p>328080.566354618</text:p>
          </table:table-cell>
          <table:table-cell office:value-type="float" office:value="4689328.62831919" calcext:value-type="float">
            <text:p>4689328.628319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GNGGA,172833.00,4220.2337426,N,07105.2134786,W,4,07,2.4,5.755,M,-28.727,M,1.0,0061*68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4113" calcext:value-type="float">
            <text:p>1707604113</text:p>
          </table:table-cell>
        </table:table-row>
        <table:table-row table:style-name="ro2">
          <table:table-cell office:value-type="float" office:value="1707594968.81487" calcext:value-type="float">
            <text:p>1707594968.81487</text:p>
          </table:table-cell>
          <table:table-cell office:value-type="float" office:value="42.3372283783333" calcext:value-type="float">
            <text:p>42.3372283783333</text:p>
          </table:table-cell>
          <table:table-cell office:value-type="float" office:value="-71.0868914716667" calcext:value-type="float">
            <text:p>-71.0868914716667</text:p>
          </table:table-cell>
          <table:table-cell office:value-type="float" office:value="0" calcext:value-type="float">
            <text:p>0</text:p>
          </table:table-cell>
          <table:table-cell office:value-type="float" office:value="328080.551223627" calcext:value-type="float">
            <text:p>328080.551223627</text:p>
          </table:table-cell>
          <table:table-cell office:value-type="float" office:value="4689328.55480288" calcext:value-type="float">
            <text:p>4689328.554802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GNGGA,172834.00,4220.2337027,N,07105.2134883,W,5,07,2.4,5.770,M,-28.727,M,2.0,0061*65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14" calcext:value-type="float">
            <text:p>1707604114</text:p>
          </table:table-cell>
        </table:table-row>
        <table:table-row table:style-name="ro2">
          <table:table-cell office:value-type="float" office:value="1707594969.82346" calcext:value-type="float">
            <text:p>1707594969.82346</text:p>
          </table:table-cell>
          <table:table-cell office:value-type="float" office:value="42.3372281683333" calcext:value-type="float">
            <text:p>42.3372281683333</text:p>
          </table:table-cell>
          <table:table-cell office:value-type="float" office:value="-71.0868913083333" calcext:value-type="float">
            <text:p>-71.0868913083333</text:p>
          </table:table-cell>
          <table:table-cell office:value-type="float" office:value="0" calcext:value-type="float">
            <text:p>0</text:p>
          </table:table-cell>
          <table:table-cell office:value-type="float" office:value="328080.564107408" calcext:value-type="float">
            <text:p>328080.564107408</text:p>
          </table:table-cell>
          <table:table-cell office:value-type="float" office:value="4689328.53115375" calcext:value-type="float">
            <text:p>4689328.531153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$GNGGA,172835.00,4220.2336901,N,07105.2134785,W,1,06,1.9,5.792,M,-28.727,M,1.0,*62</text:p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707604115" calcext:value-type="float">
            <text:p>1707604115</text:p>
          </table:table-cell>
        </table:table-row>
        <table:table-row table:style-name="ro2">
          <table:table-cell office:value-type="float" office:value="1707594970.83522" calcext:value-type="float">
            <text:p>1707594970.83522</text:p>
          </table:table-cell>
          <table:table-cell office:value-type="float" office:value="42.3372277933333" calcext:value-type="float">
            <text:p>42.3372277933333</text:p>
          </table:table-cell>
          <table:table-cell office:value-type="float" office:value="-71.0868905016667" calcext:value-type="float">
            <text:p>-71.0868905016667</text:p>
          </table:table-cell>
          <table:table-cell office:value-type="float" office:value="0" calcext:value-type="float">
            <text:p>0</text:p>
          </table:table-cell>
          <table:table-cell office:value-type="float" office:value="328080.629541962" calcext:value-type="float">
            <text:p>328080.629541962</text:p>
          </table:table-cell>
          <table:table-cell office:value-type="float" office:value="4689328.48788191" calcext:value-type="float">
            <text:p>4689328.487881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36.00,4220.2336676,N,07105.2134301,W,4,07,1.5,5.845,M,-28.727,M,1.0,0061*6C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4116" calcext:value-type="float">
            <text:p>1707604116</text:p>
          </table:table-cell>
        </table:table-row>
        <table:table-row table:style-name="ro2">
          <table:table-cell office:value-type="float" office:value="1707594971.83878" calcext:value-type="float">
            <text:p>1707594971.83878</text:p>
          </table:table-cell>
          <table:table-cell office:value-type="float" office:value="42.3372280116667" calcext:value-type="float">
            <text:p>42.3372280116667</text:p>
          </table:table-cell>
          <table:table-cell office:value-type="float" office:value="-71.0868903116667" calcext:value-type="float">
            <text:p>-71.0868903116667</text:p>
          </table:table-cell>
          <table:table-cell office:value-type="float" office:value="0" calcext:value-type="float">
            <text:p>0</text:p>
          </table:table-cell>
          <table:table-cell office:value-type="float" office:value="328080.645789932" calcext:value-type="float">
            <text:p>328080.645789932</text:p>
          </table:table-cell>
          <table:table-cell office:value-type="float" office:value="4689328.51174201" calcext:value-type="float">
            <text:p>4689328.511742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37.00,4220.2336807,N,07105.2134187,W,5,07,1.5,5.737,M,-28.727,M,2.0,0061*6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17" calcext:value-type="float">
            <text:p>1707604117</text:p>
          </table:table-cell>
        </table:table-row>
        <table:table-row table:style-name="ro2">
          <table:table-cell office:value-type="float" office:value="1707594972.84274" calcext:value-type="float">
            <text:p>1707594972.84274</text:p>
          </table:table-cell>
          <table:table-cell office:value-type="float" office:value="45.67056125" calcext:value-type="float">
            <text:p>45.67056125</text:p>
          </table:table-cell>
          <table:table-cell office:value-type="float" office:value="-71.0868898733333" calcext:value-type="float">
            <text:p>-71.0868898733333</text:p>
          </table:table-cell>
          <table:table-cell office:value-type="float" office:value="0" calcext:value-type="float">
            <text:p>0</text:p>
          </table:table-cell>
          <table:table-cell office:value-type="float" office:value="337451.757182661" calcext:value-type="float">
            <text:p>337451.757182661</text:p>
          </table:table-cell>
          <table:table-cell office:value-type="float" office:value="5059563.68389287" calcext:value-type="float">
            <text:p>5059563.683892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38.00,4220.2336750,N,07105.2133924,W,5,07,1.5,5.723,M,-28.727,M,1.0,0061*6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18" calcext:value-type="float">
            <text:p>1707604118</text:p>
          </table:table-cell>
        </table:table-row>
        <table:table-row table:style-name="ro2">
          <table:table-cell office:value-type="float" office:value="1707594973.85181" calcext:value-type="float">
            <text:p>1707594973.85181</text:p>
          </table:table-cell>
          <table:table-cell office:value-type="float" office:value="42.33722778" calcext:value-type="float">
            <text:p>42.33722778</text:p>
          </table:table-cell>
          <table:table-cell office:value-type="float" office:value="-72.7535560833333" calcext:value-type="float">
            <text:p>-72.7535560833333</text:p>
          </table:table-cell>
          <table:table-cell office:value-type="float" office:value="0" calcext:value-type="float">
            <text:p>0</text:p>
          </table:table-cell>
          <table:table-cell office:value-type="float" office:value="685064.095966854" calcext:value-type="float">
            <text:p>685064.095966854</text:p>
          </table:table-cell>
          <table:table-cell office:value-type="float" office:value="4689663.42314655" calcext:value-type="float">
            <text:p>4689663.423146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39.00,4220.2336668,N,07105.2133650,W,5,07,1.5,5.698,M,-28.727,M,2.0,0061*66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19" calcext:value-type="float">
            <text:p>1707604119</text:p>
          </table:table-cell>
        </table:table-row>
        <table:table-row table:style-name="ro2">
          <table:table-cell office:value-type="float" office:value="1707594974.85949" calcext:value-type="float">
            <text:p>1707594974.85949</text:p>
          </table:table-cell>
          <table:table-cell office:value-type="float" office:value="42.3372277366667" calcext:value-type="float">
            <text:p>42.3372277366667</text:p>
          </table:table-cell>
          <table:table-cell office:value-type="float" office:value="-71.0868892116667" calcext:value-type="float">
            <text:p>-71.0868892116667</text:p>
          </table:table-cell>
          <table:table-cell office:value-type="float" office:value="0" calcext:value-type="float">
            <text:p>0</text:p>
          </table:table-cell>
          <table:table-cell office:value-type="float" office:value="328080.735662998" calcext:value-type="float">
            <text:p>328080.735662998</text:p>
          </table:table-cell>
          <table:table-cell office:value-type="float" office:value="4689328.47898134" calcext:value-type="float">
            <text:p>4689328.478981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40.00,4220.2336642,N,07105.2133527,W,5,07,1.5,5.693,M,-28.727,M,1.0,0061*6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20" calcext:value-type="float">
            <text:p>1707604120</text:p>
          </table:table-cell>
        </table:table-row>
        <table:table-row table:style-name="ro2">
          <table:table-cell office:value-type="float" office:value="1707594975.868" calcext:value-type="float">
            <text:p>1707594975.868</text:p>
          </table:table-cell>
          <table:table-cell office:value-type="float" office:value="45.67056095" calcext:value-type="float">
            <text:p>45.67056095</text:p>
          </table:table-cell>
          <table:table-cell office:value-type="float" office:value="-72.7535556333333" calcext:value-type="float">
            <text:p>-72.7535556333333</text:p>
          </table:table-cell>
          <table:table-cell office:value-type="float" office:value="0" calcext:value-type="float">
            <text:p>0</text:p>
          </table:table-cell>
          <table:table-cell office:value-type="float" office:value="674975.836506929" calcext:value-type="float">
            <text:p>674975.836506929</text:p>
          </table:table-cell>
          <table:table-cell office:value-type="float" office:value="5059899.98681145" calcext:value-type="float">
            <text:p>5059899.986811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41.00,4220.2336570,N,07105.2133380,W,5,07,1.5,5.683,M,-28.727,M,1.0,0061*62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21" calcext:value-type="float">
            <text:p>1707604121</text:p>
          </table:table-cell>
        </table:table-row>
        <table:table-row table:style-name="ro2">
          <table:table-cell office:value-type="float" office:value="1707594976.87647" calcext:value-type="float">
            <text:p>1707594976.87647</text:p>
          </table:table-cell>
          <table:table-cell office:value-type="float" office:value="42.3372275933333" calcext:value-type="float">
            <text:p>42.3372275933333</text:p>
          </table:table-cell>
          <table:table-cell office:value-type="float" office:value="-72.75355555" calcext:value-type="float">
            <text:p>-72.75355555</text:p>
          </table:table-cell>
          <table:table-cell office:value-type="float" office:value="0" calcext:value-type="float">
            <text:p>0</text:p>
          </table:table-cell>
          <table:table-cell office:value-type="float" office:value="685064.140453098" calcext:value-type="float">
            <text:p>685064.140453098</text:p>
          </table:table-cell>
          <table:table-cell office:value-type="float" office:value="4689663.40357928" calcext:value-type="float">
            <text:p>4689663.403579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42.00,4220.2336556,N,07105.2133330,W,5,07,1.5,5.663,M,-28.727,M,2.0,0061*6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22" calcext:value-type="float">
            <text:p>1707604122</text:p>
          </table:table-cell>
        </table:table-row>
        <table:table-row table:style-name="ro2">
          <table:table-cell office:value-type="float" office:value="1707594977.88482" calcext:value-type="float">
            <text:p>1707594977.88482</text:p>
          </table:table-cell>
          <table:table-cell office:value-type="float" office:value="45.67056085" calcext:value-type="float">
            <text:p>45.67056085</text:p>
          </table:table-cell>
          <table:table-cell office:value-type="float" office:value="-71.086888915" calcext:value-type="float">
            <text:p>-71.086888915</text:p>
          </table:table-cell>
          <table:table-cell office:value-type="float" office:value="0" calcext:value-type="float">
            <text:p>0</text:p>
          </table:table-cell>
          <table:table-cell office:value-type="float" office:value="337451.83066832" calcext:value-type="float">
            <text:p>337451.83066832</text:p>
          </table:table-cell>
          <table:table-cell office:value-type="float" office:value="5059563.63750767" calcext:value-type="float">
            <text:p>5059563.637507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43.00,4220.2336510,N,07105.2133349,W,5,07,1.5,5.654,M,-28.727,M,1.0,0061*6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23" calcext:value-type="float">
            <text:p>1707604123</text:p>
          </table:table-cell>
        </table:table-row>
        <table:table-row table:style-name="ro2">
          <table:table-cell office:value-type="float" office:value="1707594978.89334" calcext:value-type="float">
            <text:p>1707594978.89334</text:p>
          </table:table-cell>
          <table:table-cell office:value-type="float" office:value="42.3372275083333" calcext:value-type="float">
            <text:p>42.3372275083333</text:p>
          </table:table-cell>
          <table:table-cell office:value-type="float" office:value="-72.7535558" calcext:value-type="float">
            <text:p>-72.7535558</text:p>
          </table:table-cell>
          <table:table-cell office:value-type="float" office:value="0" calcext:value-type="float">
            <text:p>0</text:p>
          </table:table-cell>
          <table:table-cell office:value-type="float" office:value="685064.120106243" calcext:value-type="float">
            <text:p>685064.120106243</text:p>
          </table:table-cell>
          <table:table-cell office:value-type="float" office:value="4689663.39359644" calcext:value-type="float">
            <text:p>4689663.393596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44.00,4220.2336505,N,07105.2133480,W,5,07,1.5,5.635,M,-28.727,M,2.0,0061*6C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24" calcext:value-type="float">
            <text:p>1707604124</text:p>
          </table:table-cell>
        </table:table-row>
        <table:table-row table:style-name="ro2">
          <table:table-cell office:value-type="float" office:value="1707594979.90192" calcext:value-type="float">
            <text:p>1707594979.90192</text:p>
          </table:table-cell>
          <table:table-cell office:value-type="float" office:value="42.33722742" calcext:value-type="float">
            <text:p>42.33722742</text:p>
          </table:table-cell>
          <table:table-cell office:value-type="float" office:value="-72.7535562166667" calcext:value-type="float">
            <text:p>-72.7535562166667</text:p>
          </table:table-cell>
          <table:table-cell office:value-type="float" office:value="0" calcext:value-type="float">
            <text:p>0</text:p>
          </table:table-cell>
          <table:table-cell office:value-type="float" office:value="685064.086038351" calcext:value-type="float">
            <text:p>685064.086038351</text:p>
          </table:table-cell>
          <table:table-cell office:value-type="float" office:value="4689663.38288069" calcext:value-type="float">
            <text:p>4689663.382880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45.00,4220.2336452,N,07105.2133730,W,5,07,1.5,5.618,M,-28.727,M,1.0,0061*6A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25" calcext:value-type="float">
            <text:p>1707604125</text:p>
          </table:table-cell>
        </table:table-row>
        <table:table-row table:style-name="ro2">
          <table:table-cell office:value-type="float" office:value="1707594980.91055" calcext:value-type="float">
            <text:p>1707594980.91055</text:p>
          </table:table-cell>
          <table:table-cell office:value-type="float" office:value="42.337227325" calcext:value-type="float">
            <text:p>42.337227325</text:p>
          </table:table-cell>
          <table:table-cell office:value-type="float" office:value="-71.0868899316667" calcext:value-type="float">
            <text:p>-71.0868899316667</text:p>
          </table:table-cell>
          <table:table-cell office:value-type="float" office:value="0" calcext:value-type="float">
            <text:p>0</text:p>
          </table:table-cell>
          <table:table-cell office:value-type="float" office:value="328080.675224606" calcext:value-type="float">
            <text:p>328080.675224606</text:p>
          </table:table-cell>
          <table:table-cell office:value-type="float" office:value="4689328.43472462" calcext:value-type="float">
            <text:p>4689328.434724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46.00,4220.2336395,N,07105.2133959,W,5,07,1.5,5.600,M,-28.727,M,1.0,0061*6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26" calcext:value-type="float">
            <text:p>1707604126</text:p>
          </table:table-cell>
        </table:table-row>
        <table:table-row table:style-name="ro2">
          <table:table-cell office:value-type="float" office:value="1707594981.91896" calcext:value-type="float">
            <text:p>1707594981.91896</text:p>
          </table:table-cell>
          <table:table-cell office:value-type="float" office:value="42.3372272266667" calcext:value-type="float">
            <text:p>42.3372272266667</text:p>
          </table:table-cell>
          <table:table-cell office:value-type="float" office:value="-71.086890385" calcext:value-type="float">
            <text:p>-71.086890385</text:p>
          </table:table-cell>
          <table:table-cell office:value-type="float" office:value="0" calcext:value-type="float">
            <text:p>0</text:p>
          </table:table-cell>
          <table:table-cell office:value-type="float" office:value="328080.63760918" calcext:value-type="float">
            <text:p>328080.63760918</text:p>
          </table:table-cell>
          <table:table-cell office:value-type="float" office:value="4689328.42472202" calcext:value-type="float">
            <text:p>4689328.424722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47.00,4220.2336336,N,07105.2134231,W,5,07,1.5,5.581,M,-28.727,M,2.0,0061*6E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27" calcext:value-type="float">
            <text:p>1707604127</text:p>
          </table:table-cell>
        </table:table-row>
        <table:table-row table:style-name="ro2">
          <table:table-cell office:value-type="float" office:value="1707594982.92737" calcext:value-type="float">
            <text:p>1707594982.92737</text:p>
          </table:table-cell>
          <table:table-cell office:value-type="float" office:value="42.3372270416667" calcext:value-type="float">
            <text:p>42.3372270416667</text:p>
          </table:table-cell>
          <table:table-cell office:value-type="float" office:value="-71.08689089" calcext:value-type="float">
            <text:p>-71.08689089</text:p>
          </table:table-cell>
          <table:table-cell office:value-type="float" office:value="0" calcext:value-type="float">
            <text:p>0</text:p>
          </table:table-cell>
          <table:table-cell office:value-type="float" office:value="328080.595501067" calcext:value-type="float">
            <text:p>328080.595501067</text:p>
          </table:table-cell>
          <table:table-cell office:value-type="float" office:value="4689328.40520021" calcext:value-type="float">
            <text:p>4689328.405200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48.00,4220.2336225,N,07105.2134534,W,5,07,1.5,5.556,M,-28.727,M,1.0,0061*6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28" calcext:value-type="float">
            <text:p>1707604128</text:p>
          </table:table-cell>
        </table:table-row>
        <table:table-row table:style-name="ro2">
          <table:table-cell office:value-type="float" office:value="1707594983.93503" calcext:value-type="float">
            <text:p>1707594983.93503</text:p>
          </table:table-cell>
          <table:table-cell office:value-type="float" office:value="42.3372269633333" calcext:value-type="float">
            <text:p>42.3372269633333</text:p>
          </table:table-cell>
          <table:table-cell office:value-type="float" office:value="-71.08689152" calcext:value-type="float">
            <text:p>-71.08689152</text:p>
          </table:table-cell>
          <table:table-cell office:value-type="float" office:value="0" calcext:value-type="float">
            <text:p>0</text:p>
          </table:table-cell>
          <table:table-cell office:value-type="float" office:value="328080.543385626" calcext:value-type="float">
            <text:p>328080.543385626</text:p>
          </table:table-cell>
          <table:table-cell office:value-type="float" office:value="4689328.39777566" calcext:value-type="float">
            <text:p>4689328.397775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49.00,4220.2336178,N,07105.2134912,W,5,07,1.5,5.546,M,-28.727,M,1.0,0061*6A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29" calcext:value-type="float">
            <text:p>1707604129</text:p>
          </table:table-cell>
        </table:table-row>
        <table:table-row table:style-name="ro2">
          <table:table-cell office:value-type="float" office:value="1707594984.94295" calcext:value-type="float">
            <text:p>1707594984.94295</text:p>
          </table:table-cell>
          <table:table-cell office:value-type="float" office:value="42.33722692" calcext:value-type="float">
            <text:p>42.33722692</text:p>
          </table:table-cell>
          <table:table-cell office:value-type="float" office:value="-71.0868922916667" calcext:value-type="float">
            <text:p>-71.0868922916667</text:p>
          </table:table-cell>
          <table:table-cell office:value-type="float" office:value="0" calcext:value-type="float">
            <text:p>0</text:p>
          </table:table-cell>
          <table:table-cell office:value-type="float" office:value="328080.479694486" calcext:value-type="float">
            <text:p>328080.479694486</text:p>
          </table:table-cell>
          <table:table-cell office:value-type="float" office:value="4689328.39452401" calcext:value-type="float">
            <text:p>4689328.394524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50.00,4220.2336152,N,07105.2135375,W,5,07,1.5,5.529,M,-28.727,M,1.0,0061*6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30" calcext:value-type="float">
            <text:p>1707604130</text:p>
          </table:table-cell>
        </table:table-row>
        <table:table-row table:style-name="ro2">
          <table:table-cell office:value-type="float" office:value="1707594985.95225" calcext:value-type="float">
            <text:p>1707594985.95225</text:p>
          </table:table-cell>
          <table:table-cell office:value-type="float" office:value="42.33722686" calcext:value-type="float">
            <text:p>42.33722686</text:p>
          </table:table-cell>
          <table:table-cell office:value-type="float" office:value="-71.0868930433333" calcext:value-type="float">
            <text:p>-71.0868930433333</text:p>
          </table:table-cell>
          <table:table-cell office:value-type="float" office:value="0" calcext:value-type="float">
            <text:p>0</text:p>
          </table:table-cell>
          <table:table-cell office:value-type="float" office:value="328080.417605611" calcext:value-type="float">
            <text:p>328080.417605611</text:p>
          </table:table-cell>
          <table:table-cell office:value-type="float" office:value="4689328.38938122" calcext:value-type="float">
            <text:p>4689328.389381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51.00,4220.2336116,N,07105.2135826,W,5,07,1.5,5.531,M,-28.727,M,1.0,0061*6C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31" calcext:value-type="float">
            <text:p>1707604131</text:p>
          </table:table-cell>
        </table:table-row>
        <table:table-row table:style-name="ro2">
          <table:table-cell office:value-type="float" office:value="1707594986.96081" calcext:value-type="float">
            <text:p>1707594986.96081</text:p>
          </table:table-cell>
          <table:table-cell office:value-type="float" office:value="42.3372270033333" calcext:value-type="float">
            <text:p>42.3372270033333</text:p>
          </table:table-cell>
          <table:table-cell office:value-type="float" office:value="-71.0868939866667" calcext:value-type="float">
            <text:p>-71.0868939866667</text:p>
          </table:table-cell>
          <table:table-cell office:value-type="float" office:value="0" calcext:value-type="float">
            <text:p>0</text:p>
          </table:table-cell>
          <table:table-cell office:value-type="float" office:value="328080.340280569" calcext:value-type="float">
            <text:p>328080.340280569</text:p>
          </table:table-cell>
          <table:table-cell office:value-type="float" office:value="4689328.40720456" calcext:value-type="float">
            <text:p>4689328.407204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52.00,4220.2336202,N,07105.2136392,W,5,07,1.5,5.498,M,-28.727,M,1.0,0061*6C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32" calcext:value-type="float">
            <text:p>1707604132</text:p>
          </table:table-cell>
        </table:table-row>
        <table:table-row table:style-name="ro2">
          <table:table-cell office:value-type="float" office:value="1707594987.9693" calcext:value-type="float">
            <text:p>1707594987.9693</text:p>
          </table:table-cell>
          <table:table-cell office:value-type="float" office:value="45.6705604666667" calcext:value-type="float">
            <text:p>45.6705604666667</text:p>
          </table:table-cell>
          <table:table-cell office:value-type="float" office:value="-71.0868949633333" calcext:value-type="float">
            <text:p>-71.0868949633333</text:p>
          </table:table-cell>
          <table:table-cell office:value-type="float" office:value="0" calcext:value-type="float">
            <text:p>0</text:p>
          </table:table-cell>
          <table:table-cell office:value-type="float" office:value="337451.35845702" calcext:value-type="float">
            <text:p>337451.35845702</text:p>
          </table:table-cell>
          <table:table-cell office:value-type="float" office:value="5059563.60719965" calcext:value-type="float">
            <text:p>5059563.607199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53.00,4220.2336280,N,07105.2136978,W,5,07,1.5,5.467,M,-28.727,M,2.0,0061*6A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33" calcext:value-type="float">
            <text:p>1707604133</text:p>
          </table:table-cell>
        </table:table-row>
        <table:table-row table:style-name="ro2">
          <table:table-cell office:value-type="float" office:value="1707594988.97777" calcext:value-type="float">
            <text:p>1707594988.97777</text:p>
          </table:table-cell>
          <table:table-cell office:value-type="float" office:value="45.6705604666667" calcext:value-type="float">
            <text:p>45.6705604666667</text:p>
          </table:table-cell>
          <table:table-cell office:value-type="float" office:value="-71.08689584" calcext:value-type="float">
            <text:p>-71.08689584</text:p>
          </table:table-cell>
          <table:table-cell office:value-type="float" office:value="0" calcext:value-type="float">
            <text:p>0</text:p>
          </table:table-cell>
          <table:table-cell office:value-type="float" office:value="337451.290173959" calcext:value-type="float">
            <text:p>337451.290173959</text:p>
          </table:table-cell>
          <table:table-cell office:value-type="float" office:value="5059563.60897954" calcext:value-type="float">
            <text:p>5059563.608979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54.00,4220.2336280,N,07105.2137504,W,5,07,1.5,5.443,M,-28.727,M,1.0,0061*6E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34" calcext:value-type="float">
            <text:p>1707604134</text:p>
          </table:table-cell>
        </table:table-row>
        <table:table-row table:style-name="ro2">
          <table:table-cell office:value-type="float" office:value="1707594989.98557" calcext:value-type="float">
            <text:p>1707594989.98557</text:p>
          </table:table-cell>
          <table:table-cell office:value-type="float" office:value="45.6705605666667" calcext:value-type="float">
            <text:p>45.6705605666667</text:p>
          </table:table-cell>
          <table:table-cell office:value-type="float" office:value="-71.0868968416667" calcext:value-type="float">
            <text:p>-71.0868968416667</text:p>
          </table:table-cell>
          <table:table-cell office:value-type="float" office:value="0" calcext:value-type="float">
            <text:p>0</text:p>
          </table:table-cell>
          <table:table-cell office:value-type="float" office:value="337451.212444312" calcext:value-type="float">
            <text:p>337451.212444312</text:p>
          </table:table-cell>
          <table:table-cell office:value-type="float" office:value="5059563.6221231" calcext:value-type="float">
            <text:p>5059563.62212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55.00,4220.2336340,N,07105.2138105,W,5,08,1.5,5.409,M,-28.727,M,2.0,0061*6A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35" calcext:value-type="float">
            <text:p>1707604135</text:p>
          </table:table-cell>
        </table:table-row>
        <table:table-row table:style-name="ro2">
          <table:table-cell office:value-type="float" office:value="1707594990.99336" calcext:value-type="float">
            <text:p>1707594990.99336</text:p>
          </table:table-cell>
          <table:table-cell office:value-type="float" office:value="42.3372272866667" calcext:value-type="float">
            <text:p>42.3372272866667</text:p>
          </table:table-cell>
          <table:table-cell office:value-type="float" office:value="-71.0868978633333" calcext:value-type="float">
            <text:p>-71.0868978633333</text:p>
          </table:table-cell>
          <table:table-cell office:value-type="float" office:value="0" calcext:value-type="float">
            <text:p>0</text:p>
          </table:table-cell>
          <table:table-cell office:value-type="float" office:value="328080.021677084" calcext:value-type="float">
            <text:p>328080.021677084</text:p>
          </table:table-cell>
          <table:table-cell office:value-type="float" office:value="4689328.44650458" calcext:value-type="float">
            <text:p>4689328.446504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56.00,4220.2336372,N,07105.2138718,W,5,07,1.5,5.386,M,-28.727,M,1.0,0061*6E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36" calcext:value-type="float">
            <text:p>1707604136</text:p>
          </table:table-cell>
        </table:table-row>
        <table:table-row table:style-name="ro2">
          <table:table-cell office:value-type="float" office:value="1707594992.00352" calcext:value-type="float">
            <text:p>1707594992.00352</text:p>
          </table:table-cell>
          <table:table-cell office:value-type="float" office:value="42.337227285" calcext:value-type="float">
            <text:p>42.337227285</text:p>
          </table:table-cell>
          <table:table-cell office:value-type="float" office:value="-71.08689886" calcext:value-type="float">
            <text:p>-71.08689886</text:p>
          </table:table-cell>
          <table:table-cell office:value-type="float" office:value="0" calcext:value-type="float">
            <text:p>0</text:p>
          </table:table-cell>
          <table:table-cell office:value-type="float" office:value="328079.939563075" calcext:value-type="float">
            <text:p>328079.939563075</text:p>
          </table:table-cell>
          <table:table-cell office:value-type="float" office:value="4689328.44833461" calcext:value-type="float">
            <text:p>4689328.448334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57.00,4220.2336371,N,07105.2139316,W,5,07,1.5,5.370,M,-28.727,M,1.0,0061*6E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37" calcext:value-type="float">
            <text:p>1707604137</text:p>
          </table:table-cell>
        </table:table-row>
        <table:table-row table:style-name="ro2">
          <table:table-cell office:value-type="float" office:value="1707594993.01352" calcext:value-type="float">
            <text:p>1707594993.01352</text:p>
          </table:table-cell>
          <table:table-cell office:value-type="float" office:value="42.3372273783333" calcext:value-type="float">
            <text:p>42.3372273783333</text:p>
          </table:table-cell>
          <table:table-cell office:value-type="float" office:value="-71.0868998866667" calcext:value-type="float">
            <text:p>-71.0868998866667</text:p>
          </table:table-cell>
          <table:table-cell office:value-type="float" office:value="0" calcext:value-type="float">
            <text:p>0</text:p>
          </table:table-cell>
          <table:table-cell office:value-type="float" office:value="328079.855236437" calcext:value-type="float">
            <text:p>328079.855236437</text:p>
          </table:table-cell>
          <table:table-cell office:value-type="float" office:value="4689328.46077433" calcext:value-type="float">
            <text:p>4689328.460774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58.00,4220.2336427,N,07105.2139932,W,5,07,1.5,5.334,M,-28.727,M,1.0,0061*6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38" calcext:value-type="float">
            <text:p>1707604138</text:p>
          </table:table-cell>
        </table:table-row>
        <table:table-row table:style-name="ro2">
          <table:table-cell office:value-type="float" office:value="1707594994.02186" calcext:value-type="float">
            <text:p>1707594994.02186</text:p>
          </table:table-cell>
          <table:table-cell office:value-type="float" office:value="42.3372274883333" calcext:value-type="float">
            <text:p>42.3372274883333</text:p>
          </table:table-cell>
          <table:table-cell office:value-type="float" office:value="-71.08690114" calcext:value-type="float">
            <text:p>-71.08690114</text:p>
          </table:table-cell>
          <table:table-cell office:value-type="float" office:value="0" calcext:value-type="float">
            <text:p>0</text:p>
          </table:table-cell>
          <table:table-cell office:value-type="float" office:value="328079.752281496" calcext:value-type="float">
            <text:p>328079.752281496</text:p>
          </table:table-cell>
          <table:table-cell office:value-type="float" office:value="4689328.47552304" calcext:value-type="float">
            <text:p>4689328.475523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859.00,4220.2336493,N,07105.2140684,W,4,07,1.5,5.346,M,-28.727,M,2.0,0061*6C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4139" calcext:value-type="float">
            <text:p>1707604139</text:p>
          </table:table-cell>
        </table:table-row>
        <table:table-row table:style-name="ro2">
          <table:table-cell office:value-type="float" office:value="1707594995.03056" calcext:value-type="float">
            <text:p>1707594995.03056</text:p>
          </table:table-cell>
          <table:table-cell office:value-type="float" office:value="42.3372274883333" calcext:value-type="float">
            <text:p>42.3372274883333</text:p>
          </table:table-cell>
          <table:table-cell office:value-type="float" office:value="-72.7535678" calcext:value-type="float">
            <text:p>-72.7535678</text:p>
          </table:table-cell>
          <table:table-cell office:value-type="float" office:value="0" calcext:value-type="float">
            <text:p>0</text:p>
          </table:table-cell>
          <table:table-cell office:value-type="float" office:value="685063.131546168" calcext:value-type="float">
            <text:p>685063.131546168</text:p>
          </table:table-cell>
          <table:table-cell office:value-type="float" office:value="4689663.3652565" calcext:value-type="float">
            <text:p>4689663.36525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900.00,4220.2336493,N,07105.2140680,W,4,08,1.3,5.344,M,-28.727,M,1.0,0061*6D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4140" calcext:value-type="float">
            <text:p>1707604140</text:p>
          </table:table-cell>
        </table:table-row>
        <table:table-row table:style-name="ro2">
          <table:table-cell office:value-type="float" office:value="1707594996.03963" calcext:value-type="float">
            <text:p>1707594996.03963</text:p>
          </table:table-cell>
          <table:table-cell office:value-type="float" office:value="42.337227615" calcext:value-type="float">
            <text:p>42.337227615</text:p>
          </table:table-cell>
          <table:table-cell office:value-type="float" office:value="-71.0869030683333" calcext:value-type="float">
            <text:p>-71.0869030683333</text:p>
          </table:table-cell>
          <table:table-cell office:value-type="float" office:value="0" calcext:value-type="float">
            <text:p>0</text:p>
          </table:table-cell>
          <table:table-cell office:value-type="float" office:value="328079.593762717" calcext:value-type="float">
            <text:p>328079.593762717</text:p>
          </table:table-cell>
          <table:table-cell office:value-type="float" office:value="4689328.49348721" calcext:value-type="float">
            <text:p>4689328.493487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901.00,4220.2336569,N,07105.2141841,W,5,09,1.3,5.244,M,-28.727,M,1.0,0061*6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41" calcext:value-type="float">
            <text:p>1707604141</text:p>
          </table:table-cell>
        </table:table-row>
        <table:table-row table:style-name="ro2">
          <table:table-cell office:value-type="float" office:value="1707594997.0576" calcext:value-type="float">
            <text:p>1707594997.0576</text:p>
          </table:table-cell>
          <table:table-cell office:value-type="float" office:value="42.3372278216667" calcext:value-type="float">
            <text:p>42.3372278216667</text:p>
          </table:table-cell>
          <table:table-cell office:value-type="float" office:value="-71.0869043883333" calcext:value-type="float">
            <text:p>-71.0869043883333</text:p>
          </table:table-cell>
          <table:table-cell office:value-type="float" office:value="0" calcext:value-type="float">
            <text:p>0</text:p>
          </table:table-cell>
          <table:table-cell office:value-type="float" office:value="328079.485578935" calcext:value-type="float">
            <text:p>328079.485578935</text:p>
          </table:table-cell>
          <table:table-cell office:value-type="float" office:value="4689328.51910481" calcext:value-type="float">
            <text:p>4689328.519104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902.00,4220.2336693,N,07105.2142633,W,5,10,1.1,5.202,M,-28.727,M,2.0,0061*6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42" calcext:value-type="float">
            <text:p>1707604142</text:p>
          </table:table-cell>
        </table:table-row>
        <table:table-row table:style-name="ro2">
          <table:table-cell office:value-type="float" office:value="1707594998.14504" calcext:value-type="float">
            <text:p>1707594998.14504</text:p>
          </table:table-cell>
          <table:table-cell office:value-type="float" office:value="42.3372279916667" calcext:value-type="float">
            <text:p>42.3372279916667</text:p>
          </table:table-cell>
          <table:table-cell office:value-type="float" office:value="-71.086905525" calcext:value-type="float">
            <text:p>-71.086905525</text:p>
          </table:table-cell>
          <table:table-cell office:value-type="float" office:value="0" calcext:value-type="float">
            <text:p>0</text:p>
          </table:table-cell>
          <table:table-cell office:value-type="float" office:value="328079.392398981" calcext:value-type="float">
            <text:p>328079.392398981</text:p>
          </table:table-cell>
          <table:table-cell office:value-type="float" office:value="4689328.54028019" calcext:value-type="float">
            <text:p>4689328.54028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903.00,4220.2336795,N,07105.2143315,W,5,08,1.1,5.174,M,-28.727,M,1.0,0061*6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43" calcext:value-type="float">
            <text:p>1707604143</text:p>
          </table:table-cell>
        </table:table-row>
        <table:table-row table:style-name="ro2">
          <table:table-cell office:value-type="float" office:value="1707594999.23262" calcext:value-type="float">
            <text:p>1707594999.23262</text:p>
          </table:table-cell>
          <table:table-cell office:value-type="float" office:value="45.6705615666667" calcext:value-type="float">
            <text:p>45.6705615666667</text:p>
          </table:table-cell>
          <table:table-cell office:value-type="float" office:value="-71.0869064216667" calcext:value-type="float">
            <text:p>-71.0869064216667</text:p>
          </table:table-cell>
          <table:table-cell office:value-type="float" office:value="0" calcext:value-type="float">
            <text:p>0</text:p>
          </table:table-cell>
          <table:table-cell office:value-type="float" office:value="337450.469159592" calcext:value-type="float">
            <text:p>337450.469159592</text:p>
          </table:table-cell>
          <table:table-cell office:value-type="float" office:value="5059563.75267214" calcext:value-type="float">
            <text:p>5059563.752672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$GNGGA,172904.00,4220.2336940,N,07105.2143853,W,5,08,1.2,5.143,M,-28.727,M,2.0,0061*6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44" calcext:value-type="float">
            <text:p>1707604144</text:p>
          </table:table-cell>
        </table:table-row>
        <table:table-row table:style-name="ro2">
          <table:table-cell office:value-type="float" office:value="1707595000.24177" calcext:value-type="float">
            <text:p>1707595000.24177</text:p>
          </table:table-cell>
          <table:table-cell office:value-type="float" office:value="42.3372283966667" calcext:value-type="float">
            <text:p>42.3372283966667</text:p>
          </table:table-cell>
          <table:table-cell office:value-type="float" office:value="-71.0869072683333" calcext:value-type="float">
            <text:p>-71.0869072683333</text:p>
          </table:table-cell>
          <table:table-cell office:value-type="float" office:value="0" calcext:value-type="float">
            <text:p>0</text:p>
          </table:table-cell>
          <table:table-cell office:value-type="float" office:value="328079.249879769" calcext:value-type="float">
            <text:p>328079.249879769</text:p>
          </table:table-cell>
          <table:table-cell office:value-type="float" office:value="4689328.58877711" calcext:value-type="float">
            <text:p>4689328.588777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$GNGGA,172905.00,4220.2337038,N,07105.2144361,W,5,08,1.2,5.119,M,-28.727,M,1.0,0061*68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45" calcext:value-type="float">
            <text:p>1707604145</text:p>
          </table:table-cell>
        </table:table-row>
        <table:table-row table:style-name="ro2">
          <table:table-cell office:value-type="float" office:value="1707595001.25132" calcext:value-type="float">
            <text:p>1707595001.25132</text:p>
          </table:table-cell>
          <table:table-cell office:value-type="float" office:value="42.3372285883333" calcext:value-type="float">
            <text:p>42.3372285883333</text:p>
          </table:table-cell>
          <table:table-cell office:value-type="float" office:value="-71.0869082966667" calcext:value-type="float">
            <text:p>-71.0869082966667</text:p>
          </table:table-cell>
          <table:table-cell office:value-type="float" office:value="0" calcext:value-type="float">
            <text:p>0</text:p>
          </table:table-cell>
          <table:table-cell office:value-type="float" office:value="328079.165683803" calcext:value-type="float">
            <text:p>328079.165683803</text:p>
          </table:table-cell>
          <table:table-cell office:value-type="float" office:value="4689328.61213938" calcext:value-type="float">
            <text:p>4689328.612139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906.00,4220.2337153,N,07105.2144978,W,5,09,1.1,5.075,M,-28.727,M,1.0,0061*6C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46" calcext:value-type="float">
            <text:p>1707604146</text:p>
          </table:table-cell>
        </table:table-row>
        <table:table-row table:style-name="ro2">
          <table:table-cell office:value-type="float" office:value="1707595002.33155" calcext:value-type="float">
            <text:p>1707595002.33155</text:p>
          </table:table-cell>
          <table:table-cell office:value-type="float" office:value="42.33722871" calcext:value-type="float">
            <text:p>42.33722871</text:p>
          </table:table-cell>
          <table:table-cell office:value-type="float" office:value="-71.0869090566667" calcext:value-type="float">
            <text:p>-71.0869090566667</text:p>
          </table:table-cell>
          <table:table-cell office:value-type="float" office:value="0" calcext:value-type="float">
            <text:p>0</text:p>
          </table:table-cell>
          <table:table-cell office:value-type="float" office:value="328079.103403467" calcext:value-type="float">
            <text:p>328079.103403467</text:p>
          </table:table-cell>
          <table:table-cell office:value-type="float" office:value="4689328.62718614" calcext:value-type="float">
            <text:p>4689328.627186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907.00,4220.2337226,N,07105.2145434,W,5,08,1.3,5.028,M,-28.727,M,2.0,0061*6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47" calcext:value-type="float">
            <text:p>1707604147</text:p>
          </table:table-cell>
        </table:table-row>
        <table:table-row table:style-name="ro2">
          <table:table-cell office:value-type="float" office:value="1707595003.41971" calcext:value-type="float">
            <text:p>1707595003.41971</text:p>
          </table:table-cell>
          <table:table-cell office:value-type="float" office:value="42.3372288983333" calcext:value-type="float">
            <text:p>42.3372288983333</text:p>
          </table:table-cell>
          <table:table-cell office:value-type="float" office:value="-71.0869097583333" calcext:value-type="float">
            <text:p>-71.0869097583333</text:p>
          </table:table-cell>
          <table:table-cell office:value-type="float" office:value="0" calcext:value-type="float">
            <text:p>0</text:p>
          </table:table-cell>
          <table:table-cell office:value-type="float" office:value="328079.046110551" calcext:value-type="float">
            <text:p>328079.046110551</text:p>
          </table:table-cell>
          <table:table-cell office:value-type="float" office:value="4689328.64951779" calcext:value-type="float">
            <text:p>4689328.649517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908.00,4220.2337339,N,07105.2145855,W,5,08,1.3,4.985,M,-28.727,M,1.0,0061*67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48" calcext:value-type="float">
            <text:p>1707604148</text:p>
          </table:table-cell>
        </table:table-row>
        <table:table-row table:style-name="ro2">
          <table:table-cell office:value-type="float" office:value="1707595004.50884" calcext:value-type="float">
            <text:p>1707595004.50884</text:p>
          </table:table-cell>
          <table:table-cell office:value-type="float" office:value="42.337229015" calcext:value-type="float">
            <text:p>42.337229015</text:p>
          </table:table-cell>
          <table:table-cell office:value-type="float" office:value="-71.086910345" calcext:value-type="float">
            <text:p>-71.086910345</text:p>
          </table:table-cell>
          <table:table-cell office:value-type="float" office:value="0" calcext:value-type="float">
            <text:p>0</text:p>
          </table:table-cell>
          <table:table-cell office:value-type="float" office:value="328078.998096495" calcext:value-type="float">
            <text:p>328078.998096495</text:p>
          </table:table-cell>
          <table:table-cell office:value-type="float" office:value="4689328.66365889" calcext:value-type="float">
            <text:p>4689328.663658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909.00,4220.2337409,N,07105.2146207,W,5,08,1.3,4.932,M,-28.727,M,2.0,0061*6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49" calcext:value-type="float">
            <text:p>1707604149</text:p>
          </table:table-cell>
        </table:table-row>
        <table:table-row table:style-name="ro2">
          <table:table-cell office:value-type="float" office:value="1707595005.59634" calcext:value-type="float">
            <text:p>1707595005.59634</text:p>
          </table:table-cell>
          <table:table-cell office:value-type="float" office:value="42.3372291866667" calcext:value-type="float">
            <text:p>42.3372291866667</text:p>
          </table:table-cell>
          <table:table-cell office:value-type="float" office:value="-71.0869109283333" calcext:value-type="float">
            <text:p>-71.0869109283333</text:p>
          </table:table-cell>
          <table:table-cell office:value-type="float" office:value="0" calcext:value-type="float">
            <text:p>0</text:p>
          </table:table-cell>
          <table:table-cell office:value-type="float" office:value="328078.950506942" calcext:value-type="float">
            <text:p>328078.950506942</text:p>
          </table:table-cell>
          <table:table-cell office:value-type="float" office:value="4689328.68390058" calcext:value-type="float">
            <text:p>4689328.683900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910.00,4220.2337512,N,07105.2146557,W,5,08,1.3,4.900,M,-28.727,M,1.0,0061*6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50" calcext:value-type="float">
            <text:p>1707604150</text:p>
          </table:table-cell>
        </table:table-row>
        <table:table-row table:style-name="ro2">
          <table:table-cell office:value-type="float" office:value="1707595006.68439" calcext:value-type="float">
            <text:p>1707595006.68439</text:p>
          </table:table-cell>
          <table:table-cell office:value-type="float" office:value="42.3372293483333" calcext:value-type="float">
            <text:p>42.3372293483333</text:p>
          </table:table-cell>
          <table:table-cell office:value-type="float" office:value="-71.0869114383333" calcext:value-type="float">
            <text:p>-71.0869114383333</text:p>
          </table:table-cell>
          <table:table-cell office:value-type="float" office:value="0" calcext:value-type="float">
            <text:p>0</text:p>
          </table:table-cell>
          <table:table-cell office:value-type="float" office:value="328078.908931636" calcext:value-type="float">
            <text:p>328078.908931636</text:p>
          </table:table-cell>
          <table:table-cell office:value-type="float" office:value="4689328.70288358" calcext:value-type="float">
            <text:p>4689328.702883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911.00,4220.2337609,N,07105.2146863,W,5,08,1.3,4.871,M,-28.727,M,1.0,0061*65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51" calcext:value-type="float">
            <text:p>1707604151</text:p>
          </table:table-cell>
        </table:table-row>
        <table:table-row table:style-name="ro2">
          <table:table-cell office:value-type="float" office:value="1707595007.7718" calcext:value-type="float">
            <text:p>1707595007.7718</text:p>
          </table:table-cell>
          <table:table-cell office:value-type="float" office:value="42.3372295483333" calcext:value-type="float">
            <text:p>42.3372295483333</text:p>
          </table:table-cell>
          <table:table-cell office:value-type="float" office:value="-71.0869118383333" calcext:value-type="float">
            <text:p>-71.0869118383333</text:p>
          </table:table-cell>
          <table:table-cell office:value-type="float" office:value="0" calcext:value-type="float">
            <text:p>0</text:p>
          </table:table-cell>
          <table:table-cell office:value-type="float" office:value="328078.876523041" calcext:value-type="float">
            <text:p>328078.876523041</text:p>
          </table:table-cell>
          <table:table-cell office:value-type="float" office:value="4689328.7259008" calcext:value-type="float">
            <text:p>4689328.72590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912.00,4220.2337729,N,07105.2147103,W,5,08,1.3,4.828,M,-28.727,M,2.0,0061*6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52" calcext:value-type="float">
            <text:p>1707604152</text:p>
          </table:table-cell>
        </table:table-row>
        <table:table-row table:style-name="ro2">
          <table:table-cell office:value-type="float" office:value="1707595008.8602" calcext:value-type="float">
            <text:p>1707595008.8602</text:p>
          </table:table-cell>
          <table:table-cell office:value-type="float" office:value="42.3372298416667" calcext:value-type="float">
            <text:p>42.3372298416667</text:p>
          </table:table-cell>
          <table:table-cell office:value-type="float" office:value="-71.08691247" calcext:value-type="float">
            <text:p>-71.08691247</text:p>
          </table:table-cell>
          <table:table-cell office:value-type="float" office:value="0" calcext:value-type="float">
            <text:p>0</text:p>
          </table:table-cell>
          <table:table-cell office:value-type="float" office:value="328078.825283156" calcext:value-type="float">
            <text:p>328078.825283156</text:p>
          </table:table-cell>
          <table:table-cell office:value-type="float" office:value="4689328.75975037" calcext:value-type="float">
            <text:p>4689328.759750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NGGA,172913.00,4220.2337905,N,07105.2147482,W,5,10,1.0,4.789,M,-28.727,M,1.0,0061*6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53" calcext:value-type="float">
            <text:p>1707604153</text:p>
          </table:table-cell>
        </table:table-row>
        <table:table-row table:style-name="ro2">
          <table:table-cell office:value-type="float" office:value="1707595009.94528" calcext:value-type="float">
            <text:p>1707595009.94528</text:p>
          </table:table-cell>
          <table:table-cell office:value-type="float" office:value="42.337230185" calcext:value-type="float">
            <text:p>42.337230185</text:p>
          </table:table-cell>
          <table:table-cell office:value-type="float" office:value="-71.0869128966667" calcext:value-type="float">
            <text:p>-71.0869128966667</text:p>
          </table:table-cell>
          <table:table-cell office:value-type="float" office:value="0" calcext:value-type="float">
            <text:p>0</text:p>
          </table:table-cell>
          <table:table-cell office:value-type="float" office:value="328078.791068264" calcext:value-type="float">
            <text:p>328078.791068264</text:p>
          </table:table-cell>
          <table:table-cell office:value-type="float" office:value="4689328.79873757" calcext:value-type="float">
            <text:p>4689328.798737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NGGA,172914.00,4220.2338111,N,07105.2147738,W,5,10,1.0,4.746,M,-28.727,M,2.0,0061*63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54" calcext:value-type="float">
            <text:p>1707604154</text:p>
          </table:table-cell>
        </table:table-row>
        <table:table-row table:style-name="ro2">
          <table:table-cell office:value-type="float" office:value="1707595011.03102" calcext:value-type="float">
            <text:p>1707595011.03102</text:p>
          </table:table-cell>
          <table:table-cell office:value-type="float" office:value="42.3372305533333" calcext:value-type="float">
            <text:p>42.3372305533333</text:p>
          </table:table-cell>
          <table:table-cell office:value-type="float" office:value="-71.0869133183333" calcext:value-type="float">
            <text:p>-71.0869133183333</text:p>
          </table:table-cell>
          <table:table-cell office:value-type="float" office:value="0" calcext:value-type="float">
            <text:p>0</text:p>
          </table:table-cell>
          <table:table-cell office:value-type="float" office:value="328078.757333426" calcext:value-type="float">
            <text:p>328078.757333426</text:p>
          </table:table-cell>
          <table:table-cell office:value-type="float" office:value="4689328.84049073" calcext:value-type="float">
            <text:p>4689328.840490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GNGGA,172915.00,4220.2338332,N,07105.2147991,W,5,07,2.4,4.707,M,-28.727,M,1.0,0061*6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55" calcext:value-type="float">
            <text:p>1707604155</text:p>
          </table:table-cell>
        </table:table-row>
        <table:table-row table:style-name="ro2">
          <table:table-cell office:value-type="float" office:value="1707595012.03498" calcext:value-type="float">
            <text:p>1707595012.03498</text:p>
          </table:table-cell>
          <table:table-cell office:value-type="float" office:value="42.337230945" calcext:value-type="float">
            <text:p>42.337230945</text:p>
          </table:table-cell>
          <table:table-cell office:value-type="float" office:value="-71.0869137283333" calcext:value-type="float">
            <text:p>-71.0869137283333</text:p>
          </table:table-cell>
          <table:table-cell office:value-type="float" office:value="0" calcext:value-type="float">
            <text:p>0</text:p>
          </table:table-cell>
          <table:table-cell office:value-type="float" office:value="328078.724623321" calcext:value-type="float">
            <text:p>328078.724623321</text:p>
          </table:table-cell>
          <table:table-cell office:value-type="float" office:value="4689328.88481128" calcext:value-type="float">
            <text:p>4689328.884811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GNGGA,172916.00,4220.2338567,N,07105.2148237,W,5,07,2.4,4.667,M,-28.727,M,1.0,0061*6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56" calcext:value-type="float">
            <text:p>1707604156</text:p>
          </table:table-cell>
        </table:table-row>
        <table:table-row table:style-name="ro2">
          <table:table-cell office:value-type="float" office:value="1707595013.03956" calcext:value-type="float">
            <text:p>1707595013.03956</text:p>
          </table:table-cell>
          <table:table-cell office:value-type="float" office:value="42.337231355" calcext:value-type="float">
            <text:p>42.337231355</text:p>
          </table:table-cell>
          <table:table-cell office:value-type="float" office:value="-71.0869141733333" calcext:value-type="float">
            <text:p>-71.0869141733333</text:p>
          </table:table-cell>
          <table:table-cell office:value-type="float" office:value="0" calcext:value-type="float">
            <text:p>0</text:p>
          </table:table-cell>
          <table:table-cell office:value-type="float" office:value="328078.689079736" calcext:value-type="float">
            <text:p>328078.689079736</text:p>
          </table:table-cell>
          <table:table-cell office:value-type="float" office:value="4689328.93123838" calcext:value-type="float">
            <text:p>4689328.931238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GNGGA,172917.00,4220.2338813,N,07105.2148504,W,5,07,2.4,4.617,M,-28.727,M,2.0,0061*6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57" calcext:value-type="float">
            <text:p>1707604157</text:p>
          </table:table-cell>
        </table:table-row>
        <table:table-row table:style-name="ro2">
          <table:table-cell office:value-type="float" office:value="1707595014.04837" calcext:value-type="float">
            <text:p>1707595014.04837</text:p>
          </table:table-cell>
          <table:table-cell office:value-type="float" office:value="42.3372309866667" calcext:value-type="float">
            <text:p>42.3372309866667</text:p>
          </table:table-cell>
          <table:table-cell office:value-type="float" office:value="-71.0869140216667" calcext:value-type="float">
            <text:p>-71.0869140216667</text:p>
          </table:table-cell>
          <table:table-cell office:value-type="float" office:value="0" calcext:value-type="float">
            <text:p>0</text:p>
          </table:table-cell>
          <table:table-cell office:value-type="float" office:value="328078.700570874" calcext:value-type="float">
            <text:p>328078.700570874</text:p>
          </table:table-cell>
          <table:table-cell office:value-type="float" office:value="4689328.89003113" calcext:value-type="float">
            <text:p>4689328.890031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918.00,4220.2338592,N,07105.2148413,W,4,08,1.3,4.569,M,-28.727,M,1.0,0061*62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4158" calcext:value-type="float">
            <text:p>1707604158</text:p>
          </table:table-cell>
        </table:table-row>
        <table:table-row table:style-name="ro2">
          <table:table-cell office:value-type="float" office:value="1707595015.05645" calcext:value-type="float">
            <text:p>1707595015.05645</text:p>
          </table:table-cell>
          <table:table-cell office:value-type="float" office:value="42.337231835" calcext:value-type="float">
            <text:p>42.337231835</text:p>
          </table:table-cell>
          <table:table-cell office:value-type="float" office:value="-71.08691503" calcext:value-type="float">
            <text:p>-71.08691503</text:p>
          </table:table-cell>
          <table:table-cell office:value-type="float" office:value="0" calcext:value-type="float">
            <text:p>0</text:p>
          </table:table-cell>
          <table:table-cell office:value-type="float" office:value="328078.619812137" calcext:value-type="float">
            <text:p>328078.619812137</text:p>
          </table:table-cell>
          <table:table-cell office:value-type="float" office:value="4689328.98627078" calcext:value-type="float">
            <text:p>4689328.986270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919.00,4220.2339101,N,07105.2149018,W,5,08,1.3,4.567,M,-28.727,M,2.0,0061*6E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59" calcext:value-type="float">
            <text:p>1707604159</text:p>
          </table:table-cell>
        </table:table-row>
        <table:table-row table:style-name="ro2">
          <table:table-cell office:value-type="float" office:value="1707595016.0625" calcext:value-type="float">
            <text:p>1707595016.0625</text:p>
          </table:table-cell>
          <table:table-cell office:value-type="float" office:value="42.3372320366667" calcext:value-type="float">
            <text:p>42.3372320366667</text:p>
          </table:table-cell>
          <table:table-cell office:value-type="float" office:value="-71.0869152033333" calcext:value-type="float">
            <text:p>-71.0869152033333</text:p>
          </table:table-cell>
          <table:table-cell office:value-type="float" office:value="0" calcext:value-type="float">
            <text:p>0</text:p>
          </table:table-cell>
          <table:table-cell office:value-type="float" office:value="328078.606081813" calcext:value-type="float">
            <text:p>328078.606081813</text:p>
          </table:table-cell>
          <table:table-cell office:value-type="float" office:value="4689329.00901478" calcext:value-type="float">
            <text:p>4689329.009014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$GNGGA,172920.00,4220.2339222,N,07105.2149122,W,1,06,1.4,4.546,M,-28.727,M,1.0,*64</text:p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707604160" calcext:value-type="float">
            <text:p>1707604160</text:p>
          </table:table-cell>
        </table:table-row>
        <table:table-row table:style-name="ro2">
          <table:table-cell office:value-type="float" office:value="1707595017.06767" calcext:value-type="float">
            <text:p>1707595017.06767</text:p>
          </table:table-cell>
          <table:table-cell office:value-type="float" office:value="45.67056555" calcext:value-type="float">
            <text:p>45.67056555</text:p>
          </table:table-cell>
          <table:table-cell office:value-type="float" office:value="-71.0869153766667" calcext:value-type="float">
            <text:p>-71.0869153766667</text:p>
          </table:table-cell>
          <table:table-cell office:value-type="float" office:value="0" calcext:value-type="float">
            <text:p>0</text:p>
          </table:table-cell>
          <table:table-cell office:value-type="float" office:value="337449.783195413" calcext:value-type="float">
            <text:p>337449.783195413</text:p>
          </table:table-cell>
          <table:table-cell office:value-type="float" office:value="5059564.21339705" calcext:value-type="float">
            <text:p>5059564.213397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$GNGGA,172921.00,4220.2339330,N,07105.2149226,W,1,06,1.4,4.523,M,-28.727,M,1.0,*63</text:p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707604161" calcext:value-type="float">
            <text:p>1707604161</text:p>
          </table:table-cell>
        </table:table-row>
        <table:table-row table:style-name="ro2">
          <table:table-cell office:value-type="float" office:value="1707595018.0724" calcext:value-type="float">
            <text:p>1707595018.0724</text:p>
          </table:table-cell>
          <table:table-cell office:value-type="float" office:value="42.3372324933333" calcext:value-type="float">
            <text:p>42.3372324933333</text:p>
          </table:table-cell>
          <table:table-cell office:value-type="float" office:value="-71.0869156716667" calcext:value-type="float">
            <text:p>-71.0869156716667</text:p>
          </table:table-cell>
          <table:table-cell office:value-type="float" office:value="0" calcext:value-type="float">
            <text:p>0</text:p>
          </table:table-cell>
          <table:table-cell office:value-type="float" office:value="328078.56874311" calcext:value-type="float">
            <text:p>328078.56874311</text:p>
          </table:table-cell>
          <table:table-cell office:value-type="float" office:value="4689329.06067103" calcext:value-type="float">
            <text:p>4689329.060671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GNGGA,172922.00,4220.2339496,N,07105.2149403,W,5,07,2.4,4.491,M,-28.727,M,2.0,0061*6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62" calcext:value-type="float">
            <text:p>1707604162</text:p>
          </table:table-cell>
        </table:table-row>
        <table:table-row table:style-name="ro2">
          <table:table-cell office:value-type="float" office:value="1707595019.0773" calcext:value-type="float">
            <text:p>1707595019.0773</text:p>
          </table:table-cell>
          <table:table-cell office:value-type="float" office:value="42.3372326266667" calcext:value-type="float">
            <text:p>42.3372326266667</text:p>
          </table:table-cell>
          <table:table-cell office:value-type="float" office:value="-71.086915775" calcext:value-type="float">
            <text:p>-71.086915775</text:p>
          </table:table-cell>
          <table:table-cell office:value-type="float" office:value="0" calcext:value-type="float">
            <text:p>0</text:p>
          </table:table-cell>
          <table:table-cell office:value-type="float" office:value="328078.560593449" calcext:value-type="float">
            <text:p>328078.560593449</text:p>
          </table:table-cell>
          <table:table-cell office:value-type="float" office:value="4689329.07568561" calcext:value-type="float">
            <text:p>4689329.075685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923.00,4220.2339576,N,07105.2149465,W,1,06,1.5,4.480,M,-28.727,M,1.0,*6D</text:p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707604163" calcext:value-type="float">
            <text:p>1707604163</text:p>
          </table:table-cell>
        </table:table-row>
        <table:table-row table:style-name="ro2">
          <table:table-cell office:value-type="float" office:value="1707595020.08666" calcext:value-type="float">
            <text:p>1707595020.08666</text:p>
          </table:table-cell>
          <table:table-cell office:value-type="float" office:value="42.3372327533333" calcext:value-type="float">
            <text:p>42.3372327533333</text:p>
          </table:table-cell>
          <table:table-cell office:value-type="float" office:value="-72.7535827" calcext:value-type="float">
            <text:p>-72.7535827</text:p>
          </table:table-cell>
          <table:table-cell office:value-type="float" office:value="0" calcext:value-type="float">
            <text:p>0</text:p>
          </table:table-cell>
          <table:table-cell office:value-type="float" office:value="685061.888565215" calcext:value-type="float">
            <text:p>685061.888565215</text:p>
          </table:table-cell>
          <table:table-cell office:value-type="float" office:value="4689663.91746937" calcext:value-type="float">
            <text:p>4689663.9174693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924.00,4220.2339652,N,07105.2149620,W,5,07,1.5,4.468,M,-28.727,M,2.0,0061*6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64" calcext:value-type="float">
            <text:p>1707604164</text:p>
          </table:table-cell>
        </table:table-row>
        <table:table-row table:style-name="ro2">
          <table:table-cell office:value-type="float" office:value="1707595021.09117" calcext:value-type="float">
            <text:p>1707595021.09117</text:p>
          </table:table-cell>
          <table:table-cell office:value-type="float" office:value="45.6705664166667" calcext:value-type="float">
            <text:p>45.6705664166667</text:p>
          </table:table-cell>
          <table:table-cell office:value-type="float" office:value="-71.08691518" calcext:value-type="float">
            <text:p>-71.08691518</text:p>
          </table:table-cell>
          <table:table-cell office:value-type="float" office:value="0" calcext:value-type="float">
            <text:p>0</text:p>
          </table:table-cell>
          <table:table-cell office:value-type="float" office:value="337449.801023501" calcext:value-type="float">
            <text:p>337449.801023501</text:p>
          </table:table-cell>
          <table:table-cell office:value-type="float" office:value="5059564.30928338" calcext:value-type="float">
            <text:p>5059564.309283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925.00,4220.2339850,N,07105.2149108,W,5,09,1.3,4.433,M,-28.727,M,1.0,0061*6E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65" calcext:value-type="float">
            <text:p>1707604165</text:p>
          </table:table-cell>
        </table:table-row>
        <table:table-row table:style-name="ro2">
          <table:table-cell office:value-type="float" office:value="1707595022.1436" calcext:value-type="float">
            <text:p>1707595022.1436</text:p>
          </table:table-cell>
          <table:table-cell office:value-type="float" office:value="42.3372335433333" calcext:value-type="float">
            <text:p>42.3372335433333</text:p>
          </table:table-cell>
          <table:table-cell office:value-type="float" office:value="-71.0869153733333" calcext:value-type="float">
            <text:p>-71.0869153733333</text:p>
          </table:table-cell>
          <table:table-cell office:value-type="float" office:value="0" calcext:value-type="float">
            <text:p>0</text:p>
          </table:table-cell>
          <table:table-cell office:value-type="float" office:value="328078.59618248" calcext:value-type="float">
            <text:p>328078.59618248</text:p>
          </table:table-cell>
          <table:table-cell office:value-type="float" office:value="4689329.17666233" calcext:value-type="float">
            <text:p>4689329.176662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$GNGGA,172926.00,4220.2340126,N,07105.2149224,W,4,07,1.5,4.367,M,-28.727,M,1.0,0061*69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4166" calcext:value-type="float">
            <text:p>1707604166</text:p>
          </table:table-cell>
        </table:table-row>
        <table:table-row table:style-name="ro2">
          <table:table-cell office:value-type="float" office:value="1707595023.1492" calcext:value-type="float">
            <text:p>1707595023.1492</text:p>
          </table:table-cell>
          <table:table-cell office:value-type="float" office:value="42.3372331816667" calcext:value-type="float">
            <text:p>42.3372331816667</text:p>
          </table:table-cell>
          <table:table-cell office:value-type="float" office:value="-71.0869156466667" calcext:value-type="float">
            <text:p>-71.0869156466667</text:p>
          </table:table-cell>
          <table:table-cell office:value-type="float" office:value="0" calcext:value-type="float">
            <text:p>0</text:p>
          </table:table-cell>
          <table:table-cell office:value-type="float" office:value="328078.572678553" calcext:value-type="float">
            <text:p>328078.572678553</text:p>
          </table:table-cell>
          <table:table-cell office:value-type="float" office:value="4689329.13705465" calcext:value-type="float">
            <text:p>4689329.137054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927.00,4220.2339909,N,07105.2149388,W,5,09,1.1,4.415,M,-28.727,M,2.0,0061*6E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67" calcext:value-type="float">
            <text:p>1707604167</text:p>
          </table:table-cell>
        </table:table-row>
        <table:table-row table:style-name="ro2">
          <table:table-cell office:value-type="float" office:value="1707595024.15875" calcext:value-type="float">
            <text:p>1707595024.15875</text:p>
          </table:table-cell>
          <table:table-cell office:value-type="float" office:value="42.337233215" calcext:value-type="float">
            <text:p>42.337233215</text:p>
          </table:table-cell>
          <table:table-cell office:value-type="float" office:value="-71.0869158716667" calcext:value-type="float">
            <text:p>-71.0869158716667</text:p>
          </table:table-cell>
          <table:table-cell office:value-type="float" office:value="0" calcext:value-type="float">
            <text:p>0</text:p>
          </table:table-cell>
          <table:table-cell office:value-type="float" office:value="328078.554232977" calcext:value-type="float">
            <text:p>328078.554232977</text:p>
          </table:table-cell>
          <table:table-cell office:value-type="float" office:value="4689329.14121098" calcext:value-type="float">
            <text:p>4689329.141210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928.00,4220.2339929,N,07105.2149523,W,5,10,1.1,4.413,M,-28.727,M,1.0,0061*69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68" calcext:value-type="float">
            <text:p>1707604168</text:p>
          </table:table-cell>
        </table:table-row>
        <table:table-row table:style-name="ro2">
          <table:table-cell office:value-type="float" office:value="1707595025.16864" calcext:value-type="float">
            <text:p>1707595025.16864</text:p>
          </table:table-cell>
          <table:table-cell office:value-type="float" office:value="42.3372334616667" calcext:value-type="float">
            <text:p>42.3372334616667</text:p>
          </table:table-cell>
          <table:table-cell office:value-type="float" office:value="-71.0869146916667" calcext:value-type="float">
            <text:p>-71.0869146916667</text:p>
          </table:table-cell>
          <table:table-cell office:value-type="float" office:value="0" calcext:value-type="float">
            <text:p>0</text:p>
          </table:table-cell>
          <table:table-cell office:value-type="float" office:value="328078.652118397" calcext:value-type="float">
            <text:p>328078.652118397</text:p>
          </table:table-cell>
          <table:table-cell office:value-type="float" office:value="4689329.16621563" calcext:value-type="float">
            <text:p>4689329.166215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929.00,4220.2340077,N,07105.2148815,W,5,10,1.1,4.382,M,-28.727,M,2.0,0061*6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69" calcext:value-type="float">
            <text:p>1707604169</text:p>
          </table:table-cell>
        </table:table-row>
        <table:table-row table:style-name="ro2">
          <table:table-cell office:value-type="float" office:value="1707595026.23866" calcext:value-type="float">
            <text:p>1707595026.23866</text:p>
          </table:table-cell>
          <table:table-cell office:value-type="float" office:value="42.3372334916667" calcext:value-type="float">
            <text:p>42.3372334916667</text:p>
          </table:table-cell>
          <table:table-cell office:value-type="float" office:value="-71.0869147483333" calcext:value-type="float">
            <text:p>-71.0869147483333</text:p>
          </table:table-cell>
          <table:table-cell office:value-type="float" office:value="0" calcext:value-type="float">
            <text:p>0</text:p>
          </table:table-cell>
          <table:table-cell office:value-type="float" office:value="328078.647531721" calcext:value-type="float">
            <text:p>328078.647531721</text:p>
          </table:table-cell>
          <table:table-cell office:value-type="float" office:value="4689329.16966147" calcext:value-type="float">
            <text:p>4689329.169661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930.00,4220.2340095,N,07105.2148849,W,5,09,1.3,4.382,M,-28.727,M,1.0,0061*65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70" calcext:value-type="float">
            <text:p>1707604170</text:p>
          </table:table-cell>
        </table:table-row>
        <table:table-row table:style-name="ro2">
          <table:table-cell office:value-type="float" office:value="1707595027.24621" calcext:value-type="float">
            <text:p>1707595027.24621</text:p>
          </table:table-cell>
          <table:table-cell office:value-type="float" office:value="42.3372333816667" calcext:value-type="float">
            <text:p>42.3372333816667</text:p>
          </table:table-cell>
          <table:table-cell office:value-type="float" office:value="-71.086914715" calcext:value-type="float">
            <text:p>-71.086914715</text:p>
          </table:table-cell>
          <table:table-cell office:value-type="float" office:value="0" calcext:value-type="float">
            <text:p>0</text:p>
          </table:table-cell>
          <table:table-cell office:value-type="float" office:value="328078.649978084" calcext:value-type="float">
            <text:p>328078.649978084</text:p>
          </table:table-cell>
          <table:table-cell office:value-type="float" office:value="4689329.15737942" calcext:value-type="float">
            <text:p>4689329.157379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NGGA,172931.00,4220.2340029,N,07105.2148829,W,5,09,1.3,4.394,M,-28.727,M,1.0,0061*62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71" calcext:value-type="float">
            <text:p>1707604171</text:p>
          </table:table-cell>
        </table:table-row>
        <table:table-row table:style-name="ro2">
          <table:table-cell office:value-type="float" office:value="1707595028.25497" calcext:value-type="float">
            <text:p>1707595028.25497</text:p>
          </table:table-cell>
          <table:table-cell office:value-type="float" office:value="42.337233385" calcext:value-type="float">
            <text:p>42.337233385</text:p>
          </table:table-cell>
          <table:table-cell office:value-type="float" office:value="-71.086914135" calcext:value-type="float">
            <text:p>-71.086914135</text:p>
          </table:table-cell>
          <table:table-cell office:value-type="float" office:value="0" calcext:value-type="float">
            <text:p>0</text:p>
          </table:table-cell>
          <table:table-cell office:value-type="float" office:value="328078.697769931" calcext:value-type="float">
            <text:p>328078.697769931</text:p>
          </table:table-cell>
          <table:table-cell office:value-type="float" office:value="4689329.15657688" calcext:value-type="float">
            <text:p>4689329.156576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NGGA,172932.00,4220.2340031,N,07105.2148481,W,5,11,1.0,4.388,M,-28.727,M,2.0,0061*62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72" calcext:value-type="float">
            <text:p>1707604172</text:p>
          </table:table-cell>
        </table:table-row>
        <table:table-row table:style-name="ro2">
          <table:table-cell office:value-type="float" office:value="1707595029.33289" calcext:value-type="float">
            <text:p>1707595029.33289</text:p>
          </table:table-cell>
          <table:table-cell office:value-type="float" office:value="42.3372334916667" calcext:value-type="float">
            <text:p>42.3372334916667</text:p>
          </table:table-cell>
          <table:table-cell office:value-type="float" office:value="-72.7535801833333" calcext:value-type="float">
            <text:p>-72.7535801833333</text:p>
          </table:table-cell>
          <table:table-cell office:value-type="float" office:value="0" calcext:value-type="float">
            <text:p>0</text:p>
          </table:table-cell>
          <table:table-cell office:value-type="float" office:value="685062.093734456" calcext:value-type="float">
            <text:p>685062.093734456</text:p>
          </table:table-cell>
          <table:table-cell office:value-type="float" office:value="4689664.00493417" calcext:value-type="float">
            <text:p>4689664.004934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NGGA,172933.00,4220.2340095,N,07105.2148110,W,5,11,1.0,4.369,M,-28.727,M,1.0,0061*6C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73" calcext:value-type="float">
            <text:p>1707604173</text:p>
          </table:table-cell>
        </table:table-row>
        <table:table-row table:style-name="ro2">
          <table:table-cell office:value-type="float" office:value="1707595030.42118" calcext:value-type="float">
            <text:p>1707595030.42118</text:p>
          </table:table-cell>
          <table:table-cell office:value-type="float" office:value="45.6705668833333" calcext:value-type="float">
            <text:p>45.6705668833333</text:p>
          </table:table-cell>
          <table:table-cell office:value-type="float" office:value="-71.0869130716667" calcext:value-type="float">
            <text:p>-71.0869130716667</text:p>
          </table:table-cell>
          <table:table-cell office:value-type="float" office:value="0" calcext:value-type="float">
            <text:p>0</text:p>
          </table:table-cell>
          <table:table-cell office:value-type="float" office:value="337449.966591801" calcext:value-type="float">
            <text:p>337449.966591801</text:p>
          </table:table-cell>
          <table:table-cell office:value-type="float" office:value="5059564.35684891" calcext:value-type="float">
            <text:p>5059564.356848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GNGGA,172934.00,4220.2340130,N,07105.2147843,W,5,11,1.0,4.357,M,-28.727,M,2.0,0061*6B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74" calcext:value-type="float">
            <text:p>1707604174</text:p>
          </table:table-cell>
        </table:table-row>
        <table:table-row table:style-name="ro2">
          <table:table-cell office:value-type="float" office:value="1707595031.50836" calcext:value-type="float">
            <text:p>1707595031.50836</text:p>
          </table:table-cell>
          <table:table-cell office:value-type="float" office:value="42.3372335866667" calcext:value-type="float">
            <text:p>42.3372335866667</text:p>
          </table:table-cell>
          <table:table-cell office:value-type="float" office:value="-71.08691252" calcext:value-type="float">
            <text:p>-71.08691252</text:p>
          </table:table-cell>
          <table:table-cell office:value-type="float" office:value="0" calcext:value-type="float">
            <text:p>0</text:p>
          </table:table-cell>
          <table:table-cell office:value-type="float" office:value="328078.831369786" calcext:value-type="float">
            <text:p>328078.831369786</text:p>
          </table:table-cell>
          <table:table-cell office:value-type="float" office:value="4689329.17570512" calcext:value-type="float">
            <text:p>4689329.175705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$GNGGA,172935.00,4220.2340152,N,07105.2147512,W,5,08,1.2,4.348,M,-28.727,M,1.0,0061*6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75" calcext:value-type="float">
            <text:p>1707604175</text:p>
          </table:table-cell>
        </table:table-row>
        <table:table-row table:style-name="ro2">
          <table:table-cell office:value-type="float" office:value="1707595032.51548" calcext:value-type="float">
            <text:p>1707595032.51548</text:p>
          </table:table-cell>
          <table:table-cell office:value-type="float" office:value="42.3372335816667" calcext:value-type="float">
            <text:p>42.3372335816667</text:p>
          </table:table-cell>
          <table:table-cell office:value-type="float" office:value="-72.7535788" calcext:value-type="float">
            <text:p>-72.7535788</text:p>
          </table:table-cell>
          <table:table-cell office:value-type="float" office:value="0" calcext:value-type="float">
            <text:p>0</text:p>
          </table:table-cell>
          <table:table-cell office:value-type="float" office:value="685062.207436183" calcext:value-type="float">
            <text:p>685062.207436183</text:p>
          </table:table-cell>
          <table:table-cell office:value-type="float" office:value="4689664.017939" calcext:value-type="float">
            <text:p>4689664.0179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936.00,4220.2340149,N,07105.2147280,W,5,10,1.1,4.346,M,-28.727,M,1.0,0061*6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76" calcext:value-type="float">
            <text:p>1707604176</text:p>
          </table:table-cell>
        </table:table-row>
        <table:table-row table:style-name="ro2">
          <table:table-cell office:value-type="float" office:value="1707595033.59943" calcext:value-type="float">
            <text:p>1707595033.59943</text:p>
          </table:table-cell>
          <table:table-cell office:value-type="float" office:value="42.3372335383333" calcext:value-type="float">
            <text:p>42.3372335383333</text:p>
          </table:table-cell>
          <table:table-cell office:value-type="float" office:value="-71.0869117733333" calcext:value-type="float">
            <text:p>-71.0869117733333</text:p>
          </table:table-cell>
          <table:table-cell office:value-type="float" office:value="0" calcext:value-type="float">
            <text:p>0</text:p>
          </table:table-cell>
          <table:table-cell office:value-type="float" office:value="328078.892751508" calcext:value-type="float">
            <text:p>328078.892751508</text:p>
          </table:table-cell>
          <table:table-cell office:value-type="float" office:value="4689329.16882842" calcext:value-type="float">
            <text:p>4689329.168828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937.00,4220.2340123,N,07105.2147064,W,5,10,1.1,4.343,M,-28.727,M,2.0,0061*62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77" calcext:value-type="float">
            <text:p>1707604177</text:p>
          </table:table-cell>
        </table:table-row>
        <table:table-row table:style-name="ro2">
          <table:table-cell office:value-type="float" office:value="1707595034.68959" calcext:value-type="float">
            <text:p>1707595034.68959</text:p>
          </table:table-cell>
          <table:table-cell office:value-type="float" office:value="42.337233485" calcext:value-type="float">
            <text:p>42.337233485</text:p>
          </table:table-cell>
          <table:table-cell office:value-type="float" office:value="-71.08691143" calcext:value-type="float">
            <text:p>-71.08691143</text:p>
          </table:table-cell>
          <table:table-cell office:value-type="float" office:value="0" calcext:value-type="float">
            <text:p>0</text:p>
          </table:table-cell>
          <table:table-cell office:value-type="float" office:value="328078.920891364" calcext:value-type="float">
            <text:p>328078.920891364</text:p>
          </table:table-cell>
          <table:table-cell office:value-type="float" office:value="4689329.16221198" calcext:value-type="float">
            <text:p>4689329.162211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$GNGGA,172938.00,4220.2340091,N,07105.2146858,W,5,10,1.1,4.343,M,-28.727,M,1.0,0061*6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78" calcext:value-type="float">
            <text:p>1707604178</text:p>
          </table:table-cell>
        </table:table-row>
        <table:table-row table:style-name="ro2">
          <table:table-cell office:value-type="float" office:value="1707595035.77734" calcext:value-type="float">
            <text:p>1707595035.77734</text:p>
          </table:table-cell>
          <table:table-cell office:value-type="float" office:value="42.3372334616667" calcext:value-type="float">
            <text:p>42.3372334616667</text:p>
          </table:table-cell>
          <table:table-cell office:value-type="float" office:value="-71.08691117" calcext:value-type="float">
            <text:p>-71.08691117</text:p>
          </table:table-cell>
          <table:table-cell office:value-type="float" office:value="0" calcext:value-type="float">
            <text:p>0</text:p>
          </table:table-cell>
          <table:table-cell office:value-type="float" office:value="328078.942247636" calcext:value-type="float">
            <text:p>328078.942247636</text:p>
          </table:table-cell>
          <table:table-cell office:value-type="float" office:value="4689329.15909531" calcext:value-type="float">
            <text:p>4689329.159095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$GNGGA,172939.00,4220.2340077,N,07105.2146702,W,5,09,1.2,4.334,M,-28.727,M,2.0,0061*6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79" calcext:value-type="float">
            <text:p>1707604179</text:p>
          </table:table-cell>
        </table:table-row>
        <table:table-row table:style-name="ro2">
          <table:table-cell office:value-type="float" office:value="1707595036.78486" calcext:value-type="float">
            <text:p>1707595036.78486</text:p>
          </table:table-cell>
          <table:table-cell office:value-type="float" office:value="42.3372334683333" calcext:value-type="float">
            <text:p>42.3372334683333</text:p>
          </table:table-cell>
          <table:table-cell office:value-type="float" office:value="-71.086911005" calcext:value-type="float">
            <text:p>-71.086911005</text:p>
          </table:table-cell>
          <table:table-cell office:value-type="float" office:value="0" calcext:value-type="float">
            <text:p>0</text:p>
          </table:table-cell>
          <table:table-cell office:value-type="float" office:value="328078.955859173" calcext:value-type="float">
            <text:p>328078.955859173</text:p>
          </table:table-cell>
          <table:table-cell office:value-type="float" office:value="4689329.15950199" calcext:value-type="float">
            <text:p>4689329.159501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$GNGGA,172940.00,4220.2340081,N,07105.2146603,W,5,08,1.4,4.326,M,-28.727,M,1.0,0061*6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80" calcext:value-type="float">
            <text:p>1707604180</text:p>
          </table:table-cell>
        </table:table-row>
        <table:table-row table:style-name="ro2">
          <table:table-cell office:value-type="float" office:value="1707595037.79348" calcext:value-type="float">
            <text:p>1707595037.79348</text:p>
          </table:table-cell>
          <table:table-cell office:value-type="float" office:value="42.3372334516667" calcext:value-type="float">
            <text:p>42.3372334516667</text:p>
          </table:table-cell>
          <table:table-cell office:value-type="float" office:value="-71.0869108133333" calcext:value-type="float">
            <text:p>-71.0869108133333</text:p>
          </table:table-cell>
          <table:table-cell office:value-type="float" office:value="0" calcext:value-type="float">
            <text:p>0</text:p>
          </table:table-cell>
          <table:table-cell office:value-type="float" office:value="328078.971604034" calcext:value-type="float">
            <text:p>328078.971604034</text:p>
          </table:table-cell>
          <table:table-cell office:value-type="float" office:value="4689329.15726376" calcext:value-type="float">
            <text:p>4689329.157263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$GNGGA,172941.00,4220.2340071,N,07105.2146488,W,5,08,1.4,4.325,M,-28.727,M,1.0,0061*6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81" calcext:value-type="float">
            <text:p>1707604181</text:p>
          </table:table-cell>
        </table:table-row>
        <table:table-row table:style-name="ro2">
          <table:table-cell office:value-type="float" office:value="1707595038.802" calcext:value-type="float">
            <text:p>1707595038.802</text:p>
          </table:table-cell>
          <table:table-cell office:value-type="float" office:value="42.3372334966667" calcext:value-type="float">
            <text:p>42.3372334966667</text:p>
          </table:table-cell>
          <table:table-cell office:value-type="float" office:value="-71.0869107266667" calcext:value-type="float">
            <text:p>-71.0869107266667</text:p>
          </table:table-cell>
          <table:table-cell office:value-type="float" office:value="0" calcext:value-type="float">
            <text:p>0</text:p>
          </table:table-cell>
          <table:table-cell office:value-type="float" office:value="328078.978866619" calcext:value-type="float">
            <text:p>328078.978866619</text:p>
          </table:table-cell>
          <table:table-cell office:value-type="float" office:value="4689329.16208544" calcext:value-type="float">
            <text:p>4689329.162085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$GNGGA,172942.00,4220.2340098,N,07105.2146436,W,5,07,1.4,4.322,M,-28.727,M,2.0,0061*67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82" calcext:value-type="float">
            <text:p>1707604182</text:p>
          </table:table-cell>
        </table:table-row>
        <table:table-row table:style-name="ro2">
          <table:table-cell office:value-type="float" office:value="1707595039.81056" calcext:value-type="float">
            <text:p>1707595039.81056</text:p>
          </table:table-cell>
          <table:table-cell office:value-type="float" office:value="42.3372335133333" calcext:value-type="float">
            <text:p>42.3372335133333</text:p>
          </table:table-cell>
          <table:table-cell office:value-type="float" office:value="-71.08691078" calcext:value-type="float">
            <text:p>-71.08691078</text:p>
          </table:table-cell>
          <table:table-cell office:value-type="float" office:value="0" calcext:value-type="float">
            <text:p>0</text:p>
          </table:table-cell>
          <table:table-cell office:value-type="float" office:value="328078.974518222" calcext:value-type="float">
            <text:p>328078.974518222</text:p>
          </table:table-cell>
          <table:table-cell office:value-type="float" office:value="4689329.16404397" calcext:value-type="float">
            <text:p>4689329.164043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$GNGGA,172943.00,4220.2340108,N,07105.2146468,W,5,07,1.4,4.313,M,-28.727,M,1.0,0061*6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83" calcext:value-type="float">
            <text:p>1707604183</text:p>
          </table:table-cell>
        </table:table-row>
        <table:table-row table:style-name="ro2">
          <table:table-cell office:value-type="float" office:value="1707595040.81905" calcext:value-type="float">
            <text:p>1707595040.81905</text:p>
          </table:table-cell>
          <table:table-cell office:value-type="float" office:value="42.3372335083333" calcext:value-type="float">
            <text:p>42.3372335083333</text:p>
          </table:table-cell>
          <table:table-cell office:value-type="float" office:value="-72.75357755" calcext:value-type="float">
            <text:p>-72.75357755</text:p>
          </table:table-cell>
          <table:table-cell office:value-type="float" office:value="0" calcext:value-type="float">
            <text:p>0</text:p>
          </table:table-cell>
          <table:table-cell office:value-type="float" office:value="685062.310632432" calcext:value-type="float">
            <text:p>685062.310632432</text:p>
          </table:table-cell>
          <table:table-cell office:value-type="float" office:value="4689664.01251653" calcext:value-type="float">
            <text:p>4689664.012516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$GNGGA,172944.00,4220.2340105,N,07105.2146530,W,5,07,1.4,4.312,M,-28.727,M,2.0,0061*60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84" calcext:value-type="float">
            <text:p>1707604184</text:p>
          </table:table-cell>
        </table:table-row>
        <table:table-row table:style-name="ro2">
          <table:table-cell office:value-type="float" office:value="1707595041.82686" calcext:value-type="float">
            <text:p>1707595041.82686</text:p>
          </table:table-cell>
          <table:table-cell office:value-type="float" office:value="42.3372334316667" calcext:value-type="float">
            <text:p>42.3372334316667</text:p>
          </table:table-cell>
          <table:table-cell office:value-type="float" office:value="-71.08691097" calcext:value-type="float">
            <text:p>-71.08691097</text:p>
          </table:table-cell>
          <table:table-cell office:value-type="float" office:value="0" calcext:value-type="float">
            <text:p>0</text:p>
          </table:table-cell>
          <table:table-cell office:value-type="float" office:value="328078.958642692" calcext:value-type="float">
            <text:p>328078.958642692</text:p>
          </table:table-cell>
          <table:table-cell office:value-type="float" office:value="4689329.15535967" calcext:value-type="float">
            <text:p>4689329.155359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$GNGGA,172945.00,4220.2340059,N,07105.2146582,W,5,07,1.4,4.315,M,-28.727,M,1.0,0061*64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85" calcext:value-type="float">
            <text:p>1707604185</text:p>
          </table:table-cell>
        </table:table-row>
        <table:table-row table:style-name="ro2">
          <table:table-cell office:value-type="float" office:value="1707595042.83503" calcext:value-type="float">
            <text:p>1707595042.83503</text:p>
          </table:table-cell>
          <table:table-cell office:value-type="float" office:value="42.3372333383333" calcext:value-type="float">
            <text:p>42.3372333383333</text:p>
          </table:table-cell>
          <table:table-cell office:value-type="float" office:value="-71.0869111116667" calcext:value-type="float">
            <text:p>-71.0869111116667</text:p>
          </table:table-cell>
          <table:table-cell office:value-type="float" office:value="0" calcext:value-type="float">
            <text:p>0</text:p>
          </table:table-cell>
          <table:table-cell office:value-type="float" office:value="328078.946717264" calcext:value-type="float">
            <text:p>328078.946717264</text:p>
          </table:table-cell>
          <table:table-cell office:value-type="float" office:value="4689329.14528214" calcext:value-type="float">
            <text:p>4689329.145282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$GNGGA,172946.00,4220.2340003,N,07105.2146667,W,5,07,1.4,4.318,M,-28.727,M,1.0,0061*6D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86" calcext:value-type="float">
            <text:p>1707604186</text:p>
          </table:table-cell>
        </table:table-row>
        <table:table-row table:style-name="ro2">
          <table:table-cell office:value-type="float" office:value="1707595043.84354" calcext:value-type="float">
            <text:p>1707595043.84354</text:p>
          </table:table-cell>
          <table:table-cell office:value-type="float" office:value="42.33723319" calcext:value-type="float">
            <text:p>42.33723319</text:p>
          </table:table-cell>
          <table:table-cell office:value-type="float" office:value="-71.0869113416667" calcext:value-type="float">
            <text:p>-71.0869113416667</text:p>
          </table:table-cell>
          <table:table-cell office:value-type="float" office:value="0" calcext:value-type="float">
            <text:p>0</text:p>
          </table:table-cell>
          <table:table-cell office:value-type="float" office:value="328078.927364691" calcext:value-type="float">
            <text:p>328078.927364691</text:p>
          </table:table-cell>
          <table:table-cell office:value-type="float" office:value="4689329.12927589" calcext:value-type="float">
            <text:p>4689329.129275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$GNGGA,172947.00,4220.2339914,N,07105.2146805,W,5,08,1.4,4.321,M,-28.727,M,2.0,0061*6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87" calcext:value-type="float">
            <text:p>1707604187</text:p>
          </table:table-cell>
        </table:table-row>
        <table:table-row table:style-name="ro2">
          <table:table-cell office:value-type="float" office:value="1707595044.84869" calcext:value-type="float">
            <text:p>1707595044.84869</text:p>
          </table:table-cell>
          <table:table-cell office:value-type="float" office:value="45.6705660833333" calcext:value-type="float">
            <text:p>45.6705660833333</text:p>
          </table:table-cell>
          <table:table-cell office:value-type="float" office:value="-71.0869125566667" calcext:value-type="float">
            <text:p>-71.0869125566667</text:p>
          </table:table-cell>
          <table:table-cell office:value-type="float" office:value="0" calcext:value-type="float">
            <text:p>0</text:p>
          </table:table-cell>
          <table:table-cell office:value-type="float" office:value="337450.004388082" calcext:value-type="float">
            <text:p>337450.004388082</text:p>
          </table:table-cell>
          <table:table-cell office:value-type="float" office:value="5059564.26692427" calcext:value-type="float">
            <text:p>5059564.266924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$GNGGA,172948.00,4220.2339650,N,07105.2147534,W,4,09,1.2,4.311,M,-28.727,M,1.0,0061*69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4188" calcext:value-type="float">
            <text:p>1707604188</text:p>
          </table:table-cell>
        </table:table-row>
        <table:table-row table:style-name="ro2">
          <table:table-cell office:value-type="float" office:value="1707595045.85746" calcext:value-type="float">
            <text:p>1707595045.85746</text:p>
          </table:table-cell>
          <table:table-cell office:value-type="float" office:value="45.6705660833333" calcext:value-type="float">
            <text:p>45.6705660833333</text:p>
          </table:table-cell>
          <table:table-cell office:value-type="float" office:value="-71.0869125566667" calcext:value-type="float">
            <text:p>-71.0869125566667</text:p>
          </table:table-cell>
          <table:table-cell office:value-type="float" office:value="0" calcext:value-type="float">
            <text:p>0</text:p>
          </table:table-cell>
          <table:table-cell office:value-type="float" office:value="337450.004388082" calcext:value-type="float">
            <text:p>337450.004388082</text:p>
          </table:table-cell>
          <table:table-cell office:value-type="float" office:value="5059564.26692427" calcext:value-type="float">
            <text:p>5059564.266924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$GNGGA,172949.00,4220.2339650,N,07105.2147534,W,4,09,1.2,4.311,M,-28.727,M,2.0,0061*6B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4189" calcext:value-type="float">
            <text:p>1707604189</text:p>
          </table:table-cell>
        </table:table-row>
        <table:table-row table:style-name="ro2">
          <table:table-cell office:value-type="float" office:value="1707595046.8661" calcext:value-type="float">
            <text:p>1707595046.8661</text:p>
          </table:table-cell>
          <table:table-cell office:value-type="float" office:value="45.6705660833333" calcext:value-type="float">
            <text:p>45.6705660833333</text:p>
          </table:table-cell>
          <table:table-cell office:value-type="float" office:value="-71.0869125566667" calcext:value-type="float">
            <text:p>-71.0869125566667</text:p>
          </table:table-cell>
          <table:table-cell office:value-type="float" office:value="0" calcext:value-type="float">
            <text:p>0</text:p>
          </table:table-cell>
          <table:table-cell office:value-type="float" office:value="337450.004388082" calcext:value-type="float">
            <text:p>337450.004388082</text:p>
          </table:table-cell>
          <table:table-cell office:value-type="float" office:value="5059564.26692427" calcext:value-type="float">
            <text:p>5059564.266924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$GNGGA,172950.00,4220.2339650,N,07105.2147534,W,4,09,1.2,4.310,M,-28.727,M,1.0,0061*61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4190" calcext:value-type="float">
            <text:p>1707604190</text:p>
          </table:table-cell>
        </table:table-row>
        <table:table-row table:style-name="ro2">
          <table:table-cell office:value-type="float" office:value="1707595047.87574" calcext:value-type="float">
            <text:p>1707595047.87574</text:p>
          </table:table-cell>
          <table:table-cell office:value-type="float" office:value="45.6705660833333" calcext:value-type="float">
            <text:p>45.6705660833333</text:p>
          </table:table-cell>
          <table:table-cell office:value-type="float" office:value="-71.0869125583333" calcext:value-type="float">
            <text:p>-71.0869125583333</text:p>
          </table:table-cell>
          <table:table-cell office:value-type="float" office:value="0" calcext:value-type="float">
            <text:p>0</text:p>
          </table:table-cell>
          <table:table-cell office:value-type="float" office:value="337450.004258264" calcext:value-type="float">
            <text:p>337450.004258264</text:p>
          </table:table-cell>
          <table:table-cell office:value-type="float" office:value="5059564.26692765" calcext:value-type="float">
            <text:p>5059564.266927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$GNGGA,172951.00,4220.2339650,N,07105.2147535,W,4,08,1.4,4.310,M,-28.727,M,1.0,0061*66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4191" calcext:value-type="float">
            <text:p>1707604191</text:p>
          </table:table-cell>
        </table:table-row>
        <table:table-row table:style-name="ro2">
          <table:table-cell office:value-type="float" office:value="1707595048.88422" calcext:value-type="float">
            <text:p>1707595048.88422</text:p>
          </table:table-cell>
          <table:table-cell office:value-type="float" office:value="42.3372327483333" calcext:value-type="float">
            <text:p>42.3372327483333</text:p>
          </table:table-cell>
          <table:table-cell office:value-type="float" office:value="-71.08691256" calcext:value-type="float">
            <text:p>-71.08691256</text:p>
          </table:table-cell>
          <table:table-cell office:value-type="float" office:value="0" calcext:value-type="float">
            <text:p>0</text:p>
          </table:table-cell>
          <table:table-cell office:value-type="float" office:value="328078.825789806" calcext:value-type="float">
            <text:p>328078.825789806</text:p>
          </table:table-cell>
          <table:table-cell office:value-type="float" office:value="4689329.08269548" calcext:value-type="float">
            <text:p>4689329.082695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$GNGGA,172952.00,4220.2339649,N,07105.2147536,W,4,08,1.4,4.310,M,-28.727,M,2.0,0061*6D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4192" calcext:value-type="float">
            <text:p>1707604192</text:p>
          </table:table-cell>
        </table:table-row>
        <table:table-row table:style-name="ro2">
          <table:table-cell office:value-type="float" office:value="1707595049.89236" calcext:value-type="float">
            <text:p>1707595049.89236</text:p>
          </table:table-cell>
          <table:table-cell office:value-type="float" office:value="42.3372327483333" calcext:value-type="float">
            <text:p>42.3372327483333</text:p>
          </table:table-cell>
          <table:table-cell office:value-type="float" office:value="-71.08691256" calcext:value-type="float">
            <text:p>-71.08691256</text:p>
          </table:table-cell>
          <table:table-cell office:value-type="float" office:value="0" calcext:value-type="float">
            <text:p>0</text:p>
          </table:table-cell>
          <table:table-cell office:value-type="float" office:value="328078.825789806" calcext:value-type="float">
            <text:p>328078.825789806</text:p>
          </table:table-cell>
          <table:table-cell office:value-type="float" office:value="4689329.08269548" calcext:value-type="float">
            <text:p>4689329.082695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$GNGGA,172953.00,4220.2339649,N,07105.2147536,W,4,08,1.4,4.310,M,-28.727,M,1.0,0061*6F</text:p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1707604193" calcext:value-type="float">
            <text:p>1707604193</text:p>
          </table:table-cell>
        </table:table-row>
        <table:table-row table:style-name="ro2">
          <table:table-cell office:value-type="float" office:value="1707595050.90154" calcext:value-type="float">
            <text:p>1707595050.90154</text:p>
          </table:table-cell>
          <table:table-cell office:value-type="float" office:value="42.3372321933333" calcext:value-type="float">
            <text:p>42.3372321933333</text:p>
          </table:table-cell>
          <table:table-cell office:value-type="float" office:value="-71.0869137183333" calcext:value-type="float">
            <text:p>-71.0869137183333</text:p>
          </table:table-cell>
          <table:table-cell office:value-type="float" office:value="0" calcext:value-type="float">
            <text:p>0</text:p>
          </table:table-cell>
          <table:table-cell office:value-type="float" office:value="328078.728849108" calcext:value-type="float">
            <text:p>328078.728849108</text:p>
          </table:table-cell>
          <table:table-cell office:value-type="float" office:value="4689329.02340895" calcext:value-type="float">
            <text:p>4689329.023408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$GNGGA,172954.00,4220.2339316,N,07105.2148231,W,5,08,1.4,4.340,M,-28.727,M,2.0,0061*6F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94" calcext:value-type="float">
            <text:p>1707604194</text:p>
          </table:table-cell>
        </table:table-row>
        <table:table-row table:style-name="ro2">
          <table:table-cell office:value-type="float" office:value="1707595051.91018" calcext:value-type="float">
            <text:p>1707595051.91018</text:p>
          </table:table-cell>
          <table:table-cell office:value-type="float" office:value="42.33723212" calcext:value-type="float">
            <text:p>42.33723212</text:p>
          </table:table-cell>
          <table:table-cell office:value-type="float" office:value="-71.0869141433333" calcext:value-type="float">
            <text:p>-71.0869141433333</text:p>
          </table:table-cell>
          <table:table-cell office:value-type="float" office:value="0" calcext:value-type="float">
            <text:p>0</text:p>
          </table:table-cell>
          <table:table-cell office:value-type="float" office:value="328078.69363603" calcext:value-type="float">
            <text:p>328078.69363603</text:p>
          </table:table-cell>
          <table:table-cell office:value-type="float" office:value="4689329.01612514" calcext:value-type="float">
            <text:p>4689329.016125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$GNGGA,172955.00,4220.2339272,N,07105.2148486,W,5,08,1.4,4.339,M,-28.727,M,1.0,0061*6A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95" calcext:value-type="float">
            <text:p>1707604195</text:p>
          </table:table-cell>
        </table:table-row>
        <table:table-row table:style-name="ro2">
          <table:table-cell office:value-type="float" office:value="1707595052.91899" calcext:value-type="float">
            <text:p>1707595052.91899</text:p>
          </table:table-cell>
          <table:table-cell office:value-type="float" office:value="42.337232075" calcext:value-type="float">
            <text:p>42.337232075</text:p>
          </table:table-cell>
          <table:table-cell office:value-type="float" office:value="-71.0869145983333" calcext:value-type="float">
            <text:p>-71.0869145983333</text:p>
          </table:table-cell>
          <table:table-cell office:value-type="float" office:value="0" calcext:value-type="float">
            <text:p>0</text:p>
          </table:table-cell>
          <table:table-cell office:value-type="float" office:value="328078.656028641" calcext:value-type="float">
            <text:p>328078.656028641</text:p>
          </table:table-cell>
          <table:table-cell office:value-type="float" office:value="4689329.01204818" calcext:value-type="float">
            <text:p>4689329.012048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$GNGGA,172956.00,4220.2339245,N,07105.2148759,W,5,08,1.4,4.334,M,-28.727,M,1.0,0061*61</text:p>
            <text:p/>
          </table:table-cell>
          <table:table-cell office:value-type="float" office:value="5" calcext:value-type="float">
            <text:p>5</text:p>
          </table:table-cell>
          <table:table-cell office:value-type="float" office:value="1707604196" calcext:value-type="float">
            <text:p>17076041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10T18:52:20.394474372</dc:date>
    <meta:editing-duration>PT33S</meta:editing-duration>
    <meta:editing-cycles>1</meta:editing-cycles>
    <meta:document-statistic meta:table-count="1" meta:cell-count="2040" meta:object-count="0"/>
    <meta:generator>LibreOffice/6.4.7.2$Linux_X86_64 LibreOffice_project/40$Build-2</meta:generator>
  </office:meta>
</office:document-meta>
</file>